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1.773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0.979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1.8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asterPage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5" style:family="table-cell" style:parent-style-name="Default" style:data-style-name="N4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" style:family="table-cell" style:parent-style-name="Normal">
      <style:table-cell-properties style:text-align-source="fix" style:repeat-content="false" fo:background-color="transparent" fo:border="none"/>
      <style:paragraph-properties fo:text-align="center" fo:margin-left="0cm" style:writing-mode="page"/>
      <style:text-properties fo:color="#000000" style:font-name="Arial" fo:font-size="10pt" fo:font-style="normal" fo:font-weight="normal" style:font-name-asian="Calibri" style:font-size-asian="10pt" style:font-name-complex="Calibri" style:font-size-complex="10pt"/>
    </style:style>
    <style:style style:name="ce22" style:family="table-cell" style:parent-style-name="Normal">
      <style:table-cell-properties style:text-align-source="fix" style:repeat-content="false" fo:background-color="transparent" fo:border="none" style:vertical-align="middle"/>
      <style:paragraph-properties fo:text-align="center" fo:margin-left="0cm" style:writing-mode="page"/>
      <style:text-properties fo:color="#000000" style:font-name="Arial" fo:font-size="10pt" fo:font-style="normal" fo:font-weight="normal" style:font-name-asian="Calibri" style:font-size-asian="10pt" style:font-name-complex="Calibri" style:font-size-complex="10pt"/>
    </style:style>
    <style:style style:name="ce2" style:family="table-cell" style:parent-style-name="Normal">
      <style:table-cell-properties style:text-align-source="fix" style:repeat-content="false" fo:background-color="transparent" fo:border="none" style:vertical-align="middle"/>
      <style:paragraph-properties fo:text-align="center" fo:margin-left="0cm" style:writing-mode="page"/>
      <style:text-properties fo:color="#000000" style:font-name="Arial" fo:font-size="10pt" fo:font-style="normal" fo:font-weight="normal" style:font-name-asian="Calibri" style:font-size-asian="10pt" style:font-name-complex="Calibri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" style:family="table-cell" style:parent-style-name="Normal" style:data-style-name="N1">
      <style:table-cell-properties style:text-align-source="fix" style:repeat-content="false" fo:background-color="transparent" fo:border="none"/>
      <style:paragraph-properties fo:text-align="center" fo:margin-left="0cm" style:writing-mode="page"/>
      <style:text-properties fo:color="#000000" style:font-name="Arial" fo:font-size="10pt" fo:font-style="normal" fo:font-weight="normal" style:font-name-asian="Calibri" style:font-size-asian="10pt" style:font-name-complex="Calibri" style:font-size-complex="10pt"/>
    </style:style>
    <style:style style:name="ce11" style:family="table-cell" style:parent-style-name="Normal" style:data-style-name="N1">
      <style:table-cell-properties style:text-align-source="fix" style:repeat-content="false" fo:background-color="transparent" fo:border="none" style:vertical-align="middle"/>
      <style:paragraph-properties fo:text-align="center" fo:margin-left="0cm" style:writing-mode="page"/>
      <style:text-properties fo:color="#000000" style:font-name="Arial" fo:font-size="10pt" fo:font-style="normal" fo:font-weight="bold" style:font-name-asian="Calibri" style:font-size-asian="10pt" style:font-weight-asian="bold" style:font-name-complex="Calibri" style:font-size-complex="10pt" style:font-weight-complex="bold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3" style:family="table-cell" style:parent-style-name="Normal" style:data-style-name="N108">
      <style:table-cell-properties style:text-align-source="fix" style:repeat-content="false" fo:background-color="transparent" fo:border="non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Normal" style:data-style-name="N108">
      <style:table-cell-properties style:text-align-source="fix" style:repeat-content="false" fo:background-color="transparent" fo:border="none"/>
      <style:paragraph-properties fo:text-align="center" fo:margin-left="0cm" style:writing-mode="page"/>
      <style:text-properties fo:color="#000000" style:font-name="Arial" fo:font-size="10pt" fo:font-style="normal" fo:font-weight="normal" style:font-name-asian="Calibri" style:font-size-asian="10pt" style:font-name-complex="Calibri" style:font-size-complex="10pt"/>
    </style:style>
    <style:style style:name="ce15" style:family="table-cell" style:parent-style-name="Normal">
      <style:table-cell-properties fo:background-color="transparent" fo:border="none"/>
      <style:paragraph-properties style:writing-mode="page"/>
      <style:text-properties fo:color="#000000" style:font-name="Arial" fo:font-size="10pt" fo:font-style="normal" fo:font-weight="normal" style:font-name-asian="Calibri" style:font-size-asian="10pt" style:font-name-complex="Calibri" style:font-size-complex="10pt"/>
    </style:style>
    <style:style style:name="ce16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Normal">
      <style:table-cell-properties style:text-align-source="fix" style:repeat-content="false" fo:background-color="transparent" fo:border="none"/>
      <style:paragraph-properties fo:text-align="center" fo:margin-left="0cm" style:writing-mode="page"/>
      <style:text-properties fo:color="#000000" style:font-name="Arial" fo:font-size="10pt" fo:font-style="normal" fo:font-weight="bold" style:font-name-asian="Calibri" style:font-size-asian="10pt" style:font-weight-asian="bold" style:font-name-complex="Calibri" style:font-size-complex="10pt" style:font-weight-complex="bold"/>
    </style:style>
    <style:style style:name="ce33" style:family="table-cell" style:parent-style-name="Normal" style:data-style-name="N0">
      <style:table-cell-properties style:text-align-source="fix" style:repeat-content="false" fo:background-color="transparent" fo:border="none"/>
      <style:paragraph-properties fo:text-align="center" fo:margin-left="0cm" style:writing-mode="page"/>
      <style:text-properties fo:color="#000000" style:font-name="Arial" fo:font-size="10pt" fo:font-style="normal" fo:font-weight="normal" style:font-name-asian="Calibri" style:font-size-asian="10pt" style:font-name-complex="Calibri" style:font-size-complex="10pt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Calibr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Calibr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3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3" table:number-columns-repeated="8" table:default-cell-style-name="ce6"/>
        <table:table-column table:style-name="co1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1">
            <text:p>NO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LT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MD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HVY</text:p>
          </table:table-cell>
          <table:covered-table-cell table:style-name="ce7"/>
          <table:table-cell table:number-columns-repeated="6"/>
        </table:table-row>
        <table:table-row table:style-name="ro1">
          <table:table-cell table:style-name="ce5" table:formula="of:=([.B3]+[.C3])/2" office:value-type="float" office:value="148" calcext:value-type="float">
            <text:p>148,00</text:p>
          </table:table-cell>
          <table:table-cell table:formula="of:=[.C4]+1"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table:style-name="ce9" table:formula="of:=IF([.$A3]&gt;=[.D$28];COM.MICROSOFT.CEILING.MATH(([.$A3]-[.D$28])/[.D$27];1;0);0)" office:value-type="float" office:value="34" calcext:value-type="float">
            <text:p>34</text:p>
          </table:table-cell>
          <table:table-cell table:style-name="ce9" table:formula="of:=VLOOKUP([.$A3];[.D$29:.E$35];2)" office:value-type="string" office:string-value="E" calcext:value-type="string">
            <text:p>E</text:p>
          </table:table-cell>
          <table:table-cell table:style-name="ce9" table:formula="of:=IF([.$A3]&gt;=[.F$28];COM.MICROSOFT.CEILING.MATH(([.$A3]-[.F$28])/[.F$27];1;0);0)" office:value-type="float" office:value="25" calcext:value-type="float">
            <text:p>25</text:p>
          </table:table-cell>
          <table:table-cell table:style-name="ce9" table:formula="of:=VLOOKUP([.$A3];[.F$29:.G$35];2)" office:value-type="string" office:string-value="E" calcext:value-type="string">
            <text:p>E</text:p>
          </table:table-cell>
          <table:table-cell table:style-name="ce9" table:formula="of:=IF([.$A3]&gt;=[.H$28];COM.MICROSOFT.CEILING.MATH(([.$A3]-[.H$28])/[.H$27];1;0);0)" office:value-type="float" office:value="20" calcext:value-type="float">
            <text:p>20</text:p>
          </table:table-cell>
          <table:table-cell table:style-name="ce9" table:formula="of:=VLOOKUP([.$A3];[.H$29:.I$35];2)" office:value-type="string" office:string-value="E" calcext:value-type="string">
            <text:p>E</text:p>
          </table:table-cell>
          <table:table-cell table:style-name="ce9" table:formula="of:=IF([.$A3]&gt;=[.J$28];COM.MICROSOFT.CEILING.MATH(([.$A3]-[.J$28])/[.J$27];1;0);0)" office:value-type="float" office:value="10" calcext:value-type="float">
            <text:p>10</text:p>
          </table:table-cell>
          <table:table-cell table:style-name="ce9" table:formula="of:=VLOOKUP([.$A3];[.J$29:.K$35];2)" office:value-type="string" office:string-value="E" calcext:value-type="string">
            <text:p>E</text:p>
          </table:table-cell>
          <table:table-cell/>
          <table:table-cell table:style-name="ce18" table:formula="of:=COM.MICROSOFT.TEXTJOIN(&quot;-&quot;;0;[.B3];[.C3])" office:value-type="string" office:string-value="146-150" calcext:value-type="string">
            <text:p>146-150</text:p>
          </table:table-cell>
          <table:table-cell table:style-name="ce18" table:formula="of:=COM.MICROSOFT.TEXTJOIN(&quot;&quot;;0;[.D3];[.E3])" office:value-type="string" office:string-value="34E" calcext:value-type="string">
            <text:p>34E</text:p>
          </table:table-cell>
          <table:table-cell table:style-name="ce18" table:formula="of:=COM.MICROSOFT.TEXTJOIN(&quot;&quot;;0;[.F3];[.G3])" office:value-type="string" office:string-value="25E" calcext:value-type="string">
            <text:p>25E</text:p>
          </table:table-cell>
          <table:table-cell table:style-name="ce18" table:formula="of:=COM.MICROSOFT.TEXTJOIN(&quot;&quot;;0;[.H3];[.I3])" office:value-type="string" office:string-value="20E" calcext:value-type="string">
            <text:p>20E</text:p>
          </table:table-cell>
          <table:table-cell table:style-name="ce18" table:formula="of:=COM.MICROSOFT.TEXTJOIN(&quot;&quot;;0;[.J3];[.K3])" office:value-type="string" office:string-value="10E" calcext:value-type="string">
            <text:p>10E</text:p>
          </table:table-cell>
        </table:table-row>
        <table:table-row table:style-name="ro1">
          <table:table-cell table:style-name="ce5" table:formula="of:=([.B4]+[.C4])/2" office:value-type="float" office:value="143.5" calcext:value-type="float">
            <text:p>143,50</text:p>
          </table:table-cell>
          <table:table-cell table:formula="of:=[.C5]+1"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table:style-name="ce9" table:formula="of:=IF([.$A4]&gt;=[.D$28];COM.MICROSOFT.CEILING.MATH(([.$A4]-[.D$28])/[.D$27];1;0);0)" office:value-type="float" office:value="32" calcext:value-type="float">
            <text:p>32</text:p>
          </table:table-cell>
          <table:table-cell table:style-name="ce9" table:formula="of:=VLOOKUP([.$A4];[.D$29:.E$35];2)" office:value-type="string" office:string-value="E" calcext:value-type="string">
            <text:p>E</text:p>
          </table:table-cell>
          <table:table-cell table:style-name="ce9" table:formula="of:=IF([.$A4]&gt;=[.F$28];COM.MICROSOFT.CEILING.MATH(([.$A4]-[.F$28])/[.F$27];1;0);0)" office:value-type="float" office:value="23" calcext:value-type="float">
            <text:p>23</text:p>
          </table:table-cell>
          <table:table-cell table:style-name="ce9" table:formula="of:=VLOOKUP([.$A4];[.F$29:.G$35];2)" office:value-type="string" office:string-value="E" calcext:value-type="string">
            <text:p>E</text:p>
          </table:table-cell>
          <table:table-cell table:style-name="ce9" table:formula="of:=IF([.$A4]&gt;=[.H$28];COM.MICROSOFT.CEILING.MATH(([.$A4]-[.H$28])/[.H$27];1;0);0)" office:value-type="float" office:value="19" calcext:value-type="float">
            <text:p>19</text:p>
          </table:table-cell>
          <table:table-cell table:style-name="ce9" table:formula="of:=VLOOKUP([.$A4];[.H$29:.I$35];2)" office:value-type="string" office:string-value="D" calcext:value-type="string">
            <text:p>D</text:p>
          </table:table-cell>
          <table:table-cell table:style-name="ce9" table:formula="of:=IF([.$A4]&gt;=[.J$28];COM.MICROSOFT.CEILING.MATH(([.$A4]-[.J$28])/[.J$27];1;0);0)" office:value-type="float" office:value="10" calcext:value-type="float">
            <text:p>10</text:p>
          </table:table-cell>
          <table:table-cell table:style-name="ce9" table:formula="of:=VLOOKUP([.$A4];[.J$29:.K$35];2)" office:value-type="string" office:string-value="D" calcext:value-type="string">
            <text:p>D</text:p>
          </table:table-cell>
          <table:table-cell/>
          <table:table-cell table:style-name="ce19" table:formula="of:=COM.MICROSOFT.TEXTJOIN(&quot;-&quot;;0;[.B4];[.C4])" office:value-type="string" office:string-value="142-145" calcext:value-type="string">
            <text:p>142-145</text:p>
          </table:table-cell>
          <table:table-cell table:style-name="ce19" table:formula="of:=COM.MICROSOFT.TEXTJOIN(&quot;&quot;;0;[.D4];[.E4])" office:value-type="string" office:string-value="32E" calcext:value-type="string">
            <text:p>32E</text:p>
          </table:table-cell>
          <table:table-cell table:style-name="ce19" table:formula="of:=COM.MICROSOFT.TEXTJOIN(&quot;&quot;;0;[.F4];[.G4])" office:value-type="string" office:string-value="23E" calcext:value-type="string">
            <text:p>23E</text:p>
          </table:table-cell>
          <table:table-cell table:style-name="ce19" table:formula="of:=COM.MICROSOFT.TEXTJOIN(&quot;&quot;;0;[.H4];[.I4])" office:value-type="string" office:string-value="19D" calcext:value-type="string">
            <text:p>19D</text:p>
          </table:table-cell>
          <table:table-cell table:style-name="ce19" table:formula="of:=COM.MICROSOFT.TEXTJOIN(&quot;&quot;;0;[.J4];[.K4])" office:value-type="string" office:string-value="10D" calcext:value-type="string">
            <text:p>10D</text:p>
          </table:table-cell>
        </table:table-row>
        <table:table-row table:style-name="ro1">
          <table:table-cell table:style-name="ce5" table:formula="of:=([.B5]+[.C5])/2" office:value-type="float" office:value="139.5" calcext:value-type="float">
            <text:p>139,50</text:p>
          </table:table-cell>
          <table:table-cell table:formula="of:=[.C6]+1"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table:style-name="ce9" table:formula="of:=IF([.$A5]&gt;=[.D$28];COM.MICROSOFT.CEILING.MATH(([.$A5]-[.D$28])/[.D$27];1;0);0)" office:value-type="float" office:value="30" calcext:value-type="float">
            <text:p>30</text:p>
          </table:table-cell>
          <table:table-cell table:style-name="ce9" table:formula="of:=VLOOKUP([.$A5];[.D$29:.E$35];2)" office:value-type="string" office:string-value="E" calcext:value-type="string">
            <text:p>E</text:p>
          </table:table-cell>
          <table:table-cell table:style-name="ce9" table:formula="of:=IF([.$A5]&gt;=[.F$28];COM.MICROSOFT.CEILING.MATH(([.$A5]-[.F$28])/[.F$27];1;0);0)" office:value-type="float" office:value="22" calcext:value-type="float">
            <text:p>22</text:p>
          </table:table-cell>
          <table:table-cell table:style-name="ce9" table:formula="of:=VLOOKUP([.$A5];[.F$29:.G$35];2)" office:value-type="string" office:string-value="E" calcext:value-type="string">
            <text:p>E</text:p>
          </table:table-cell>
          <table:table-cell table:style-name="ce9" table:formula="of:=IF([.$A5]&gt;=[.H$28];COM.MICROSOFT.CEILING.MATH(([.$A5]-[.H$28])/[.H$27];1;0);0)" office:value-type="float" office:value="18" calcext:value-type="float">
            <text:p>18</text:p>
          </table:table-cell>
          <table:table-cell table:style-name="ce9" table:formula="of:=VLOOKUP([.$A5];[.H$29:.I$35];2)" office:value-type="string" office:string-value="D" calcext:value-type="string">
            <text:p>D</text:p>
          </table:table-cell>
          <table:table-cell table:style-name="ce9" table:formula="of:=IF([.$A5]&gt;=[.J$28];COM.MICROSOFT.CEILING.MATH(([.$A5]-[.J$28])/[.J$27];1;0);0)" office:value-type="float" office:value="9" calcext:value-type="float">
            <text:p>9</text:p>
          </table:table-cell>
          <table:table-cell table:style-name="ce9" table:formula="of:=VLOOKUP([.$A5];[.J$29:.K$35];2)" office:value-type="string" office:string-value="D" calcext:value-type="string">
            <text:p>D</text:p>
          </table:table-cell>
          <table:table-cell/>
          <table:table-cell table:style-name="ce19" table:formula="of:=COM.MICROSOFT.TEXTJOIN(&quot;-&quot;;0;[.B5];[.C5])" office:value-type="string" office:string-value="138-141" calcext:value-type="string">
            <text:p>138-141</text:p>
          </table:table-cell>
          <table:table-cell table:style-name="ce19" table:formula="of:=COM.MICROSOFT.TEXTJOIN(&quot;&quot;;0;[.D5];[.E5])" office:value-type="string" office:string-value="30E" calcext:value-type="string">
            <text:p>30E</text:p>
          </table:table-cell>
          <table:table-cell table:style-name="ce19" table:formula="of:=COM.MICROSOFT.TEXTJOIN(&quot;&quot;;0;[.F5];[.G5])" office:value-type="string" office:string-value="22E" calcext:value-type="string">
            <text:p>22E</text:p>
          </table:table-cell>
          <table:table-cell table:style-name="ce19" table:formula="of:=COM.MICROSOFT.TEXTJOIN(&quot;&quot;;0;[.H5];[.I5])" office:value-type="string" office:string-value="18D" calcext:value-type="string">
            <text:p>18D</text:p>
          </table:table-cell>
          <table:table-cell table:style-name="ce19" table:formula="of:=COM.MICROSOFT.TEXTJOIN(&quot;&quot;;0;[.J5];[.K5])" office:value-type="string" office:string-value="9D" calcext:value-type="string">
            <text:p>9D</text:p>
          </table:table-cell>
        </table:table-row>
        <table:table-row table:style-name="ro1">
          <table:table-cell table:style-name="ce5" table:formula="of:=([.B6]+[.C6])/2" office:value-type="float" office:value="136" calcext:value-type="float">
            <text:p>136,00</text:p>
          </table:table-cell>
          <table:table-cell table:formula="of:=[.C7]+1"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style-name="ce9" table:formula="of:=IF([.$A6]&gt;=[.D$28];COM.MICROSOFT.CEILING.MATH(([.$A6]-[.D$28])/[.D$27];1;0);0)" office:value-type="float" office:value="28" calcext:value-type="float">
            <text:p>28</text:p>
          </table:table-cell>
          <table:table-cell table:style-name="ce9" table:formula="of:=VLOOKUP([.$A6];[.D$29:.E$35];2)" office:value-type="string" office:string-value="E" calcext:value-type="string">
            <text:p>E</text:p>
          </table:table-cell>
          <table:table-cell table:style-name="ce9" table:formula="of:=IF([.$A6]&gt;=[.F$28];COM.MICROSOFT.CEILING.MATH(([.$A6]-[.F$28])/[.F$27];1;0);0)" office:value-type="float" office:value="20" calcext:value-type="float">
            <text:p>20</text:p>
          </table:table-cell>
          <table:table-cell table:style-name="ce9" table:formula="of:=VLOOKUP([.$A6];[.F$29:.G$35];2)" office:value-type="string" office:string-value="E" calcext:value-type="string">
            <text:p>E</text:p>
          </table:table-cell>
          <table:table-cell table:style-name="ce9" table:formula="of:=IF([.$A6]&gt;=[.H$28];COM.MICROSOFT.CEILING.MATH(([.$A6]-[.H$28])/[.H$27];1;0);0)" office:value-type="float" office:value="17" calcext:value-type="float">
            <text:p>17</text:p>
          </table:table-cell>
          <table:table-cell table:style-name="ce9" table:formula="of:=VLOOKUP([.$A6];[.H$29:.I$35];2)" office:value-type="string" office:string-value="D" calcext:value-type="string">
            <text:p>D</text:p>
          </table:table-cell>
          <table:table-cell table:style-name="ce9" table:formula="of:=IF([.$A6]&gt;=[.J$28];COM.MICROSOFT.CEILING.MATH(([.$A6]-[.J$28])/[.J$27];1;0);0)" office:value-type="float" office:value="9" calcext:value-type="float">
            <text:p>9</text:p>
          </table:table-cell>
          <table:table-cell table:style-name="ce9" table:formula="of:=VLOOKUP([.$A6];[.J$29:.K$35];2)" office:value-type="string" office:string-value="D" calcext:value-type="string">
            <text:p>D</text:p>
          </table:table-cell>
          <table:table-cell/>
          <table:table-cell table:style-name="ce19" table:formula="of:=COM.MICROSOFT.TEXTJOIN(&quot;-&quot;;0;[.B6];[.C6])" office:value-type="string" office:string-value="135-137" calcext:value-type="string">
            <text:p>135-137</text:p>
          </table:table-cell>
          <table:table-cell table:style-name="ce19" table:formula="of:=COM.MICROSOFT.TEXTJOIN(&quot;&quot;;0;[.D6];[.E6])" office:value-type="string" office:string-value="28E" calcext:value-type="string">
            <text:p>28E</text:p>
          </table:table-cell>
          <table:table-cell table:style-name="ce19" table:formula="of:=COM.MICROSOFT.TEXTJOIN(&quot;&quot;;0;[.F6];[.G6])" office:value-type="string" office:string-value="20E" calcext:value-type="string">
            <text:p>20E</text:p>
          </table:table-cell>
          <table:table-cell table:style-name="ce19" table:formula="of:=COM.MICROSOFT.TEXTJOIN(&quot;&quot;;0;[.H6];[.I6])" office:value-type="string" office:string-value="17D" calcext:value-type="string">
            <text:p>17D</text:p>
          </table:table-cell>
          <table:table-cell table:style-name="ce19" table:formula="of:=COM.MICROSOFT.TEXTJOIN(&quot;&quot;;0;[.J6];[.K6])" office:value-type="string" office:string-value="9D" calcext:value-type="string">
            <text:p>9D</text:p>
          </table:table-cell>
        </table:table-row>
        <table:table-row table:style-name="ro1">
          <table:table-cell table:style-name="ce5" table:formula="of:=([.B7]+[.C7])/2" office:value-type="float" office:value="132.5" calcext:value-type="float">
            <text:p>132,50</text:p>
          </table:table-cell>
          <table:table-cell table:formula="of:=[.C8]+1"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table:style-name="ce9" table:formula="of:=IF([.$A7]&gt;=[.D$28];COM.MICROSOFT.CEILING.MATH(([.$A7]-[.D$28])/[.D$27];1;0);0)" office:value-type="float" office:value="26" calcext:value-type="float">
            <text:p>26</text:p>
          </table:table-cell>
          <table:table-cell table:style-name="ce9" table:formula="of:=VLOOKUP([.$A7];[.D$29:.E$35];2)" office:value-type="string" office:string-value="E" calcext:value-type="string">
            <text:p>E</text:p>
          </table:table-cell>
          <table:table-cell table:style-name="ce9" table:formula="of:=IF([.$A7]&gt;=[.F$28];COM.MICROSOFT.CEILING.MATH(([.$A7]-[.F$28])/[.F$27];1;0);0)" office:value-type="float" office:value="19" calcext:value-type="float">
            <text:p>19</text:p>
          </table:table-cell>
          <table:table-cell table:style-name="ce9" table:formula="of:=VLOOKUP([.$A7];[.F$29:.G$35];2)" office:value-type="string" office:string-value="D" calcext:value-type="string">
            <text:p>D</text:p>
          </table:table-cell>
          <table:table-cell table:style-name="ce9" table:formula="of:=IF([.$A7]&gt;=[.H$28];COM.MICROSOFT.CEILING.MATH(([.$A7]-[.H$28])/[.H$27];1;0);0)" office:value-type="float" office:value="16" calcext:value-type="float">
            <text:p>16</text:p>
          </table:table-cell>
          <table:table-cell table:style-name="ce9" table:formula="of:=VLOOKUP([.$A7];[.H$29:.I$35];2)" office:value-type="string" office:string-value="C" calcext:value-type="string">
            <text:p>C</text:p>
          </table:table-cell>
          <table:table-cell table:style-name="ce9" table:formula="of:=IF([.$A7]&gt;=[.J$28];COM.MICROSOFT.CEILING.MATH(([.$A7]-[.J$28])/[.J$27];1;0);0)" office:value-type="float" office:value="8" calcext:value-type="float">
            <text:p>8</text:p>
          </table:table-cell>
          <table:table-cell table:style-name="ce9" table:formula="of:=VLOOKUP([.$A7];[.J$29:.K$35];2)" office:value-type="string" office:string-value="D" calcext:value-type="string">
            <text:p>D</text:p>
          </table:table-cell>
          <table:table-cell/>
          <table:table-cell table:style-name="ce19" table:formula="of:=COM.MICROSOFT.TEXTJOIN(&quot;-&quot;;0;[.B7];[.C7])" office:value-type="string" office:string-value="131-134" calcext:value-type="string">
            <text:p>131-134</text:p>
          </table:table-cell>
          <table:table-cell table:style-name="ce19" table:formula="of:=COM.MICROSOFT.TEXTJOIN(&quot;&quot;;0;[.D7];[.E7])" office:value-type="string" office:string-value="26E" calcext:value-type="string">
            <text:p>26E</text:p>
          </table:table-cell>
          <table:table-cell table:style-name="ce19" table:formula="of:=COM.MICROSOFT.TEXTJOIN(&quot;&quot;;0;[.F7];[.G7])" office:value-type="string" office:string-value="19D" calcext:value-type="string">
            <text:p>19D</text:p>
          </table:table-cell>
          <table:table-cell table:style-name="ce19" table:formula="of:=COM.MICROSOFT.TEXTJOIN(&quot;&quot;;0;[.H7];[.I7])" office:value-type="string" office:string-value="16C" calcext:value-type="string">
            <text:p>16C</text:p>
          </table:table-cell>
          <table:table-cell table:style-name="ce19" table:formula="of:=COM.MICROSOFT.TEXTJOIN(&quot;&quot;;0;[.J7];[.K7])" office:value-type="string" office:string-value="8D" calcext:value-type="string">
            <text:p>8D</text:p>
          </table:table-cell>
        </table:table-row>
        <table:table-row table:style-name="ro1">
          <table:table-cell table:style-name="ce5" table:formula="of:=([.B8]+[.C8])/2" office:value-type="float" office:value="128.5" calcext:value-type="float">
            <text:p>128,50</text:p>
          </table:table-cell>
          <table:table-cell table:formula="of:=[.C9]+1"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style-name="ce9" table:formula="of:=IF([.$A8]&gt;=[.D$28];COM.MICROSOFT.CEILING.MATH(([.$A8]-[.D$28])/[.D$27];1;0);0)" office:value-type="float" office:value="24" calcext:value-type="float">
            <text:p>24</text:p>
          </table:table-cell>
          <table:table-cell table:style-name="ce9" table:formula="of:=VLOOKUP([.$A8];[.D$29:.E$35];2)" office:value-type="string" office:string-value="E" calcext:value-type="string">
            <text:p>E</text:p>
          </table:table-cell>
          <table:table-cell table:style-name="ce9" table:formula="of:=IF([.$A8]&gt;=[.F$28];COM.MICROSOFT.CEILING.MATH(([.$A8]-[.F$28])/[.F$27];1;0);0)" office:value-type="float" office:value="17" calcext:value-type="float">
            <text:p>17</text:p>
          </table:table-cell>
          <table:table-cell table:style-name="ce9" table:formula="of:=VLOOKUP([.$A8];[.F$29:.G$35];2)" office:value-type="string" office:string-value="D" calcext:value-type="string">
            <text:p>D</text:p>
          </table:table-cell>
          <table:table-cell table:style-name="ce9" table:formula="of:=IF([.$A8]&gt;=[.H$28];COM.MICROSOFT.CEILING.MATH(([.$A8]-[.H$28])/[.H$27];1;0);0)" office:value-type="float" office:value="15" calcext:value-type="float">
            <text:p>15</text:p>
          </table:table-cell>
          <table:table-cell table:style-name="ce9" table:formula="of:=VLOOKUP([.$A8];[.H$29:.I$35];2)" office:value-type="string" office:string-value="C" calcext:value-type="string">
            <text:p>C</text:p>
          </table:table-cell>
          <table:table-cell table:style-name="ce9" table:formula="of:=IF([.$A8]&gt;=[.J$28];COM.MICROSOFT.CEILING.MATH(([.$A8]-[.J$28])/[.J$27];1;0);0)" office:value-type="float" office:value="8" calcext:value-type="float">
            <text:p>8</text:p>
          </table:table-cell>
          <table:table-cell table:style-name="ce9" table:formula="of:=VLOOKUP([.$A8];[.J$29:.K$35];2)" office:value-type="string" office:string-value="C" calcext:value-type="string">
            <text:p>C</text:p>
          </table:table-cell>
          <table:table-cell/>
          <table:table-cell table:style-name="ce19" table:formula="of:=COM.MICROSOFT.TEXTJOIN(&quot;-&quot;;0;[.B8];[.C8])" office:value-type="string" office:string-value="127-130" calcext:value-type="string">
            <text:p>127-130</text:p>
          </table:table-cell>
          <table:table-cell table:style-name="ce19" table:formula="of:=COM.MICROSOFT.TEXTJOIN(&quot;&quot;;0;[.D8];[.E8])" office:value-type="string" office:string-value="24E" calcext:value-type="string">
            <text:p>24E</text:p>
          </table:table-cell>
          <table:table-cell table:style-name="ce19" table:formula="of:=COM.MICROSOFT.TEXTJOIN(&quot;&quot;;0;[.F8];[.G8])" office:value-type="string" office:string-value="17D" calcext:value-type="string">
            <text:p>17D</text:p>
          </table:table-cell>
          <table:table-cell table:style-name="ce19" table:formula="of:=COM.MICROSOFT.TEXTJOIN(&quot;&quot;;0;[.H8];[.I8])" office:value-type="string" office:string-value="15C" calcext:value-type="string">
            <text:p>15C</text:p>
          </table:table-cell>
          <table:table-cell table:style-name="ce19" table:formula="of:=COM.MICROSOFT.TEXTJOIN(&quot;&quot;;0;[.J8];[.K8])" office:value-type="string" office:string-value="8C" calcext:value-type="string">
            <text:p>8C</text:p>
          </table:table-cell>
        </table:table-row>
        <table:table-row table:style-name="ro1">
          <table:table-cell table:style-name="ce5" table:formula="of:=([.B9]+[.C9])/2" office:value-type="float" office:value="124.5" calcext:value-type="float">
            <text:p>124,50</text:p>
          </table:table-cell>
          <table:table-cell table:formula="of:=[.C10]+1"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table:style-name="ce9" table:formula="of:=IF([.$A9]&gt;=[.D$28];COM.MICROSOFT.CEILING.MATH(([.$A9]-[.D$28])/[.D$27];1;0);0)" office:value-type="float" office:value="22" calcext:value-type="float">
            <text:p>22</text:p>
          </table:table-cell>
          <table:table-cell table:style-name="ce9" table:formula="of:=VLOOKUP([.$A9];[.D$29:.E$35];2)" office:value-type="string" office:string-value="E" calcext:value-type="string">
            <text:p>E</text:p>
          </table:table-cell>
          <table:table-cell table:style-name="ce9" table:formula="of:=IF([.$A9]&gt;=[.F$28];COM.MICROSOFT.CEILING.MATH(([.$A9]-[.F$28])/[.F$27];1;0);0)" office:value-type="float" office:value="16" calcext:value-type="float">
            <text:p>16</text:p>
          </table:table-cell>
          <table:table-cell table:style-name="ce9" table:formula="of:=VLOOKUP([.$A9];[.F$29:.G$35];2)" office:value-type="string" office:string-value="C" calcext:value-type="string">
            <text:p>C</text:p>
          </table:table-cell>
          <table:table-cell table:style-name="ce9" table:formula="of:=IF([.$A9]&gt;=[.H$28];COM.MICROSOFT.CEILING.MATH(([.$A9]-[.H$28])/[.H$27];1;0);0)" office:value-type="float" office:value="13" calcext:value-type="float">
            <text:p>13</text:p>
          </table:table-cell>
          <table:table-cell table:style-name="ce9" table:formula="of:=VLOOKUP([.$A9];[.H$29:.I$35];2)" office:value-type="string" office:string-value="C" calcext:value-type="string">
            <text:p>C</text:p>
          </table:table-cell>
          <table:table-cell table:style-name="ce9" table:formula="of:=IF([.$A9]&gt;=[.J$28];COM.MICROSOFT.CEILING.MATH(([.$A9]-[.J$28])/[.J$27];1;0);0)" office:value-type="float" office:value="7" calcext:value-type="float">
            <text:p>7</text:p>
          </table:table-cell>
          <table:table-cell table:style-name="ce9" table:formula="of:=VLOOKUP([.$A9];[.J$29:.K$35];2)" office:value-type="string" office:string-value="C" calcext:value-type="string">
            <text:p>C</text:p>
          </table:table-cell>
          <table:table-cell/>
          <table:table-cell table:style-name="ce19" table:formula="of:=COM.MICROSOFT.TEXTJOIN(&quot;-&quot;;0;[.B9];[.C9])" office:value-type="string" office:string-value="123-126" calcext:value-type="string">
            <text:p>123-126</text:p>
          </table:table-cell>
          <table:table-cell table:style-name="ce19" table:formula="of:=COM.MICROSOFT.TEXTJOIN(&quot;&quot;;0;[.D9];[.E9])" office:value-type="string" office:string-value="22E" calcext:value-type="string">
            <text:p>22E</text:p>
          </table:table-cell>
          <table:table-cell table:style-name="ce19" table:formula="of:=COM.MICROSOFT.TEXTJOIN(&quot;&quot;;0;[.F9];[.G9])" office:value-type="string" office:string-value="16C" calcext:value-type="string">
            <text:p>16C</text:p>
          </table:table-cell>
          <table:table-cell table:style-name="ce19" table:formula="of:=COM.MICROSOFT.TEXTJOIN(&quot;&quot;;0;[.H9];[.I9])" office:value-type="string" office:string-value="13C" calcext:value-type="string">
            <text:p>13C</text:p>
          </table:table-cell>
          <table:table-cell table:style-name="ce19" table:formula="of:=COM.MICROSOFT.TEXTJOIN(&quot;&quot;;0;[.J9];[.K9])" office:value-type="string" office:string-value="7C" calcext:value-type="string">
            <text:p>7C</text:p>
          </table:table-cell>
        </table:table-row>
        <table:table-row table:style-name="ro1">
          <table:table-cell table:style-name="ce5" table:formula="of:=([.B10]+[.C10])/2" office:value-type="float" office:value="120.5" calcext:value-type="float">
            <text:p>120,50</text:p>
          </table:table-cell>
          <table:table-cell table:formula="of:=[.C11]+1"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table:style-name="ce9" table:formula="of:=IF([.$A10]&gt;=[.D$28];COM.MICROSOFT.CEILING.MATH(([.$A10]-[.D$28])/[.D$27];1;0);0)" office:value-type="float" office:value="20" calcext:value-type="float">
            <text:p>20</text:p>
          </table:table-cell>
          <table:table-cell table:style-name="ce9" table:formula="of:=VLOOKUP([.$A10];[.D$29:.E$35];2)" office:value-type="string" office:string-value="D" calcext:value-type="string">
            <text:p>D</text:p>
          </table:table-cell>
          <table:table-cell table:style-name="ce9" table:formula="of:=IF([.$A10]&gt;=[.F$28];COM.MICROSOFT.CEILING.MATH(([.$A10]-[.F$28])/[.F$27];1;0);0)" office:value-type="float" office:value="14" calcext:value-type="float">
            <text:p>14</text:p>
          </table:table-cell>
          <table:table-cell table:style-name="ce9" table:formula="of:=VLOOKUP([.$A10];[.F$29:.G$35];2)" office:value-type="string" office:string-value="C" calcext:value-type="string">
            <text:p>C</text:p>
          </table:table-cell>
          <table:table-cell table:style-name="ce9" table:formula="of:=IF([.$A10]&gt;=[.H$28];COM.MICROSOFT.CEILING.MATH(([.$A10]-[.H$28])/[.H$27];1;0);0)" office:value-type="float" office:value="12" calcext:value-type="float">
            <text:p>12</text:p>
          </table:table-cell>
          <table:table-cell table:style-name="ce9" table:formula="of:=VLOOKUP([.$A10];[.H$29:.I$35];2)" office:value-type="string" office:string-value="B" calcext:value-type="string">
            <text:p>B</text:p>
          </table:table-cell>
          <table:table-cell table:style-name="ce9" table:formula="of:=IF([.$A10]&gt;=[.J$28];COM.MICROSOFT.CEILING.MATH(([.$A10]-[.J$28])/[.J$27];1;0);0)" office:value-type="float" office:value="7" calcext:value-type="float">
            <text:p>7</text:p>
          </table:table-cell>
          <table:table-cell table:style-name="ce9" table:formula="of:=VLOOKUP([.$A10];[.J$29:.K$35];2)" office:value-type="string" office:string-value="B" calcext:value-type="string">
            <text:p>B</text:p>
          </table:table-cell>
          <table:table-cell/>
          <table:table-cell table:style-name="ce19" table:formula="of:=COM.MICROSOFT.TEXTJOIN(&quot;-&quot;;0;[.B10];[.C10])" office:value-type="string" office:string-value="119-122" calcext:value-type="string">
            <text:p>119-122</text:p>
          </table:table-cell>
          <table:table-cell table:style-name="ce19" table:formula="of:=COM.MICROSOFT.TEXTJOIN(&quot;&quot;;0;[.D10];[.E10])" office:value-type="string" office:string-value="20D" calcext:value-type="string">
            <text:p>20D</text:p>
          </table:table-cell>
          <table:table-cell table:style-name="ce19" table:formula="of:=COM.MICROSOFT.TEXTJOIN(&quot;&quot;;0;[.F10];[.G10])" office:value-type="string" office:string-value="14C" calcext:value-type="string">
            <text:p>14C</text:p>
          </table:table-cell>
          <table:table-cell table:style-name="ce19" table:formula="of:=COM.MICROSOFT.TEXTJOIN(&quot;&quot;;0;[.H10];[.I10])" office:value-type="string" office:string-value="12B" calcext:value-type="string">
            <text:p>12B</text:p>
          </table:table-cell>
          <table:table-cell table:style-name="ce19" table:formula="of:=COM.MICROSOFT.TEXTJOIN(&quot;&quot;;0;[.J10];[.K10])" office:value-type="string" office:string-value="7B" calcext:value-type="string">
            <text:p>7B</text:p>
          </table:table-cell>
        </table:table-row>
        <table:table-row table:style-name="ro1">
          <table:table-cell table:style-name="ce5" table:formula="of:=([.B11]+[.C11])/2" office:value-type="float" office:value="117" calcext:value-type="float">
            <text:p>117,00</text:p>
          </table:table-cell>
          <table:table-cell table:formula="of:=[.C12]+1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style-name="ce9" table:formula="of:=IF([.$A11]&gt;=[.D$28];COM.MICROSOFT.CEILING.MATH(([.$A11]-[.D$28])/[.D$27];1;0);0)" office:value-type="float" office:value="18" calcext:value-type="float">
            <text:p>18</text:p>
          </table:table-cell>
          <table:table-cell table:style-name="ce9" table:formula="of:=VLOOKUP([.$A11];[.D$29:.E$35];2)" office:value-type="string" office:string-value="D" calcext:value-type="string">
            <text:p>D</text:p>
          </table:table-cell>
          <table:table-cell table:style-name="ce9" table:formula="of:=IF([.$A11]&gt;=[.F$28];COM.MICROSOFT.CEILING.MATH(([.$A11]-[.F$28])/[.F$27];1;0);0)" office:value-type="float" office:value="13" calcext:value-type="float">
            <text:p>13</text:p>
          </table:table-cell>
          <table:table-cell table:style-name="ce9" table:formula="of:=VLOOKUP([.$A11];[.F$29:.G$35];2)" office:value-type="string" office:string-value="C" calcext:value-type="string">
            <text:p>C</text:p>
          </table:table-cell>
          <table:table-cell table:style-name="ce9" table:formula="of:=IF([.$A11]&gt;=[.H$28];COM.MICROSOFT.CEILING.MATH(([.$A11]-[.H$28])/[.H$27];1;0);0)" office:value-type="float" office:value="11" calcext:value-type="float">
            <text:p>11</text:p>
          </table:table-cell>
          <table:table-cell table:style-name="ce9" table:formula="of:=VLOOKUP([.$A11];[.H$29:.I$35];2)" office:value-type="string" office:string-value="B" calcext:value-type="string">
            <text:p>B</text:p>
          </table:table-cell>
          <table:table-cell table:style-name="ce9" table:formula="of:=IF([.$A11]&gt;=[.J$28];COM.MICROSOFT.CEILING.MATH(([.$A11]-[.J$28])/[.J$27];1;0);0)" office:value-type="float" office:value="6" calcext:value-type="float">
            <text:p>6</text:p>
          </table:table-cell>
          <table:table-cell table:style-name="ce9" table:formula="of:=VLOOKUP([.$A11];[.J$29:.K$35];2)" office:value-type="string" office:string-value="A" calcext:value-type="string">
            <text:p>A</text:p>
          </table:table-cell>
          <table:table-cell/>
          <table:table-cell table:style-name="ce19" table:formula="of:=COM.MICROSOFT.TEXTJOIN(&quot;-&quot;;0;[.B11];[.C11])" office:value-type="string" office:string-value="116-118" calcext:value-type="string">
            <text:p>116-118</text:p>
          </table:table-cell>
          <table:table-cell table:style-name="ce19" table:formula="of:=COM.MICROSOFT.TEXTJOIN(&quot;&quot;;0;[.D11];[.E11])" office:value-type="string" office:string-value="18D" calcext:value-type="string">
            <text:p>18D</text:p>
          </table:table-cell>
          <table:table-cell table:style-name="ce19" table:formula="of:=COM.MICROSOFT.TEXTJOIN(&quot;&quot;;0;[.F11];[.G11])" office:value-type="string" office:string-value="13C" calcext:value-type="string">
            <text:p>13C</text:p>
          </table:table-cell>
          <table:table-cell table:style-name="ce19" table:formula="of:=COM.MICROSOFT.TEXTJOIN(&quot;&quot;;0;[.H11];[.I11])" office:value-type="string" office:string-value="11B" calcext:value-type="string">
            <text:p>11B</text:p>
          </table:table-cell>
          <table:table-cell table:style-name="ce19" table:formula="of:=COM.MICROSOFT.TEXTJOIN(&quot;&quot;;0;[.J11];[.K11])" office:value-type="string" office:string-value="6A" calcext:value-type="string">
            <text:p>6A</text:p>
          </table:table-cell>
        </table:table-row>
        <table:table-row table:style-name="ro1">
          <table:table-cell table:style-name="ce5" table:formula="of:=([.B12]+[.C12])/2" office:value-type="float" office:value="113.5" calcext:value-type="float">
            <text:p>113,50</text:p>
          </table:table-cell>
          <table:table-cell table:formula="of:=[.C13]+1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style-name="ce9" table:formula="of:=IF([.$A12]&gt;=[.D$28];COM.MICROSOFT.CEILING.MATH(([.$A12]-[.D$28])/[.D$27];1;0);0)" office:value-type="float" office:value="16" calcext:value-type="float">
            <text:p>16</text:p>
          </table:table-cell>
          <table:table-cell table:style-name="ce9" table:formula="of:=VLOOKUP([.$A12];[.D$29:.E$35];2)" office:value-type="string" office:string-value="C" calcext:value-type="string">
            <text:p>C</text:p>
          </table:table-cell>
          <table:table-cell table:style-name="ce9" table:formula="of:=IF([.$A12]&gt;=[.F$28];COM.MICROSOFT.CEILING.MATH(([.$A12]-[.F$28])/[.F$27];1;0);0)" office:value-type="float" office:value="12" calcext:value-type="float">
            <text:p>12</text:p>
          </table:table-cell>
          <table:table-cell table:style-name="ce9" table:formula="of:=VLOOKUP([.$A12];[.F$29:.G$35];2)" office:value-type="string" office:string-value="B" calcext:value-type="string">
            <text:p>B</text:p>
          </table:table-cell>
          <table:table-cell table:style-name="ce9" table:formula="of:=IF([.$A12]&gt;=[.H$28];COM.MICROSOFT.CEILING.MATH(([.$A12]-[.H$28])/[.H$27];1;0);0)" office:value-type="float" office:value="10" calcext:value-type="float">
            <text:p>10</text:p>
          </table:table-cell>
          <table:table-cell table:style-name="ce9" table:formula="of:=VLOOKUP([.$A12];[.H$29:.I$35];2)" office:value-type="string" office:string-value="B" calcext:value-type="string">
            <text:p>B</text:p>
          </table:table-cell>
          <table:table-cell table:style-name="ce9" table:formula="of:=IF([.$A12]&gt;=[.J$28];COM.MICROSOFT.CEILING.MATH(([.$A12]-[.J$28])/[.J$27];1;0);0)" office:value-type="float" office:value="6" calcext:value-type="float">
            <text:p>6</text:p>
          </table:table-cell>
          <table:table-cell table:style-name="ce9" table:formula="of:=VLOOKUP([.$A12];[.J$29:.K$35];2)" office:value-type="string" office:string-value="A" calcext:value-type="string">
            <text:p>A</text:p>
          </table:table-cell>
          <table:table-cell/>
          <table:table-cell table:style-name="ce19" table:formula="of:=COM.MICROSOFT.TEXTJOIN(&quot;-&quot;;0;[.B12];[.C12])" office:value-type="string" office:string-value="112-115" calcext:value-type="string">
            <text:p>112-115</text:p>
          </table:table-cell>
          <table:table-cell table:style-name="ce19" table:formula="of:=COM.MICROSOFT.TEXTJOIN(&quot;&quot;;0;[.D12];[.E12])" office:value-type="string" office:string-value="16C" calcext:value-type="string">
            <text:p>16C</text:p>
          </table:table-cell>
          <table:table-cell table:style-name="ce19" table:formula="of:=COM.MICROSOFT.TEXTJOIN(&quot;&quot;;0;[.F12];[.G12])" office:value-type="string" office:string-value="12B" calcext:value-type="string">
            <text:p>12B</text:p>
          </table:table-cell>
          <table:table-cell table:style-name="ce19" table:formula="of:=COM.MICROSOFT.TEXTJOIN(&quot;&quot;;0;[.H12];[.I12])" office:value-type="string" office:string-value="10B" calcext:value-type="string">
            <text:p>10B</text:p>
          </table:table-cell>
          <table:table-cell table:style-name="ce19" table:formula="of:=COM.MICROSOFT.TEXTJOIN(&quot;&quot;;0;[.J12];[.K12])" office:value-type="string" office:string-value="6A" calcext:value-type="string">
            <text:p>6A</text:p>
          </table:table-cell>
        </table:table-row>
        <table:table-row table:style-name="ro1">
          <table:table-cell table:style-name="ce5" table:formula="of:=([.B13]+[.C13])/2" office:value-type="float" office:value="109.5" calcext:value-type="float">
            <text:p>109,50</text:p>
          </table:table-cell>
          <table:table-cell table:formula="of:=[.C14]+1"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style-name="ce9" table:formula="of:=IF([.$A13]&gt;=[.D$28];COM.MICROSOFT.CEILING.MATH(([.$A13]-[.D$28])/[.D$27];1;0);0)" office:value-type="float" office:value="14" calcext:value-type="float">
            <text:p>14</text:p>
          </table:table-cell>
          <table:table-cell table:style-name="ce9" table:formula="of:=VLOOKUP([.$A13];[.D$29:.E$35];2)" office:value-type="string" office:string-value="C" calcext:value-type="string">
            <text:p>C</text:p>
          </table:table-cell>
          <table:table-cell table:style-name="ce9" table:formula="of:=IF([.$A13]&gt;=[.F$28];COM.MICROSOFT.CEILING.MATH(([.$A13]-[.F$28])/[.F$27];1;0);0)" office:value-type="float" office:value="10" calcext:value-type="float">
            <text:p>10</text:p>
          </table:table-cell>
          <table:table-cell table:style-name="ce9" table:formula="of:=VLOOKUP([.$A13];[.F$29:.G$35];2)" office:value-type="string" office:string-value="B" calcext:value-type="string">
            <text:p>B</text:p>
          </table:table-cell>
          <table:table-cell table:style-name="ce9" table:formula="of:=IF([.$A13]&gt;=[.H$28];COM.MICROSOFT.CEILING.MATH(([.$A13]-[.H$28])/[.H$27];1;0);0)" office:value-type="float" office:value="9" calcext:value-type="float">
            <text:p>9</text:p>
          </table:table-cell>
          <table:table-cell table:style-name="ce9" table:formula="of:=VLOOKUP([.$A13];[.H$29:.I$35];2)" office:value-type="string" office:string-value="A" calcext:value-type="string">
            <text:p>A</text:p>
          </table:table-cell>
          <table:table-cell table:style-name="ce9" table:formula="of:=IF([.$A13]&gt;=[.J$28];COM.MICROSOFT.CEILING.MATH(([.$A13]-[.J$28])/[.J$27];1;0);0)" office:value-type="float" office:value="5" calcext:value-type="float">
            <text:p>5</text:p>
          </table:table-cell>
          <table:table-cell table:style-name="ce9" table:formula="of:=VLOOKUP([.$A13];[.J$29:.K$35];2)" office:value-type="string" office:string-value="A" calcext:value-type="string">
            <text:p>A</text:p>
          </table:table-cell>
          <table:table-cell/>
          <table:table-cell table:style-name="ce19" table:formula="of:=COM.MICROSOFT.TEXTJOIN(&quot;-&quot;;0;[.B13];[.C13])" office:value-type="string" office:string-value="108-111" calcext:value-type="string">
            <text:p>108-111</text:p>
          </table:table-cell>
          <table:table-cell table:style-name="ce19" table:formula="of:=COM.MICROSOFT.TEXTJOIN(&quot;&quot;;0;[.D13];[.E13])" office:value-type="string" office:string-value="14C" calcext:value-type="string">
            <text:p>14C</text:p>
          </table:table-cell>
          <table:table-cell table:style-name="ce19" table:formula="of:=COM.MICROSOFT.TEXTJOIN(&quot;&quot;;0;[.F13];[.G13])" office:value-type="string" office:string-value="10B" calcext:value-type="string">
            <text:p>10B</text:p>
          </table:table-cell>
          <table:table-cell table:style-name="ce19" table:formula="of:=COM.MICROSOFT.TEXTJOIN(&quot;&quot;;0;[.H13];[.I13])" office:value-type="string" office:string-value="9A" calcext:value-type="string">
            <text:p>9A</text:p>
          </table:table-cell>
          <table:table-cell table:style-name="ce19" table:formula="of:=COM.MICROSOFT.TEXTJOIN(&quot;&quot;;0;[.J13];[.K13])" office:value-type="string" office:string-value="5A" calcext:value-type="string">
            <text:p>5A</text:p>
          </table:table-cell>
        </table:table-row>
        <table:table-row table:style-name="ro1">
          <table:table-cell table:style-name="ce5" table:formula="of:=([.B14]+[.C14])/2" office:value-type="float" office:value="105.5" calcext:value-type="float">
            <text:p>105,50</text:p>
          </table:table-cell>
          <table:table-cell table:formula="of:=[.C15]+1"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style-name="ce9" table:formula="of:=IF([.$A14]&gt;=[.D$28];COM.MICROSOFT.CEILING.MATH(([.$A14]-[.D$28])/[.D$27];1;0);0)" office:value-type="float" office:value="12" calcext:value-type="float">
            <text:p>12</text:p>
          </table:table-cell>
          <table:table-cell table:style-name="ce9" table:formula="of:=VLOOKUP([.$A14];[.D$29:.E$35];2)" office:value-type="string" office:string-value="B" calcext:value-type="string">
            <text:p>B</text:p>
          </table:table-cell>
          <table:table-cell table:style-name="ce9" table:formula="of:=IF([.$A14]&gt;=[.F$28];COM.MICROSOFT.CEILING.MATH(([.$A14]-[.F$28])/[.F$27];1;0);0)" office:value-type="float" office:value="9" calcext:value-type="float">
            <text:p>9</text:p>
          </table:table-cell>
          <table:table-cell table:style-name="ce9" table:formula="of:=VLOOKUP([.$A14];[.F$29:.G$35];2)" office:value-type="string" office:string-value="A" calcext:value-type="string">
            <text:p>A</text:p>
          </table:table-cell>
          <table:table-cell table:style-name="ce9" table:formula="of:=IF([.$A14]&gt;=[.H$28];COM.MICROSOFT.CEILING.MATH(([.$A14]-[.H$28])/[.H$27];1;0);0)" office:value-type="float" office:value="8" calcext:value-type="float">
            <text:p>8</text:p>
          </table:table-cell>
          <table:table-cell table:style-name="ce9" table:formula="of:=VLOOKUP([.$A14];[.H$29:.I$35];2)" office:value-type="string" office:string-value="A" calcext:value-type="string">
            <text:p>A</text:p>
          </table:table-cell>
          <table:table-cell table:style-name="ce9" table:formula="of:=IF([.$A14]&gt;=[.J$28];COM.MICROSOFT.CEILING.MATH(([.$A14]-[.J$28])/[.J$27];1;0);0)" office:value-type="float" office:value="5" calcext:value-type="float">
            <text:p>5</text:p>
          </table:table-cell>
          <table:table-cell table:style-name="ce9" table:formula="of:=VLOOKUP([.$A14];[.J$29:.K$35];2)" office:value-type="string" office:string-value="A" calcext:value-type="string">
            <text:p>A</text:p>
          </table:table-cell>
          <table:table-cell/>
          <table:table-cell table:style-name="ce19" table:formula="of:=COM.MICROSOFT.TEXTJOIN(&quot;-&quot;;0;[.B14];[.C14])" office:value-type="string" office:string-value="104-107" calcext:value-type="string">
            <text:p>104-107</text:p>
          </table:table-cell>
          <table:table-cell table:style-name="ce19" table:formula="of:=COM.MICROSOFT.TEXTJOIN(&quot;&quot;;0;[.D14];[.E14])" office:value-type="string" office:string-value="12B" calcext:value-type="string">
            <text:p>12B</text:p>
          </table:table-cell>
          <table:table-cell table:style-name="ce19" table:formula="of:=COM.MICROSOFT.TEXTJOIN(&quot;&quot;;0;[.F14];[.G14])" office:value-type="string" office:string-value="9A" calcext:value-type="string">
            <text:p>9A</text:p>
          </table:table-cell>
          <table:table-cell table:style-name="ce19" table:formula="of:=COM.MICROSOFT.TEXTJOIN(&quot;&quot;;0;[.H14];[.I14])" office:value-type="string" office:string-value="8A" calcext:value-type="string">
            <text:p>8A</text:p>
          </table:table-cell>
          <table:table-cell table:style-name="ce19" table:formula="of:=COM.MICROSOFT.TEXTJOIN(&quot;&quot;;0;[.J14];[.K14])" office:value-type="string" office:string-value="5A" calcext:value-type="string">
            <text:p>5A</text:p>
          </table:table-cell>
        </table:table-row>
        <table:table-row table:style-name="ro1">
          <table:table-cell table:style-name="ce5" table:formula="of:=([.B15]+[.C15])/2" office:value-type="float" office:value="101.5" calcext:value-type="float">
            <text:p>101,50</text:p>
          </table:table-cell>
          <table:table-cell table:formula="of:=[.C16]+1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style-name="ce9" table:formula="of:=IF([.$A15]&gt;=[.D$28];COM.MICROSOFT.CEILING.MATH(([.$A15]-[.D$28])/[.D$27];1;0);0)" office:value-type="float" office:value="9" calcext:value-type="float">
            <text:p>9</text:p>
          </table:table-cell>
          <table:table-cell table:style-name="ce9" table:formula="of:=VLOOKUP([.$A15];[.D$29:.E$35];2)" office:value-type="string" office:string-value="B" calcext:value-type="string">
            <text:p>B</text:p>
          </table:table-cell>
          <table:table-cell table:style-name="ce9" table:formula="of:=IF([.$A15]&gt;=[.F$28];COM.MICROSOFT.CEILING.MATH(([.$A15]-[.F$28])/[.F$27];1;0);0)" office:value-type="float" office:value="7" calcext:value-type="float">
            <text:p>7</text:p>
          </table:table-cell>
          <table:table-cell table:style-name="ce9" table:formula="of:=VLOOKUP([.$A15];[.F$29:.G$35];2)" office:value-type="string" office:string-value="A" calcext:value-type="string">
            <text:p>A</text:p>
          </table:table-cell>
          <table:table-cell table:style-name="ce9" table:formula="of:=IF([.$A15]&gt;=[.H$28];COM.MICROSOFT.CEILING.MATH(([.$A15]-[.H$28])/[.H$27];1;0);0)" office:value-type="float" office:value="7" calcext:value-type="float">
            <text:p>7</text:p>
          </table:table-cell>
          <table:table-cell table:style-name="ce9" table:formula="of:=VLOOKUP([.$A15];[.H$29:.I$35];2)" office:value-type="string" office:string-value="A" calcext:value-type="string">
            <text:p>A</text:p>
          </table:table-cell>
          <table:table-cell table:style-name="ce9" table:formula="of:=IF([.$A15]&gt;=[.J$28];COM.MICROSOFT.CEILING.MATH(([.$A15]-[.J$28])/[.J$27];1;0);0)" office:value-type="float" office:value="4" calcext:value-type="float">
            <text:p>4</text:p>
          </table:table-cell>
          <table:table-cell table:style-name="ce9" table:formula="of:=VLOOKUP([.$A15];[.J$29:.K$35];2)" office:value-type="float" office:value="0" calcext:value-type="float">
            <text:p/>
          </table:table-cell>
          <table:table-cell/>
          <table:table-cell table:style-name="ce19" table:formula="of:=COM.MICROSOFT.TEXTJOIN(&quot;-&quot;;0;[.B15];[.C15])" office:value-type="string" office:string-value="100-103" calcext:value-type="string">
            <text:p>100-103</text:p>
          </table:table-cell>
          <table:table-cell table:style-name="ce19" table:formula="of:=COM.MICROSOFT.TEXTJOIN(&quot;&quot;;0;[.D15];[.E15])" office:value-type="string" office:string-value="9B" calcext:value-type="string">
            <text:p>9B</text:p>
          </table:table-cell>
          <table:table-cell table:style-name="ce19" table:formula="of:=COM.MICROSOFT.TEXTJOIN(&quot;&quot;;0;[.F15];[.G15])" office:value-type="string" office:string-value="7A" calcext:value-type="string">
            <text:p>7A</text:p>
          </table:table-cell>
          <table:table-cell table:style-name="ce19" table:formula="of:=COM.MICROSOFT.TEXTJOIN(&quot;&quot;;0;[.H15];[.I15])" office:value-type="string" office:string-value="7A" calcext:value-type="string">
            <text:p>7A</text:p>
          </table:table-cell>
          <table:table-cell table:style-name="ce19" table:formula="of:=COM.MICROSOFT.TEXTJOIN(&quot;&quot;;0;[.J15];[.K15])" office:value-type="string" office:string-value="4" calcext:value-type="string">
            <text:p>4</text:p>
          </table:table-cell>
        </table:table-row>
        <table:table-row table:style-name="ro1">
          <table:table-cell table:style-name="ce5" table:formula="of:=([.B16]+[.C16])/2" office:value-type="float" office:value="98" calcext:value-type="float">
            <text:p>98,00</text:p>
          </table:table-cell>
          <table:table-cell table:formula="of:=[.C17]+1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style-name="ce9" table:formula="of:=IF([.$A16]&gt;=[.D$28];COM.MICROSOFT.CEILING.MATH(([.$A16]-[.D$28])/[.D$27];1;0);0)" office:value-type="float" office:value="7" calcext:value-type="float">
            <text:p>7</text:p>
          </table:table-cell>
          <table:table-cell table:style-name="ce9" table:formula="of:=VLOOKUP([.$A16];[.D$29:.E$35];2)" office:value-type="string" office:string-value="B" calcext:value-type="string">
            <text:p>B</text:p>
          </table:table-cell>
          <table:table-cell table:style-name="ce9" table:formula="of:=IF([.$A16]&gt;=[.F$28];COM.MICROSOFT.CEILING.MATH(([.$A16]-[.F$28])/[.F$27];1;0);0)" office:value-type="float" office:value="6" calcext:value-type="float">
            <text:p>6</text:p>
          </table:table-cell>
          <table:table-cell table:style-name="ce9" table:formula="of:=VLOOKUP([.$A16];[.F$29:.G$35];2)" office:value-type="string" office:string-value="A" calcext:value-type="string">
            <text:p>A</text:p>
          </table:table-cell>
          <table:table-cell table:style-name="ce9" table:formula="of:=IF([.$A16]&gt;=[.H$28];COM.MICROSOFT.CEILING.MATH(([.$A16]-[.H$28])/[.H$27];1;0);0)" office:value-type="float" office:value="6" calcext:value-type="float">
            <text:p>6</text:p>
          </table:table-cell>
          <table:table-cell table:style-name="ce9" table:formula="of:=VLOOKUP([.$A16];[.H$29:.I$35];2)" office:value-type="float" office:value="0" calcext:value-type="float">
            <text:p/>
          </table:table-cell>
          <table:table-cell table:style-name="ce9" table:formula="of:=IF([.$A16]&gt;=[.J$28];COM.MICROSOFT.CEILING.MATH(([.$A16]-[.J$28])/[.J$27];1;0);0)" office:value-type="float" office:value="4" calcext:value-type="float">
            <text:p>4</text:p>
          </table:table-cell>
          <table:table-cell table:style-name="ce9" table:formula="of:=VLOOKUP([.$A16];[.J$29:.K$35];2)" office:value-type="float" office:value="0" calcext:value-type="float">
            <text:p/>
          </table:table-cell>
          <table:table-cell/>
          <table:table-cell table:style-name="ce19" table:formula="of:=COM.MICROSOFT.TEXTJOIN(&quot;-&quot;;0;[.B16];[.C16])" office:value-type="string" office:string-value="97-99" calcext:value-type="string">
            <text:p>97-99</text:p>
          </table:table-cell>
          <table:table-cell table:style-name="ce19" table:formula="of:=COM.MICROSOFT.TEXTJOIN(&quot;&quot;;0;[.D16];[.E16])" office:value-type="string" office:string-value="7B" calcext:value-type="string">
            <text:p>7B</text:p>
          </table:table-cell>
          <table:table-cell table:style-name="ce19" table:formula="of:=COM.MICROSOFT.TEXTJOIN(&quot;&quot;;0;[.F16];[.G16])" office:value-type="string" office:string-value="6A" calcext:value-type="string">
            <text:p>6A</text:p>
          </table:table-cell>
          <table:table-cell table:style-name="ce19" table:formula="of:=COM.MICROSOFT.TEXTJOIN(&quot;&quot;;0;[.H16];[.I16])" office:value-type="string" office:string-value="6" calcext:value-type="string">
            <text:p>6</text:p>
          </table:table-cell>
          <table:table-cell table:style-name="ce19" table:formula="of:=COM.MICROSOFT.TEXTJOIN(&quot;&quot;;0;[.J16];[.K16])" office:value-type="string" office:string-value="4" calcext:value-type="string">
            <text:p>4</text:p>
          </table:table-cell>
        </table:table-row>
        <table:table-row table:style-name="ro1">
          <table:table-cell table:style-name="ce5" table:formula="of:=([.B17]+[.C17])/2" office:value-type="float" office:value="94.5" calcext:value-type="float">
            <text:p>94,50</text:p>
          </table:table-cell>
          <table:table-cell table:formula="of:=[.C18]+1"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style-name="ce9" table:formula="of:=IF([.$A17]&gt;=[.D$28];COM.MICROSOFT.CEILING.MATH(([.$A17]-[.D$28])/[.D$27];1;0);0)" office:value-type="float" office:value="6" calcext:value-type="float">
            <text:p>6</text:p>
          </table:table-cell>
          <table:table-cell table:style-name="ce9" table:formula="of:=VLOOKUP([.$A17];[.D$29:.E$35];2)" office:value-type="string" office:string-value="A" calcext:value-type="string">
            <text:p>A</text:p>
          </table:table-cell>
          <table:table-cell table:style-name="ce9" table:formula="of:=IF([.$A17]&gt;=[.F$28];COM.MICROSOFT.CEILING.MATH(([.$A17]-[.F$28])/[.F$27];1;0);0)" office:value-type="float" office:value="5" calcext:value-type="float">
            <text:p>5</text:p>
          </table:table-cell>
          <table:table-cell table:style-name="ce9" table:formula="of:=VLOOKUP([.$A17];[.F$29:.G$35];2)" office:value-type="float" office:value="0" calcext:value-type="float">
            <text:p/>
          </table:table-cell>
          <table:table-cell table:style-name="ce9" table:formula="of:=IF([.$A17]&gt;=[.H$28];COM.MICROSOFT.CEILING.MATH(([.$A17]-[.H$28])/[.H$27];1;0);0)" office:value-type="float" office:value="5" calcext:value-type="float">
            <text:p>5</text:p>
          </table:table-cell>
          <table:table-cell table:style-name="ce9" table:formula="of:=VLOOKUP([.$A17];[.H$29:.I$35];2)" office:value-type="float" office:value="0" calcext:value-type="float">
            <text:p/>
          </table:table-cell>
          <table:table-cell table:style-name="ce9" table:formula="of:=IF([.$A17]&gt;=[.J$28];COM.MICROSOFT.CEILING.MATH(([.$A17]-[.J$28])/[.J$27];1;0);0)" office:value-type="float" office:value="3" calcext:value-type="float">
            <text:p>3</text:p>
          </table:table-cell>
          <table:table-cell table:style-name="ce9" table:formula="of:=VLOOKUP([.$A17];[.J$29:.K$35];2)" office:value-type="float" office:value="0" calcext:value-type="float">
            <text:p/>
          </table:table-cell>
          <table:table-cell/>
          <table:table-cell table:style-name="ce19" table:formula="of:=COM.MICROSOFT.TEXTJOIN(&quot;-&quot;;0;[.B17];[.C17])" office:value-type="string" office:string-value="93-96" calcext:value-type="string">
            <text:p>93-96</text:p>
          </table:table-cell>
          <table:table-cell table:style-name="ce19" table:formula="of:=COM.MICROSOFT.TEXTJOIN(&quot;&quot;;0;[.D17];[.E17])" office:value-type="string" office:string-value="6A" calcext:value-type="string">
            <text:p>6A</text:p>
          </table:table-cell>
          <table:table-cell table:style-name="ce19" table:formula="of:=COM.MICROSOFT.TEXTJOIN(&quot;&quot;;0;[.F17];[.G17])" office:value-type="string" office:string-value="5" calcext:value-type="string">
            <text:p>5</text:p>
          </table:table-cell>
          <table:table-cell table:style-name="ce19" table:formula="of:=COM.MICROSOFT.TEXTJOIN(&quot;&quot;;0;[.H17];[.I17])" office:value-type="string" office:string-value="5" calcext:value-type="string">
            <text:p>5</text:p>
          </table:table-cell>
          <table:table-cell table:style-name="ce19" table:formula="of:=COM.MICROSOFT.TEXTJOIN(&quot;&quot;;0;[.J17];[.K17])" office:value-type="string" office:string-value="3" calcext:value-type="string">
            <text:p>3</text:p>
          </table:table-cell>
        </table:table-row>
        <table:table-row table:style-name="ro1">
          <table:table-cell table:style-name="ce5" table:formula="of:=([.B18]+[.C18])/2" office:value-type="float" office:value="90.5" calcext:value-type="float">
            <text:p>90,50</text:p>
          </table:table-cell>
          <table:table-cell table:formula="of:=[.C19]+1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style-name="ce9" table:formula="of:=IF([.$A18]&gt;=[.D$28];COM.MICROSOFT.CEILING.MATH(([.$A18]-[.D$28])/[.D$27];1;0);0)" office:value-type="float" office:value="3" calcext:value-type="float">
            <text:p>3</text:p>
          </table:table-cell>
          <table:table-cell table:style-name="ce9" table:formula="of:=VLOOKUP([.$A18];[.D$29:.E$35];2)" office:value-type="string" office:string-value="A" calcext:value-type="string">
            <text:p>A</text:p>
          </table:table-cell>
          <table:table-cell table:style-name="ce9" table:formula="of:=IF([.$A18]&gt;=[.F$28];COM.MICROSOFT.CEILING.MATH(([.$A18]-[.F$28])/[.F$27];1;0);0)" office:value-type="float" office:value="3" calcext:value-type="float">
            <text:p>3</text:p>
          </table:table-cell>
          <table:table-cell table:style-name="ce9" table:formula="of:=VLOOKUP([.$A18];[.F$29:.G$35];2)" office:value-type="float" office:value="0" calcext:value-type="float">
            <text:p/>
          </table:table-cell>
          <table:table-cell table:style-name="ce9" table:formula="of:=IF([.$A18]&gt;=[.H$28];COM.MICROSOFT.CEILING.MATH(([.$A18]-[.H$28])/[.H$27];1;0);0)" office:value-type="float" office:value="4" calcext:value-type="float">
            <text:p>4</text:p>
          </table:table-cell>
          <table:table-cell table:style-name="ce9" table:formula="of:=VLOOKUP([.$A18];[.H$29:.I$35];2)" office:value-type="float" office:value="0" calcext:value-type="float">
            <text:p/>
          </table:table-cell>
          <table:table-cell table:style-name="ce9" table:formula="of:=IF([.$A18]&gt;=[.J$28];COM.MICROSOFT.CEILING.MATH(([.$A18]-[.J$28])/[.J$27];1;0);0)" office:value-type="float" office:value="3" calcext:value-type="float">
            <text:p>3</text:p>
          </table:table-cell>
          <table:table-cell table:style-name="ce9" table:formula="of:=VLOOKUP([.$A18];[.J$29:.K$35];2)" office:value-type="float" office:value="0" calcext:value-type="float">
            <text:p/>
          </table:table-cell>
          <table:table-cell/>
          <table:table-cell table:style-name="ce19" table:formula="of:=COM.MICROSOFT.TEXTJOIN(&quot;-&quot;;0;[.B18];[.C18])" office:value-type="string" office:string-value="89-92" calcext:value-type="string">
            <text:p>89-92</text:p>
          </table:table-cell>
          <table:table-cell table:style-name="ce19" table:formula="of:=COM.MICROSOFT.TEXTJOIN(&quot;&quot;;0;[.D18];[.E18])" office:value-type="string" office:string-value="3A" calcext:value-type="string">
            <text:p>3A</text:p>
          </table:table-cell>
          <table:table-cell table:style-name="ce19" table:formula="of:=COM.MICROSOFT.TEXTJOIN(&quot;&quot;;0;[.F18];[.G18])" office:value-type="string" office:string-value="3" calcext:value-type="string">
            <text:p>3</text:p>
          </table:table-cell>
          <table:table-cell table:style-name="ce19" table:formula="of:=COM.MICROSOFT.TEXTJOIN(&quot;&quot;;0;[.H18];[.I18])" office:value-type="string" office:string-value="4" calcext:value-type="string">
            <text:p>4</text:p>
          </table:table-cell>
          <table:table-cell table:style-name="ce19" table:formula="of:=COM.MICROSOFT.TEXTJOIN(&quot;&quot;;0;[.J18];[.K18])" office:value-type="string" office:string-value="3" calcext:value-type="string">
            <text:p>3</text:p>
          </table:table-cell>
        </table:table-row>
        <table:table-row table:style-name="ro1">
          <table:table-cell table:style-name="ce5" table:formula="of:=([.B19]+[.C19])/2" office:value-type="float" office:value="86.5" calcext:value-type="float">
            <text:p>86,50</text:p>
          </table:table-cell>
          <table:table-cell table:formula="of:=[.C20]+1"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style-name="ce9" table:formula="of:=IF([.$A19]&gt;=[.D$28];COM.MICROSOFT.CEILING.MATH(([.$A19]-[.D$28])/[.D$27];1;0);0)" office:value-type="float" office:value="1" calcext:value-type="float">
            <text:p>1</text:p>
          </table:table-cell>
          <table:table-cell table:style-name="ce9" table:formula="of:=VLOOKUP([.$A19];[.D$29:.E$35];2)" office:value-type="float" office:value="0" calcext:value-type="float">
            <text:p/>
          </table:table-cell>
          <table:table-cell table:style-name="ce9" table:formula="of:=IF([.$A19]&gt;=[.F$28];COM.MICROSOFT.CEILING.MATH(([.$A19]-[.F$28])/[.F$27];1;0);0)" office:value-type="float" office:value="2" calcext:value-type="float">
            <text:p>2</text:p>
          </table:table-cell>
          <table:table-cell table:style-name="ce9" table:formula="of:=VLOOKUP([.$A19];[.F$29:.G$35];2)" office:value-type="float" office:value="0" calcext:value-type="float">
            <text:p/>
          </table:table-cell>
          <table:table-cell table:style-name="ce9" table:formula="of:=IF([.$A19]&gt;=[.H$28];COM.MICROSOFT.CEILING.MATH(([.$A19]-[.H$28])/[.H$27];1;0);0)" office:value-type="float" office:value="3" calcext:value-type="float">
            <text:p>3</text:p>
          </table:table-cell>
          <table:table-cell table:style-name="ce9" table:formula="of:=VLOOKUP([.$A19];[.H$29:.I$35];2)" office:value-type="float" office:value="0" calcext:value-type="float">
            <text:p/>
          </table:table-cell>
          <table:table-cell table:style-name="ce9" table:formula="of:=IF([.$A19]&gt;=[.J$28];COM.MICROSOFT.CEILING.MATH(([.$A19]-[.J$28])/[.J$27];1;0);0)" office:value-type="float" office:value="2" calcext:value-type="float">
            <text:p>2</text:p>
          </table:table-cell>
          <table:table-cell table:style-name="ce9" table:formula="of:=VLOOKUP([.$A19];[.J$29:.K$35];2)" office:value-type="float" office:value="0" calcext:value-type="float">
            <text:p/>
          </table:table-cell>
          <table:table-cell/>
          <table:table-cell table:style-name="ce19" table:formula="of:=COM.MICROSOFT.TEXTJOIN(&quot;-&quot;;0;[.B19];[.C19])" office:value-type="string" office:string-value="85-88" calcext:value-type="string">
            <text:p>85-88</text:p>
          </table:table-cell>
          <table:table-cell table:style-name="ce19" table:formula="of:=COM.MICROSOFT.TEXTJOIN(&quot;&quot;;0;[.D19];[.E19])" office:value-type="string" office:string-value="1" calcext:value-type="string">
            <text:p>1</text:p>
          </table:table-cell>
          <table:table-cell table:style-name="ce19" table:formula="of:=COM.MICROSOFT.TEXTJOIN(&quot;&quot;;0;[.F19];[.G19])" office:value-type="string" office:string-value="2" calcext:value-type="string">
            <text:p>2</text:p>
          </table:table-cell>
          <table:table-cell table:style-name="ce19" table:formula="of:=COM.MICROSOFT.TEXTJOIN(&quot;&quot;;0;[.H19];[.I19])" office:value-type="string" office:string-value="3" calcext:value-type="string">
            <text:p>3</text:p>
          </table:table-cell>
          <table:table-cell table:style-name="ce19" table:formula="of:=COM.MICROSOFT.TEXTJOIN(&quot;&quot;;0;[.J19];[.K19])" office:value-type="string" office:string-value="2" calcext:value-type="string">
            <text:p>2</text:p>
          </table:table-cell>
        </table:table-row>
        <table:table-row table:style-name="ro1">
          <table:table-cell table:style-name="ce5" table:formula="of:=([.B20]+[.C20])/2" office:value-type="float" office:value="82.5" calcext:value-type="float">
            <text:p>82,50</text:p>
          </table:table-cell>
          <table:table-cell table:formula="of:=[.C21]+1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style-name="ce9" table:formula="of:=IF([.$A20]&gt;=[.D$28];COM.MICROSOFT.CEILING.MATH(([.$A20]-[.D$28])/[.D$27];1;0);0)" office:value-type="float" office:value="0" calcext:value-type="float">
            <text:p>0</text:p>
          </table:table-cell>
          <table:table-cell table:style-name="ce9" table:formula="of:=VLOOKUP([.$A20];[.D$29:.E$35];2)" office:value-type="float" office:value="0" calcext:value-type="float">
            <text:p/>
          </table:table-cell>
          <table:table-cell table:style-name="ce9" table:formula="of:=IF([.$A20]&gt;=[.F$28];COM.MICROSOFT.CEILING.MATH(([.$A20]-[.F$28])/[.F$27];1;0);0)" office:value-type="float" office:value="0" calcext:value-type="float">
            <text:p>0</text:p>
          </table:table-cell>
          <table:table-cell table:style-name="ce9" table:formula="of:=VLOOKUP([.$A20];[.F$29:.G$35];2)" office:value-type="float" office:value="0" calcext:value-type="float">
            <text:p/>
          </table:table-cell>
          <table:table-cell table:style-name="ce9" table:formula="of:=IF([.$A20]&gt;=[.H$28];COM.MICROSOFT.CEILING.MATH(([.$A20]-[.H$28])/[.H$27];1;0);0)" office:value-type="float" office:value="2" calcext:value-type="float">
            <text:p>2</text:p>
          </table:table-cell>
          <table:table-cell table:style-name="ce9" table:formula="of:=VLOOKUP([.$A20];[.H$29:.I$35];2)" office:value-type="float" office:value="0" calcext:value-type="float">
            <text:p/>
          </table:table-cell>
          <table:table-cell table:style-name="ce9" table:formula="of:=IF([.$A20]&gt;=[.J$28];COM.MICROSOFT.CEILING.MATH(([.$A20]-[.J$28])/[.J$27];1;0);0)" office:value-type="float" office:value="1" calcext:value-type="float">
            <text:p>1</text:p>
          </table:table-cell>
          <table:table-cell table:style-name="ce9" table:formula="of:=VLOOKUP([.$A20];[.J$29:.K$35];2)" office:value-type="float" office:value="0" calcext:value-type="float">
            <text:p/>
          </table:table-cell>
          <table:table-cell/>
          <table:table-cell table:style-name="ce19" table:formula="of:=COM.MICROSOFT.TEXTJOIN(&quot;-&quot;;0;[.B20];[.C20])" office:value-type="string" office:string-value="81-84" calcext:value-type="string">
            <text:p>81-84</text:p>
          </table:table-cell>
          <table:table-cell table:style-name="ce19" table:formula="of:=COM.MICROSOFT.TEXTJOIN(&quot;&quot;;0;[.D20];[.E20])" office:value-type="string" office:string-value="0" calcext:value-type="string">
            <text:p>0</text:p>
          </table:table-cell>
          <table:table-cell table:style-name="ce19" table:formula="of:=COM.MICROSOFT.TEXTJOIN(&quot;&quot;;0;[.F20];[.G20])" office:value-type="string" office:string-value="0" calcext:value-type="string">
            <text:p>0</text:p>
          </table:table-cell>
          <table:table-cell table:style-name="ce19" table:formula="of:=COM.MICROSOFT.TEXTJOIN(&quot;&quot;;0;[.H20];[.I20])" office:value-type="string" office:string-value="2" calcext:value-type="string">
            <text:p>2</text:p>
          </table:table-cell>
          <table:table-cell table:style-name="ce19" table:formula="of:=COM.MICROSOFT.TEXTJOIN(&quot;&quot;;0;[.J20];[.K20])" office:value-type="string" office:string-value="1" calcext:value-type="string">
            <text:p>1</text:p>
          </table:table-cell>
        </table:table-row>
        <table:table-row table:style-name="ro1">
          <table:table-cell table:style-name="ce5" table:formula="of:=([.B21]+[.C21])/2" office:value-type="float" office:value="79" calcext:value-type="float">
            <text:p>79,00</text:p>
          </table:table-cell>
          <table:table-cell table:formula="of:=[.C22]+1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ce9" table:formula="of:=IF([.$A21]&gt;=[.D$28];COM.MICROSOFT.CEILING.MATH(([.$A21]-[.D$28])/[.D$27];1;0);0)" office:value-type="float" office:value="0" calcext:value-type="float">
            <text:p>0</text:p>
          </table:table-cell>
          <table:table-cell table:style-name="ce9" table:formula="of:=VLOOKUP([.$A21];[.D$29:.E$35];2)" office:value-type="float" office:value="0" calcext:value-type="float">
            <text:p/>
          </table:table-cell>
          <table:table-cell table:style-name="ce9" table:formula="of:=IF([.$A21]&gt;=[.F$28];COM.MICROSOFT.CEILING.MATH(([.$A21]-[.F$28])/[.F$27];1;0);0)" office:value-type="float" office:value="0" calcext:value-type="float">
            <text:p>0</text:p>
          </table:table-cell>
          <table:table-cell table:style-name="ce9" table:formula="of:=VLOOKUP([.$A21];[.F$29:.G$35];2)" office:value-type="float" office:value="0" calcext:value-type="float">
            <text:p/>
          </table:table-cell>
          <table:table-cell table:style-name="ce9" table:formula="of:=IF([.$A21]&gt;=[.H$28];COM.MICROSOFT.CEILING.MATH(([.$A21]-[.H$28])/[.H$27];1;0);0)" office:value-type="float" office:value="1" calcext:value-type="float">
            <text:p>1</text:p>
          </table:table-cell>
          <table:table-cell table:style-name="ce9" table:formula="of:=VLOOKUP([.$A21];[.H$29:.I$35];2)" office:value-type="float" office:value="0" calcext:value-type="float">
            <text:p/>
          </table:table-cell>
          <table:table-cell table:style-name="ce9" table:formula="of:=IF([.$A21]&gt;=[.J$28];COM.MICROSOFT.CEILING.MATH(([.$A21]-[.J$28])/[.J$27];1;0);0)" office:value-type="float" office:value="1" calcext:value-type="float">
            <text:p>1</text:p>
          </table:table-cell>
          <table:table-cell table:style-name="ce9" table:formula="of:=VLOOKUP([.$A21];[.J$29:.K$35];2)" office:value-type="float" office:value="0" calcext:value-type="float">
            <text:p/>
          </table:table-cell>
          <table:table-cell/>
          <table:table-cell table:style-name="ce19" table:formula="of:=COM.MICROSOFT.TEXTJOIN(&quot;-&quot;;0;[.B21];[.C21])" office:value-type="string" office:string-value="78-80" calcext:value-type="string">
            <text:p>78-80</text:p>
          </table:table-cell>
          <table:table-cell table:style-name="ce19" table:formula="of:=COM.MICROSOFT.TEXTJOIN(&quot;&quot;;0;[.D21];[.E21])" office:value-type="string" office:string-value="0" calcext:value-type="string">
            <text:p>0</text:p>
          </table:table-cell>
          <table:table-cell table:style-name="ce19" table:formula="of:=COM.MICROSOFT.TEXTJOIN(&quot;&quot;;0;[.F21];[.G21])" office:value-type="string" office:string-value="0" calcext:value-type="string">
            <text:p>0</text:p>
          </table:table-cell>
          <table:table-cell table:style-name="ce19" table:formula="of:=COM.MICROSOFT.TEXTJOIN(&quot;&quot;;0;[.H21];[.I21])" office:value-type="string" office:string-value="1" calcext:value-type="string">
            <text:p>1</text:p>
          </table:table-cell>
          <table:table-cell table:style-name="ce19" table:formula="of:=COM.MICROSOFT.TEXTJOIN(&quot;&quot;;0;[.J21];[.K21])" office:value-type="string" office:string-value="1" calcext:value-type="string">
            <text:p>1</text:p>
          </table:table-cell>
        </table:table-row>
        <table:table-row table:style-name="ro1">
          <table:table-cell table:style-name="ce5" table:formula="of:=([.B22]+[.C22])/2" office:value-type="float" office:value="75.5" calcext:value-type="float">
            <text:p>75,50</text:p>
          </table:table-cell>
          <table:table-cell table:formula="of:=[.C23]+1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style-name="ce9" table:formula="of:=IF([.$A22]&gt;=[.D$28];COM.MICROSOFT.CEILING.MATH(([.$A22]-[.D$28])/[.D$27];1;0);0)" office:value-type="float" office:value="0" calcext:value-type="float">
            <text:p>0</text:p>
          </table:table-cell>
          <table:table-cell table:style-name="ce9" table:formula="of:=VLOOKUP([.$A22];[.D$29:.E$35];2)" office:value-type="float" office:value="0" calcext:value-type="float">
            <text:p/>
          </table:table-cell>
          <table:table-cell table:style-name="ce9" table:formula="of:=IF([.$A22]&gt;=[.F$28];COM.MICROSOFT.CEILING.MATH(([.$A22]-[.F$28])/[.F$27];1;0);0)" office:value-type="float" office:value="0" calcext:value-type="float">
            <text:p>0</text:p>
          </table:table-cell>
          <table:table-cell table:style-name="ce9" table:formula="of:=VLOOKUP([.$A22];[.F$29:.G$35];2)" office:value-type="float" office:value="0" calcext:value-type="float">
            <text:p/>
          </table:table-cell>
          <table:table-cell table:style-name="ce9" table:formula="of:=IF([.$A22]&gt;=[.H$28];COM.MICROSOFT.CEILING.MATH(([.$A22]-[.H$28])/[.H$27];1;0);0)" office:value-type="float" office:value="0" calcext:value-type="float">
            <text:p>0</text:p>
          </table:table-cell>
          <table:table-cell table:style-name="ce9" table:formula="of:=VLOOKUP([.$A22];[.H$29:.I$35];2)" office:value-type="float" office:value="0" calcext:value-type="float">
            <text:p/>
          </table:table-cell>
          <table:table-cell table:style-name="ce9" table:formula="of:=IF([.$A22]&gt;=[.J$28];COM.MICROSOFT.CEILING.MATH(([.$A22]-[.J$28])/[.J$27];1;0);0)" office:value-type="float" office:value="1" calcext:value-type="float">
            <text:p>1</text:p>
          </table:table-cell>
          <table:table-cell table:style-name="ce9" table:formula="of:=VLOOKUP([.$A22];[.J$29:.K$35];2)" office:value-type="float" office:value="0" calcext:value-type="float">
            <text:p/>
          </table:table-cell>
          <table:table-cell/>
          <table:table-cell table:style-name="ce19" table:formula="of:=COM.MICROSOFT.TEXTJOIN(&quot;-&quot;;0;[.B22];[.C22])" office:value-type="string" office:string-value="74-77" calcext:value-type="string">
            <text:p>74-77</text:p>
          </table:table-cell>
          <table:table-cell table:style-name="ce19" table:formula="of:=COM.MICROSOFT.TEXTJOIN(&quot;&quot;;0;[.D22];[.E22])" office:value-type="string" office:string-value="0" calcext:value-type="string">
            <text:p>0</text:p>
          </table:table-cell>
          <table:table-cell table:style-name="ce19" table:formula="of:=COM.MICROSOFT.TEXTJOIN(&quot;&quot;;0;[.F22];[.G22])" office:value-type="string" office:string-value="0" calcext:value-type="string">
            <text:p>0</text:p>
          </table:table-cell>
          <table:table-cell table:style-name="ce19" table:formula="of:=COM.MICROSOFT.TEXTJOIN(&quot;&quot;;0;[.H22];[.I22])" office:value-type="string" office:string-value="0" calcext:value-type="string">
            <text:p>0</text:p>
          </table:table-cell>
          <table:table-cell table:style-name="ce19" table:formula="of:=COM.MICROSOFT.TEXTJOIN(&quot;&quot;;0;[.J22];[.K22])" office:value-type="string" office:string-value="1" calcext:value-type="string">
            <text:p>1</text:p>
          </table:table-cell>
        </table:table-row>
        <table:table-row table:style-name="ro1">
          <table:table-cell table:style-name="ce5" table:formula="of:=([.B23]+[.C23])/2" office:value-type="float" office:value="38.5" calcext:value-type="float">
            <text:p>38,50</text:p>
          </table:table-cell>
          <table:table-cell table:formula="of:=[.C24]+1"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style-name="ce9" table:formula="of:=IF([.$A23]&gt;=[.D$28];COM.MICROSOFT.CEILING.MATH(([.$A23]-[.D$28])/[.D$27];1;0);0)" office:value-type="float" office:value="0" calcext:value-type="float">
            <text:p>0</text:p>
          </table:table-cell>
          <table:table-cell table:style-name="ce9" table:formula="of:=VLOOKUP([.$A23];[.D$29:.E$35];2)" office:value-type="float" office:value="0" calcext:value-type="float">
            <text:p/>
          </table:table-cell>
          <table:table-cell table:style-name="ce9" table:formula="of:=IF([.$A23]&gt;=[.F$28];COM.MICROSOFT.CEILING.MATH(([.$A23]-[.F$28])/[.F$27];1;0);0)" office:value-type="float" office:value="0" calcext:value-type="float">
            <text:p>0</text:p>
          </table:table-cell>
          <table:table-cell table:style-name="ce9" table:formula="of:=VLOOKUP([.$A23];[.F$29:.G$35];2)" office:value-type="float" office:value="0" calcext:value-type="float">
            <text:p/>
          </table:table-cell>
          <table:table-cell table:style-name="ce9" table:formula="of:=IF([.$A23]&gt;=[.H$28];COM.MICROSOFT.CEILING.MATH(([.$A23]-[.H$28])/[.H$27];1;0);0)" office:value-type="float" office:value="0" calcext:value-type="float">
            <text:p>0</text:p>
          </table:table-cell>
          <table:table-cell table:style-name="ce9" table:formula="of:=VLOOKUP([.$A23];[.H$29:.I$35];2)" office:value-type="float" office:value="0" calcext:value-type="float">
            <text:p/>
          </table:table-cell>
          <table:table-cell table:style-name="ce9" table:formula="of:=IF([.$A23]&gt;=[.J$28];COM.MICROSOFT.CEILING.MATH(([.$A23]-[.J$28])/[.J$27];1;0);0)" office:value-type="float" office:value="0" calcext:value-type="float">
            <text:p>0</text:p>
          </table:table-cell>
          <table:table-cell table:style-name="ce9" table:formula="of:=VLOOKUP([.$A23];[.J$29:.K$35];2)" office:value-type="float" office:value="0" calcext:value-type="float">
            <text:p/>
          </table:table-cell>
          <table:table-cell/>
          <table:table-cell table:style-name="ce19" table:formula="of:=COM.MICROSOFT.TEXTJOIN(&quot;-&quot;;0;[.B23];[.C23])" office:value-type="string" office:string-value="4-73" calcext:value-type="string">
            <text:p>4-73</text:p>
          </table:table-cell>
          <table:table-cell table:style-name="ce19" table:formula="of:=COM.MICROSOFT.TEXTJOIN(&quot;&quot;;0;[.D23];[.E23])" office:value-type="string" office:string-value="0" calcext:value-type="string">
            <text:p>0</text:p>
          </table:table-cell>
          <table:table-cell table:style-name="ce19" table:formula="of:=COM.MICROSOFT.TEXTJOIN(&quot;&quot;;0;[.F23];[.G23])" office:value-type="string" office:string-value="0" calcext:value-type="string">
            <text:p>0</text:p>
          </table:table-cell>
          <table:table-cell table:style-name="ce19" table:formula="of:=COM.MICROSOFT.TEXTJOIN(&quot;&quot;;0;[.H23];[.I23])" office:value-type="string" office:string-value="0" calcext:value-type="string">
            <text:p>0</text:p>
          </table:table-cell>
          <table:table-cell table:style-name="ce19" table:formula="of:=COM.MICROSOFT.TEXTJOIN(&quot;&quot;;0;[.J23];[.K23])" office:value-type="string" office:string-value="0" calcext:value-type="string">
            <text:p>0</text:p>
          </table:table-cell>
        </table:table-row>
        <table:table-row table:style-name="ro1">
          <table:table-cell table:style-name="ce5" table:formula="of:=([.B24]+[.C24])/2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9" table:formula="of:=IF([.$A24]&gt;=[.D$28];COM.MICROSOFT.CEILING.MATH(([.$A24]-[.D$28])/[.D$27];1;0);0)" office:value-type="float" office:value="0" calcext:value-type="float">
            <text:p>0</text:p>
          </table:table-cell>
          <table:table-cell table:style-name="ce9" table:formula="of:=VLOOKUP([.$A24];[.D$29:.E$35];2)" office:value-type="float" office:value="0" calcext:value-type="float">
            <text:p/>
          </table:table-cell>
          <table:table-cell table:style-name="ce9" table:formula="of:=IF([.$A24]&gt;=[.F$28];COM.MICROSOFT.CEILING.MATH(([.$A24]-[.F$28])/[.F$27];1;0);0)" office:value-type="float" office:value="0" calcext:value-type="float">
            <text:p>0</text:p>
          </table:table-cell>
          <table:table-cell table:style-name="ce9" table:formula="of:=VLOOKUP([.$A24];[.F$29:.G$35];2)" office:value-type="float" office:value="0" calcext:value-type="float">
            <text:p/>
          </table:table-cell>
          <table:table-cell table:style-name="ce9" table:formula="of:=IF([.$A24]&gt;=[.H$28];COM.MICROSOFT.CEILING.MATH(([.$A24]-[.H$28])/[.H$27];1;0);0)" office:value-type="float" office:value="0" calcext:value-type="float">
            <text:p>0</text:p>
          </table:table-cell>
          <table:table-cell table:style-name="ce9" table:formula="of:=VLOOKUP([.$A24];[.H$29:.I$35];2)" office:value-type="float" office:value="0" calcext:value-type="float">
            <text:p/>
          </table:table-cell>
          <table:table-cell table:style-name="ce9" table:formula="of:=IF([.$A24]&gt;=[.J$28];COM.MICROSOFT.CEILING.MATH(([.$A24]-[.J$28])/[.J$27];1;0);0)" office:value-type="float" office:value="0" calcext:value-type="float">
            <text:p>0</text:p>
          </table:table-cell>
          <table:table-cell table:style-name="ce9" table:formula="of:=VLOOKUP([.$A24];[.J$29:.K$35];2)" office:value-type="float" office:value="0" calcext:value-type="float">
            <text:p/>
          </table:table-cell>
          <table:table-cell/>
          <table:table-cell table:style-name="ce20" table:formula="of:=COM.MICROSOFT.TEXTJOIN(&quot;-&quot;;0;[.B24];[.C24])" office:value-type="string" office:string-value="1-3" calcext:value-type="string">
            <text:p>1-3</text:p>
          </table:table-cell>
          <table:table-cell table:style-name="ce20" table:formula="of:=COM.MICROSOFT.TEXTJOIN(&quot;&quot;;0;[.D24];[.E24])" office:value-type="string" office:string-value="0" calcext:value-type="string">
            <text:p>0</text:p>
          </table:table-cell>
          <table:table-cell table:style-name="ce20" table:formula="of:=COM.MICROSOFT.TEXTJOIN(&quot;&quot;;0;[.F24];[.G24])" office:value-type="string" office:string-value="0" calcext:value-type="string">
            <text:p>0</text:p>
          </table:table-cell>
          <table:table-cell table:style-name="ce20" table:formula="of:=COM.MICROSOFT.TEXTJOIN(&quot;&quot;;0;[.H24];[.I24])" office:value-type="string" office:string-value="0" calcext:value-type="string">
            <text:p>0</text:p>
          </table:table-cell>
          <table:table-cell table:style-name="ce20" table:formula="of:=COM.MICROSOFT.TEXTJOIN(&quot;&quot;;0;[.J24];[.K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7" office:value-type="string" calcext:value-type="string">
            <text:p>MAX</text:p>
          </table:table-cell>
          <table:table-cell table:style-name="ce10"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" office:value-type="string" calcext:value-type="string">
            <text:p>DIV</text:p>
          </table:table-cell>
          <table:table-cell table:formula="of:=(150-[.D$28])/[.D$26]" office:value-type="float" office:value="1.85714285714286" calcext:value-type="float">
            <text:p>1,85714285714286</text:p>
          </table:table-cell>
          <table:table-cell office:value-type="string" calcext:value-type="string">
            <text:p>-</text:p>
          </table:table-cell>
          <table:table-cell table:formula="of:=(150-[.F$28])/[.F$26]" office:value-type="float" office:value="2.68" calcext:value-type="float">
            <text:p>2,68</text:p>
          </table:table-cell>
          <table:table-cell office:value-type="string" calcext:value-type="string">
            <text:p>-</text:p>
          </table:table-cell>
          <table:table-cell table:formula="of:=(150-[.H$28])/[.H$26]" office:value-type="float" office:value="3.6" calcext:value-type="float">
            <text:p>3,6</text:p>
          </table:table-cell>
          <table:table-cell office:value-type="string" calcext:value-type="string">
            <text:p>-</text:p>
          </table:table-cell>
          <table:table-cell table:formula="of:=(150-[.J$28])/[.J$26]" office:value-type="float" office:value="7.5" calcext:value-type="float">
            <text:p>7,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" office:value-type="string" calcext:value-type="string">
            <text:p>HTH</text:p>
          </table:table-cell>
          <table:table-cell table:style-name="ce10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10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10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" office:value-type="string" calcext:value-type="string">
            <text:p>A</text:p>
          </table:table-cell>
          <table:table-cell table:style-name="ce10" office:value-type="float" office:value="89" calcext:value-type="float">
            <text:p>89</text:p>
          </table:table-cell>
          <table:table-cell table:style-name="ce7" office:value-type="string" calcext:value-type="string">
            <text:p>A</text:p>
          </table:table-cell>
          <table:table-cell table:style-name="ce10" office:value-type="float" office:value="97" calcext:value-type="float">
            <text:p>97</text:p>
          </table:table-cell>
          <table:table-cell table:style-name="ce7" office:value-type="string" calcext:value-type="string">
            <text:p>A</text:p>
          </table:table-cell>
          <table:table-cell table:style-name="ce10" office:value-type="float" office:value="100" calcext:value-type="float">
            <text:p>100</text:p>
          </table:table-cell>
          <table:table-cell table:style-name="ce7" office:value-type="string" calcext:value-type="string">
            <text:p>A</text:p>
          </table:table-cell>
          <table:table-cell table:style-name="ce10" office:value-type="float" office:value="104" calcext:value-type="float">
            <text:p>104</text:p>
          </table:table-cell>
          <table:table-cell table:style-name="ce7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table:style-name="ce10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10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10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10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C</text:p>
          </table:table-cell>
          <table:table-cell table:style-name="ce10" office:value-type="float" office:value="108" calcext:value-type="float">
            <text:p>108</text:p>
          </table:table-cell>
          <table:table-cell table:style-name="ce7" office:value-type="string" calcext:value-type="string">
            <text:p>C</text:p>
          </table:table-cell>
          <table:table-cell table:style-name="ce10" office:value-type="float" office:value="116" calcext:value-type="float">
            <text:p>116</text:p>
          </table:table-cell>
          <table:table-cell table:style-name="ce7" office:value-type="string" calcext:value-type="string">
            <text:p>C</text:p>
          </table:table-cell>
          <table:table-cell table:style-name="ce10" office:value-type="float" office:value="123" calcext:value-type="float">
            <text:p>123</text:p>
          </table:table-cell>
          <table:table-cell table:style-name="ce7" office:value-type="string" calcext:value-type="string">
            <text:p>C</text:p>
          </table:table-cell>
          <table:table-cell table:style-name="ce10" office:value-type="float" office:value="123" calcext:value-type="float">
            <text:p>123</text:p>
          </table:table-cell>
          <table:table-cell table:style-name="ce7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D</text:p>
          </table:table-cell>
          <table:table-cell table:style-name="ce10" office:value-type="float" office:value="116" calcext:value-type="float">
            <text:p>116</text:p>
          </table:table-cell>
          <table:table-cell table:style-name="ce7" office:value-type="string" calcext:value-type="string">
            <text:p>D</text:p>
          </table:table-cell>
          <table:table-cell table:style-name="ce10" office:value-type="float" office:value="127" calcext:value-type="float">
            <text:p>127</text:p>
          </table:table-cell>
          <table:table-cell table:style-name="ce7" office:value-type="string" calcext:value-type="string">
            <text:p>D</text:p>
          </table:table-cell>
          <table:table-cell table:style-name="ce10" office:value-type="float" office:value="135" calcext:value-type="float">
            <text:p>135</text:p>
          </table:table-cell>
          <table:table-cell table:style-name="ce7" office:value-type="string" calcext:value-type="string">
            <text:p>D</text:p>
          </table:table-cell>
          <table:table-cell table:style-name="ce10" office:value-type="float" office:value="131" calcext:value-type="float">
            <text:p>131</text:p>
          </table:table-cell>
          <table:table-cell table:style-name="ce7"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E</text:p>
          </table:table-cell>
          <table:table-cell table:style-name="ce10" office:value-type="float" office:value="123" calcext:value-type="float">
            <text:p>123</text:p>
          </table:table-cell>
          <table:table-cell table:style-name="ce7" office:value-type="string" calcext:value-type="string">
            <text:p>E</text:p>
          </table:table-cell>
          <table:table-cell table:style-name="ce10" office:value-type="float" office:value="135" calcext:value-type="float">
            <text:p>135</text:p>
          </table:table-cell>
          <table:table-cell table:style-name="ce7" office:value-type="string" calcext:value-type="string">
            <text:p>E</text:p>
          </table:table-cell>
          <table:table-cell table:style-name="ce10" office:value-type="float" office:value="146" calcext:value-type="float">
            <text:p>146</text:p>
          </table:table-cell>
          <table:table-cell table:style-name="ce7" office:value-type="string" calcext:value-type="string">
            <text:p>E</text:p>
          </table:table-cell>
          <table:table-cell table:style-name="ce10" office:value-type="float" office:value="146" calcext:value-type="float">
            <text:p>146</text:p>
          </table:table-cell>
          <table:table-cell table:style-name="ce7"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table:style-name="ce7"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table:style-name="ce7"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table:style-name="ce7"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table:style-name="ce7" office:value-type="string" calcext:value-type="string">
            <text:p>F</text:p>
          </table:table-cell>
          <table:table-cell table:number-columns-repeated="6"/>
        </table:table-row>
        <table:table-row table:style-name="ro1" table:number-rows-repeated="104854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1" table:style-name="ta2">
        <table:table-column table:style-name="co6" table:number-columns-repeated="2" table:default-cell-style-name="ce3"/>
        <table:table-column table:style-name="co7" table:default-cell-style-name="ce12"/>
        <table:table-column table:style-name="co8" table:number-columns-repeated="7" table:default-cell-style-name="ce12"/>
        <table:table-column table:style-name="co9" table:default-cell-style-name="ce16"/>
        <table:table-column table:style-name="co6" table:default-cell-style-name="ce3"/>
        <table:table-column table:style-name="co10" table:number-columns-repeated="4" table:default-cell-style-name="ce3"/>
        <table:table-column table:style-name="co6" table:number-columns-repeated="1007" table:default-cell-style-name="ce16"/>
        <table:table-column table:style-name="co6" table:default-cell-style-name="Default"/>
        <table:table-row table:style-name="ro1">
          <table:table-cell table:style-name="ce1" table:number-columns-repeated="2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35" calcext:value-type="float">
            <text:p>135</text:p>
          </table:table-cell>
          <table:table-cell table:style-name="ce15"/>
          <table:table-cell table:style-name="ce1" table:number-columns-repeated="5"/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/>
          <table:table-cell table:style-name="ce1" office:value-type="float" office:value="50" calcext:value-type="float">
            <text:p>50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15"/>
          <table:table-cell table:style-name="ce1" table:number-columns-repeated="5"/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table:number-columns-repeated="2"/>
          <table:table-cell table:style-name="ce3" office:value-type="float" office:value="-25" calcext:value-type="float">
            <text:p>-25</text:p>
          </table:table-cell>
          <table:table-cell table:number-columns-repeated="2" table:style-name="ce3" office:value-type="float" office:value="-15" calcext:value-type="float">
            <text:p>-15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-30" calcext:value-type="float">
            <text:p>-30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-40" calcext:value-type="float">
            <text:p>-40</text:p>
          </table:table-cell>
          <table:table-cell table:style-name="ce15"/>
          <table:table-cell table:style-name="ce1" table:number-columns-repeated="5"/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table:number-columns-repeated="2"/>
          <table:table-cell table:style-name="ce11" office:value-type="string" calcext:value-type="string" table:number-columns-spanned="2" table:number-rows-spanned="1">
            <text:p>No Armor</text:p>
          </table:table-cell>
          <table:covered-table-cell table:style-name="ce4"/>
          <table:table-cell table:style-name="ce11" office:value-type="string" calcext:value-type="string" table:number-columns-spanned="2" table:number-rows-spanned="1">
            <text:p><text:s/>Light</text:p>
          </table:table-cell>
          <table:covered-table-cell table:style-name="ce4"/>
          <table:table-cell table:style-name="ce11" office:value-type="string" calcext:value-type="string" table:number-columns-spanned="2" table:number-rows-spanned="1">
            <text:p><text:s/>Medium</text:p>
          </table:table-cell>
          <table:covered-table-cell table:style-name="ce4"/>
          <table:table-cell table:style-name="ce11" office:value-type="string" calcext:value-type="string" table:number-columns-spanned="2" table:number-rows-spanned="1">
            <text:p><text:s/>Heavy</text:p>
          </table:table-cell>
          <table:covered-table-cell table:style-name="ce4"/>
          <table:table-cell table:style-name="ce15"/>
          <table:table-cell table:style-name="ce1"/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H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50" calcext:value-type="float">
            <text:p>250</text:p>
          </table:table-cell>
          <table:table-cell table:style-name="ce4" table:formula="of:=TRUNC([.$B$2]*(VLOOKUP((([.$A5]+[.C$3])*([.C$1]/100))+[.C$2];[$Sheet2.$A$1:$Sheet2.$C$51];2;1)+VLOOKUP((([.$B5]+[.C$3])*([.C$1]/100))+[.C$2];[$Sheet2.$A$1:$Sheet2.$C$51];2;1))/200;0)" office:value-type="float" office:value="97" calcext:value-type="float">
            <text:p>97</text:p>
          </table:table-cell>
          <table:table-cell table:style-name="ce13" table:formula="of:=VLOOKUP((([.$B5]+[.D$3])*([.D$1]/100))+[.D$2];[$Sheet2.$A$1:$Sheet2.$C$51];3;1)" office:value-type="string" office:string-value="J" calcext:value-type="string">
            <text:p>J</text:p>
          </table:table-cell>
          <table:table-cell table:style-name="ce4" table:formula="of:=[.$B$2]*(VLOOKUP((([.$A5]+[.E$3])*([.E$1]/100))+[.E$2];[$Sheet2.$A$1:$Sheet2.$C$51];2;1)+VLOOKUP((([.$B5]+[.E$3])*([.E$1]/100))+[.E$2];[$Sheet2.$A$1:$Sheet2.$C$51];2;1))/200" office:value-type="float" office:value="72.5" calcext:value-type="float">
            <text:p>73</text:p>
          </table:table-cell>
          <table:table-cell table:style-name="ce13" table:formula="of:=VLOOKUP((([.$B5]+[.F$3])*([.F$1]/100))+[.F$2];[$Sheet2.$A$1:$Sheet2.$C$51];3;1)" office:value-type="string" office:string-value="J" calcext:value-type="string">
            <text:p>J</text:p>
          </table:table-cell>
          <table:table-cell table:style-name="ce4" table:formula="of:=TRUNC([.$B$2]*(VLOOKUP((([.$A5]+[.G$3])*([.G$1]/100))+[.G$2];[$Sheet2.$A$1:$Sheet2.$C$51];2;1)+VLOOKUP((([.$B5]+[.G$3])*([.G$1]/100))+[.G$2];[$Sheet2.$A$1:$Sheet2.$C$51];2;1))/200;0)" office:value-type="float" office:value="58" calcext:value-type="float">
            <text:p>58</text:p>
          </table:table-cell>
          <table:table-cell table:style-name="ce13" table:formula="of:=VLOOKUP((([.$B5]+[.H$3])*([.H$1]/100))+[.H$2];[$Sheet2.$A$1:$Sheet2.$C$51];3;1)" office:value-type="string" office:string-value="J" calcext:value-type="string">
            <text:p>J</text:p>
          </table:table-cell>
          <table:table-cell table:style-name="ce4" table:formula="of:=TRUNC([.$B$2]*(VLOOKUP((([.$A5]+[.I$3])*([.I$1]/100))+[.I$2];[$Sheet2.$A$1:$Sheet2.$C$51];2;1)+VLOOKUP((([.$B5]+[.I$3])*([.I$1]/100))+[.I$2];[$Sheet2.$A$1:$Sheet2.$C$51];2;1))/200;0)" office:value-type="float" office:value="46" calcext:value-type="float">
            <text:p>46</text:p>
          </table:table-cell>
          <table:table-cell table:style-name="ce13" table:formula="of:=VLOOKUP((([.$B5]+[.J$3])*([.J$1]/100))+[.J$2];[$Sheet2.$A$1:$Sheet2.$C$51];3;1)" office:value-type="string" office:string-value="J" calcext:value-type="string">
            <text:p>J</text:p>
          </table:table-cell>
          <table:table-cell table:style-name="ce15"/>
          <table:table-cell table:style-name="ce1" table:formula="of:=COM.MICROSOFT.TEXTJOIN(&quot;-&quot;;0;[.A5];[.B5])" office:value-type="string" office:string-value="246-250" calcext:value-type="string">
            <text:p>246-250</text:p>
          </table:table-cell>
          <table:table-cell table:style-name="ce33" table:formula="of:=COM.MICROSOFT.TEXTJOIN(&quot;&quot;;0;[.C5];[.D5])" office:value-type="string" office:string-value="97J" calcext:value-type="string">
            <text:p>97J</text:p>
          </table:table-cell>
          <table:table-cell table:style-name="ce33" table:formula="of:=COM.MICROSOFT.TEXTJOIN(&quot;&quot;;0;TRUNC([.E5]);[.F5])" office:value-type="string" office:string-value="72J" calcext:value-type="string">
            <text:p>72J</text:p>
          </table:table-cell>
          <table:table-cell table:style-name="ce1" table:formula="of:=COM.MICROSOFT.TEXTJOIN(&quot;&quot;;0;TRUNC([.G5]);[.H5])" office:value-type="string" office:string-value="58J" calcext:value-type="string">
            <text:p>58J</text:p>
          </table:table-cell>
          <table:table-cell table:style-name="ce1" table:formula="of:=COM.MICROSOFT.TEXTJOIN(&quot;&quot;;0;TRUNC([.I5]);[.J5])" office:value-type="string" office:string-value="46J" calcext:value-type="string">
            <text:p>46J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45" calcext:value-type="float">
            <text:p>245</text:p>
          </table:table-cell>
          <table:table-cell table:style-name="ce4" table:formula="of:=TRUNC([.$B$2]*(VLOOKUP((([.$A6]+[.C$3])*([.C$1]/100))+[.C$2];[$Sheet2.$A$1:$Sheet2.$C$51];2;1)+VLOOKUP((([.$B6]+[.C$3])*([.C$1]/100))+[.C$2];[$Sheet2.$A$1:$Sheet2.$C$51];2;1))/200;0)" office:value-type="float" office:value="95" calcext:value-type="float">
            <text:p>95</text:p>
          </table:table-cell>
          <table:table-cell table:style-name="ce13" table:formula="of:=VLOOKUP((([.$B6]+[.D$3])*([.D$1]/100))+[.D$2];[$Sheet2.$A$1:$Sheet2.$C$51];3;1)" office:value-type="string" office:string-value="J" calcext:value-type="string">
            <text:p>J</text:p>
          </table:table-cell>
          <table:table-cell table:style-name="ce4" table:formula="of:=[.$B$2]*(VLOOKUP((([.$A6]+[.E$3])*([.E$1]/100))+[.E$2];[$Sheet2.$A$1:$Sheet2.$C$51];2;1)+VLOOKUP((([.$B6]+[.E$3])*([.E$1]/100))+[.E$2];[$Sheet2.$A$1:$Sheet2.$C$51];2;1))/200" office:value-type="float" office:value="68.75" calcext:value-type="float">
            <text:p>69</text:p>
          </table:table-cell>
          <table:table-cell table:style-name="ce13" table:formula="of:=VLOOKUP((([.$B6]+[.F$3])*([.F$1]/100))+[.F$2];[$Sheet2.$A$1:$Sheet2.$C$51];3;1)" office:value-type="string" office:string-value="J" calcext:value-type="string">
            <text:p>J</text:p>
          </table:table-cell>
          <table:table-cell table:style-name="ce4" table:formula="of:=TRUNC([.$B$2]*(VLOOKUP((([.$A6]+[.G$3])*([.G$1]/100))+[.G$2];[$Sheet2.$A$1:$Sheet2.$C$51];2;1)+VLOOKUP((([.$B6]+[.G$3])*([.G$1]/100))+[.G$2];[$Sheet2.$A$1:$Sheet2.$C$51];2;1))/200;0)" office:value-type="float" office:value="57" calcext:value-type="float">
            <text:p>57</text:p>
          </table:table-cell>
          <table:table-cell table:style-name="ce13" table:formula="of:=VLOOKUP((([.$B6]+[.H$3])*([.H$1]/100))+[.H$2];[$Sheet2.$A$1:$Sheet2.$C$51];3;1)" office:value-type="string" office:string-value="J" calcext:value-type="string">
            <text:p>J</text:p>
          </table:table-cell>
          <table:table-cell table:style-name="ce4" table:formula="of:=TRUNC([.$B$2]*(VLOOKUP((([.$A6]+[.I$3])*([.I$1]/100))+[.I$2];[$Sheet2.$A$1:$Sheet2.$C$51];2;1)+VLOOKUP((([.$B6]+[.I$3])*([.I$1]/100))+[.I$2];[$Sheet2.$A$1:$Sheet2.$C$51];2;1))/200;0)" office:value-type="float" office:value="45" calcext:value-type="float">
            <text:p>45</text:p>
          </table:table-cell>
          <table:table-cell table:style-name="ce13" table:formula="of:=VLOOKUP((([.$B6]+[.J$3])*([.J$1]/100))+[.J$2];[$Sheet2.$A$1:$Sheet2.$C$51];3;1)" office:value-type="string" office:string-value="J" calcext:value-type="string">
            <text:p>J</text:p>
          </table:table-cell>
          <table:table-cell table:style-name="ce15"/>
          <table:table-cell table:style-name="ce1" table:formula="of:=COM.MICROSOFT.TEXTJOIN(&quot;-&quot;;0;[.A6];[.B6])" office:value-type="string" office:string-value="241-245" calcext:value-type="string">
            <text:p>241-245</text:p>
          </table:table-cell>
          <table:table-cell table:style-name="ce33" table:formula="of:=COM.MICROSOFT.TEXTJOIN(&quot;&quot;;0;[.C6];[.D6])" office:value-type="string" office:string-value="95J" calcext:value-type="string">
            <text:p>95J</text:p>
          </table:table-cell>
          <table:table-cell table:style-name="ce33" table:formula="of:=COM.MICROSOFT.TEXTJOIN(&quot;&quot;;0;TRUNC([.E6]);[.F6])" office:value-type="string" office:string-value="68J" calcext:value-type="string">
            <text:p>68J</text:p>
          </table:table-cell>
          <table:table-cell table:style-name="ce1" table:formula="of:=COM.MICROSOFT.TEXTJOIN(&quot;&quot;;0;TRUNC([.G6]);[.H6])" office:value-type="string" office:string-value="57J" calcext:value-type="string">
            <text:p>57J</text:p>
          </table:table-cell>
          <table:table-cell table:style-name="ce1" table:formula="of:=COM.MICROSOFT.TEXTJOIN(&quot;&quot;;0;TRUNC([.I6]);[.J6])" office:value-type="string" office:string-value="45J" calcext:value-type="string">
            <text:p>45J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240" calcext:value-type="float">
            <text:p>240</text:p>
          </table:table-cell>
          <table:table-cell table:style-name="ce4" table:formula="of:=TRUNC([.$B$2]*(VLOOKUP((([.$A7]+[.C$3])*([.C$1]/100))+[.C$2];[$Sheet2.$A$1:$Sheet2.$C$51];2;1)+VLOOKUP((([.$B7]+[.C$3])*([.C$1]/100))+[.C$2];[$Sheet2.$A$1:$Sheet2.$C$51];2;1))/200;0)" office:value-type="float" office:value="90" calcext:value-type="float">
            <text:p>90</text:p>
          </table:table-cell>
          <table:table-cell table:style-name="ce13" table:formula="of:=VLOOKUP((([.$B7]+[.D$3])*([.D$1]/100))+[.D$2];[$Sheet2.$A$1:$Sheet2.$C$51];3;1)" office:value-type="string" office:string-value="J" calcext:value-type="string">
            <text:p>J</text:p>
          </table:table-cell>
          <table:table-cell table:style-name="ce4" table:formula="of:=[.$B$2]*(VLOOKUP((([.$A7]+[.E$3])*([.E$1]/100))+[.E$2];[$Sheet2.$A$1:$Sheet2.$C$51];2;1)+VLOOKUP((([.$B7]+[.E$3])*([.E$1]/100))+[.E$2];[$Sheet2.$A$1:$Sheet2.$C$51];2;1))/200" office:value-type="float" office:value="67.5" calcext:value-type="float">
            <text:p>68</text:p>
          </table:table-cell>
          <table:table-cell table:style-name="ce13" table:formula="of:=VLOOKUP((([.$B7]+[.F$3])*([.F$1]/100))+[.F$2];[$Sheet2.$A$1:$Sheet2.$C$51];3;1)" office:value-type="string" office:string-value="J" calcext:value-type="string">
            <text:p>J</text:p>
          </table:table-cell>
          <table:table-cell table:style-name="ce4" table:formula="of:=TRUNC([.$B$2]*(VLOOKUP((([.$A7]+[.G$3])*([.G$1]/100))+[.G$2];[$Sheet2.$A$1:$Sheet2.$C$51];2;1)+VLOOKUP((([.$B7]+[.G$3])*([.G$1]/100))+[.G$2];[$Sheet2.$A$1:$Sheet2.$C$51];2;1))/200;0)" office:value-type="float" office:value="56" calcext:value-type="float">
            <text:p>56</text:p>
          </table:table-cell>
          <table:table-cell table:style-name="ce13" table:formula="of:=VLOOKUP((([.$B7]+[.H$3])*([.H$1]/100))+[.H$2];[$Sheet2.$A$1:$Sheet2.$C$51];3;1)" office:value-type="string" office:string-value="J" calcext:value-type="string">
            <text:p>J</text:p>
          </table:table-cell>
          <table:table-cell table:style-name="ce4" table:formula="of:=TRUNC([.$B$2]*(VLOOKUP((([.$A7]+[.I$3])*([.I$1]/100))+[.I$2];[$Sheet2.$A$1:$Sheet2.$C$51];2;1)+VLOOKUP((([.$B7]+[.I$3])*([.I$1]/100))+[.I$2];[$Sheet2.$A$1:$Sheet2.$C$51];2;1))/200;0)" office:value-type="float" office:value="42" calcext:value-type="float">
            <text:p>42</text:p>
          </table:table-cell>
          <table:table-cell table:style-name="ce13" table:formula="of:=VLOOKUP((([.$B7]+[.J$3])*([.J$1]/100))+[.J$2];[$Sheet2.$A$1:$Sheet2.$C$51];3;1)" office:value-type="string" office:string-value="J" calcext:value-type="string">
            <text:p>J</text:p>
          </table:table-cell>
          <table:table-cell table:style-name="ce15"/>
          <table:table-cell table:style-name="ce1" table:formula="of:=COM.MICROSOFT.TEXTJOIN(&quot;-&quot;;0;[.A7];[.B7])" office:value-type="string" office:string-value="236-240" calcext:value-type="string">
            <text:p>236-240</text:p>
          </table:table-cell>
          <table:table-cell table:style-name="ce33" table:formula="of:=COM.MICROSOFT.TEXTJOIN(&quot;&quot;;0;[.C7];[.D7])" office:value-type="string" office:string-value="90J" calcext:value-type="string">
            <text:p>90J</text:p>
          </table:table-cell>
          <table:table-cell table:style-name="ce33" table:formula="of:=COM.MICROSOFT.TEXTJOIN(&quot;&quot;;0;TRUNC([.E7]);[.F7])" office:value-type="string" office:string-value="67J" calcext:value-type="string">
            <text:p>67J</text:p>
          </table:table-cell>
          <table:table-cell table:style-name="ce1" table:formula="of:=COM.MICROSOFT.TEXTJOIN(&quot;&quot;;0;TRUNC([.G7]);[.H7])" office:value-type="string" office:string-value="56J" calcext:value-type="string">
            <text:p>56J</text:p>
          </table:table-cell>
          <table:table-cell table:style-name="ce1" table:formula="of:=COM.MICROSOFT.TEXTJOIN(&quot;&quot;;0;TRUNC([.I7]);[.J7])" office:value-type="string" office:string-value="42J" calcext:value-type="string">
            <text:p>42J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35" calcext:value-type="float">
            <text:p>235</text:p>
          </table:table-cell>
          <table:table-cell table:style-name="ce4" table:formula="of:=TRUNC([.$B$2]*(VLOOKUP((([.$A8]+[.C$3])*([.C$1]/100))+[.C$2];[$Sheet2.$A$1:$Sheet2.$C$51];2;1)+VLOOKUP((([.$B8]+[.C$3])*([.C$1]/100))+[.C$2];[$Sheet2.$A$1:$Sheet2.$C$51];2;1))/200;0)" office:value-type="float" office:value="87" calcext:value-type="float">
            <text:p>87</text:p>
          </table:table-cell>
          <table:table-cell table:style-name="ce13" table:formula="of:=VLOOKUP((([.$B8]+[.D$3])*([.D$1]/100))+[.D$2];[$Sheet2.$A$1:$Sheet2.$C$51];3;1)" office:value-type="string" office:string-value="J" calcext:value-type="string">
            <text:p>J</text:p>
          </table:table-cell>
          <table:table-cell table:style-name="ce4" table:formula="of:=[.$B$2]*(VLOOKUP((([.$A8]+[.E$3])*([.E$1]/100))+[.E$2];[$Sheet2.$A$1:$Sheet2.$C$51];2;1)+VLOOKUP((([.$B8]+[.E$3])*([.E$1]/100))+[.E$2];[$Sheet2.$A$1:$Sheet2.$C$51];2;1))/200" office:value-type="float" office:value="66.25" calcext:value-type="float">
            <text:p>66</text:p>
          </table:table-cell>
          <table:table-cell table:style-name="ce13" table:formula="of:=VLOOKUP((([.$B8]+[.F$3])*([.F$1]/100))+[.F$2];[$Sheet2.$A$1:$Sheet2.$C$51];3;1)" office:value-type="string" office:string-value="J" calcext:value-type="string">
            <text:p>J</text:p>
          </table:table-cell>
          <table:table-cell table:style-name="ce4" table:formula="of:=TRUNC([.$B$2]*(VLOOKUP((([.$A8]+[.G$3])*([.G$1]/100))+[.G$2];[$Sheet2.$A$1:$Sheet2.$C$51];2;1)+VLOOKUP((([.$B8]+[.G$3])*([.G$1]/100))+[.G$2];[$Sheet2.$A$1:$Sheet2.$C$51];2;1))/200;0)" office:value-type="float" office:value="52" calcext:value-type="float">
            <text:p>52</text:p>
          </table:table-cell>
          <table:table-cell table:style-name="ce13" table:formula="of:=VLOOKUP((([.$B8]+[.H$3])*([.H$1]/100))+[.H$2];[$Sheet2.$A$1:$Sheet2.$C$51];3;1)" office:value-type="string" office:string-value="J" calcext:value-type="string">
            <text:p>J</text:p>
          </table:table-cell>
          <table:table-cell table:style-name="ce4" table:formula="of:=TRUNC([.$B$2]*(VLOOKUP((([.$A8]+[.I$3])*([.I$1]/100))+[.I$2];[$Sheet2.$A$1:$Sheet2.$C$51];2;1)+VLOOKUP((([.$B8]+[.I$3])*([.I$1]/100))+[.I$2];[$Sheet2.$A$1:$Sheet2.$C$51];2;1))/200;0)" office:value-type="float" office:value="37" calcext:value-type="float">
            <text:p>37</text:p>
          </table:table-cell>
          <table:table-cell table:style-name="ce13" table:formula="of:=VLOOKUP((([.$B8]+[.J$3])*([.J$1]/100))+[.J$2];[$Sheet2.$A$1:$Sheet2.$C$51];3;1)" office:value-type="string" office:string-value="J" calcext:value-type="string">
            <text:p>J</text:p>
          </table:table-cell>
          <table:table-cell table:style-name="ce15"/>
          <table:table-cell table:style-name="ce1" table:formula="of:=COM.MICROSOFT.TEXTJOIN(&quot;-&quot;;0;[.A8];[.B8])" office:value-type="string" office:string-value="231-235" calcext:value-type="string">
            <text:p>231-235</text:p>
          </table:table-cell>
          <table:table-cell table:style-name="ce33" table:formula="of:=COM.MICROSOFT.TEXTJOIN(&quot;&quot;;0;[.C8];[.D8])" office:value-type="string" office:string-value="87J" calcext:value-type="string">
            <text:p>87J</text:p>
          </table:table-cell>
          <table:table-cell table:style-name="ce33" table:formula="of:=COM.MICROSOFT.TEXTJOIN(&quot;&quot;;0;TRUNC([.E8]);[.F8])" office:value-type="string" office:string-value="66J" calcext:value-type="string">
            <text:p>66J</text:p>
          </table:table-cell>
          <table:table-cell table:style-name="ce1" table:formula="of:=COM.MICROSOFT.TEXTJOIN(&quot;&quot;;0;TRUNC([.G8]);[.H8])" office:value-type="string" office:string-value="52J" calcext:value-type="string">
            <text:p>52J</text:p>
          </table:table-cell>
          <table:table-cell table:style-name="ce1" table:formula="of:=COM.MICROSOFT.TEXTJOIN(&quot;&quot;;0;TRUNC([.I8]);[.J8])" office:value-type="string" office:string-value="37J" calcext:value-type="string">
            <text:p>37J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22" office:value-type="string" calcext:value-type="string" table:number-columns-spanned="10" table:number-rows-spanned="1">
            <text:p><text:span text:style-name="T1">Maximum Result for Attacker Size </text:span>Colossal</text:p>
          </table:table-cell>
          <table:covered-table-cell table:style-name="ce1"/>
          <table:covered-table-cell table:style-name="ce4"/>
          <table:covered-table-cell table:style-name="ce14"/>
          <table:covered-table-cell table:style-name="ce4"/>
          <table:covered-table-cell table:style-name="ce14"/>
          <table:covered-table-cell table:style-name="ce4"/>
          <table:covered-table-cell table:style-name="ce14"/>
          <table:covered-table-cell table:style-name="ce4"/>
          <table:covered-table-cell table:style-name="ce14"/>
          <table:table-cell table:style-name="ce15"/>
          <table:table-cell table:style-name="ce22" table:formula="of:=[.A9]" office:value-type="string" office:string-value="Maximum Result for Attacker Size Colossal" calcext:value-type="string" table:number-columns-spanned="5" table:number-rows-spanned="1">
            <text:p>Maximum Result for Attacker Size Colossal</text:p>
          </table:table-cell>
          <table:covered-table-cell table:number-columns-repeated="2" table:style-name="ce33"/>
          <table:covered-table-cell table:number-columns-repeated="2" table:style-name="ce1"/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1" office:value-type="float" office:value="230" calcext:value-type="float">
            <text:p>230</text:p>
          </table:table-cell>
          <table:table-cell table:style-name="ce4" table:formula="of:=TRUNC([.$B$2]*(VLOOKUP((([.$A10]+[.C$3])*([.C$1]/100))+[.C$2];[$Sheet2.$A$1:$Sheet2.$C$51];2;1)+VLOOKUP((([.$B10]+[.C$3])*([.C$1]/100))+[.C$2];[$Sheet2.$A$1:$Sheet2.$C$51];2;1))/200;0)" office:value-type="float" office:value="85" calcext:value-type="float">
            <text:p>85</text:p>
          </table:table-cell>
          <table:table-cell table:style-name="ce13" table:formula="of:=VLOOKUP((([.$B10]+[.D$3])*([.D$1]/100))+[.D$2];[$Sheet2.$A$1:$Sheet2.$C$51];3;1)" office:value-type="string" office:string-value="I" calcext:value-type="string">
            <text:p>I</text:p>
          </table:table-cell>
          <table:table-cell table:style-name="ce4" table:formula="of:=[.$B$2]*(VLOOKUP((([.$A10]+[.E$3])*([.E$1]/100))+[.E$2];[$Sheet2.$A$1:$Sheet2.$C$51];2;1)+VLOOKUP((([.$B10]+[.E$3])*([.E$1]/100))+[.E$2];[$Sheet2.$A$1:$Sheet2.$C$51];2;1))/200" office:value-type="float" office:value="62.5" calcext:value-type="float">
            <text:p>63</text:p>
          </table:table-cell>
          <table:table-cell table:style-name="ce13" table:formula="of:=VLOOKUP((([.$B10]+[.F$3])*([.F$1]/100))+[.F$2];[$Sheet2.$A$1:$Sheet2.$C$51];3;1)" office:value-type="string" office:string-value="I" calcext:value-type="string">
            <text:p>I</text:p>
          </table:table-cell>
          <table:table-cell table:style-name="ce4" table:formula="of:=TRUNC([.$B$2]*(VLOOKUP((([.$A10]+[.G$3])*([.G$1]/100))+[.G$2];[$Sheet2.$A$1:$Sheet2.$C$51];2;1)+VLOOKUP((([.$B10]+[.G$3])*([.G$1]/100))+[.G$2];[$Sheet2.$A$1:$Sheet2.$C$51];2;1))/200;0)" office:value-type="float" office:value="50" calcext:value-type="float">
            <text:p>50</text:p>
          </table:table-cell>
          <table:table-cell table:style-name="ce13" table:formula="of:=VLOOKUP((([.$B10]+[.H$3])*([.H$1]/100))+[.H$2];[$Sheet2.$A$1:$Sheet2.$C$51];3;1)" office:value-type="string" office:string-value="J" calcext:value-type="string">
            <text:p>J</text:p>
          </table:table-cell>
          <table:table-cell table:style-name="ce4" table:formula="of:=TRUNC([.$B$2]*(VLOOKUP((([.$A10]+[.I$3])*([.I$1]/100))+[.I$2];[$Sheet2.$A$1:$Sheet2.$C$51];2;1)+VLOOKUP((([.$B10]+[.I$3])*([.I$1]/100))+[.I$2];[$Sheet2.$A$1:$Sheet2.$C$51];2;1))/200;0)" office:value-type="float" office:value="35" calcext:value-type="float">
            <text:p>35</text:p>
          </table:table-cell>
          <table:table-cell table:style-name="ce13" table:formula="of:=VLOOKUP((([.$B10]+[.J$3])*([.J$1]/100))+[.J$2];[$Sheet2.$A$1:$Sheet2.$C$51];3;1)" office:value-type="string" office:string-value="J" calcext:value-type="string">
            <text:p>J</text:p>
          </table:table-cell>
          <table:table-cell table:style-name="ce15"/>
          <table:table-cell table:style-name="ce1" table:formula="of:=COM.MICROSOFT.TEXTJOIN(&quot;-&quot;;0;[.A10];[.B10])" office:value-type="string" office:string-value="226-230" calcext:value-type="string">
            <text:p>226-230</text:p>
          </table:table-cell>
          <table:table-cell table:style-name="ce33" table:formula="of:=COM.MICROSOFT.TEXTJOIN(&quot;&quot;;0;[.C10];[.D10])" office:value-type="string" office:string-value="85I" calcext:value-type="string">
            <text:p>85I</text:p>
          </table:table-cell>
          <table:table-cell table:style-name="ce33" table:formula="of:=COM.MICROSOFT.TEXTJOIN(&quot;&quot;;0;TRUNC([.E10]);[.F10])" office:value-type="string" office:string-value="62I" calcext:value-type="string">
            <text:p>62I</text:p>
          </table:table-cell>
          <table:table-cell table:style-name="ce1" table:formula="of:=COM.MICROSOFT.TEXTJOIN(&quot;&quot;;0;TRUNC([.G10]);[.H10])" office:value-type="string" office:string-value="50J" calcext:value-type="string">
            <text:p>50J</text:p>
          </table:table-cell>
          <table:table-cell table:style-name="ce1" table:formula="of:=COM.MICROSOFT.TEXTJOIN(&quot;&quot;;0;TRUNC([.I10]);[.J10])" office:value-type="string" office:string-value="35J" calcext:value-type="string">
            <text:p>35J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25" calcext:value-type="float">
            <text:p>225</text:p>
          </table:table-cell>
          <table:table-cell table:style-name="ce4" table:formula="of:=TRUNC([.$B$2]*(VLOOKUP((([.$A11]+[.C$3])*([.C$1]/100))+[.C$2];[$Sheet2.$A$1:$Sheet2.$C$51];2;1)+VLOOKUP((([.$B11]+[.C$3])*([.C$1]/100))+[.C$2];[$Sheet2.$A$1:$Sheet2.$C$51];2;1))/200;0)" office:value-type="float" office:value="80" calcext:value-type="float">
            <text:p>80</text:p>
          </table:table-cell>
          <table:table-cell table:style-name="ce13" table:formula="of:=VLOOKUP((([.$B11]+[.D$3])*([.D$1]/100))+[.D$2];[$Sheet2.$A$1:$Sheet2.$C$51];3;1)" office:value-type="string" office:string-value="I" calcext:value-type="string">
            <text:p>I</text:p>
          </table:table-cell>
          <table:table-cell table:style-name="ce4" table:formula="of:=[.$B$2]*(VLOOKUP((([.$A11]+[.E$3])*([.E$1]/100))+[.E$2];[$Sheet2.$A$1:$Sheet2.$C$51];2;1)+VLOOKUP((([.$B11]+[.E$3])*([.E$1]/100))+[.E$2];[$Sheet2.$A$1:$Sheet2.$C$51];2;1))/200" office:value-type="float" office:value="58.75" calcext:value-type="float">
            <text:p>59</text:p>
          </table:table-cell>
          <table:table-cell table:style-name="ce13" table:formula="of:=VLOOKUP((([.$B11]+[.F$3])*([.F$1]/100))+[.F$2];[$Sheet2.$A$1:$Sheet2.$C$51];3;1)" office:value-type="string" office:string-value="I" calcext:value-type="string">
            <text:p>I</text:p>
          </table:table-cell>
          <table:table-cell table:style-name="ce4" table:formula="of:=TRUNC([.$B$2]*(VLOOKUP((([.$A11]+[.G$3])*([.G$1]/100))+[.G$2];[$Sheet2.$A$1:$Sheet2.$C$51];2;1)+VLOOKUP((([.$B11]+[.G$3])*([.G$1]/100))+[.G$2];[$Sheet2.$A$1:$Sheet2.$C$51];2;1))/200;0)" office:value-type="float" office:value="47" calcext:value-type="float">
            <text:p>47</text:p>
          </table:table-cell>
          <table:table-cell table:style-name="ce13" table:formula="of:=VLOOKUP((([.$B11]+[.H$3])*([.H$1]/100))+[.H$2];[$Sheet2.$A$1:$Sheet2.$C$51];3;1)" office:value-type="string" office:string-value="I" calcext:value-type="string">
            <text:p>I</text:p>
          </table:table-cell>
          <table:table-cell table:style-name="ce4" table:formula="of:=TRUNC([.$B$2]*(VLOOKUP((([.$A11]+[.I$3])*([.I$1]/100))+[.I$2];[$Sheet2.$A$1:$Sheet2.$C$51];2;1)+VLOOKUP((([.$B11]+[.I$3])*([.I$1]/100))+[.I$2];[$Sheet2.$A$1:$Sheet2.$C$51];2;1))/200;0)" office:value-type="float" office:value="33" calcext:value-type="float">
            <text:p>33</text:p>
          </table:table-cell>
          <table:table-cell table:style-name="ce13" table:formula="of:=VLOOKUP((([.$B11]+[.J$3])*([.J$1]/100))+[.J$2];[$Sheet2.$A$1:$Sheet2.$C$51];3;1)" office:value-type="string" office:string-value="J" calcext:value-type="string">
            <text:p>J</text:p>
          </table:table-cell>
          <table:table-cell table:style-name="ce15"/>
          <table:table-cell table:style-name="ce1" table:formula="of:=COM.MICROSOFT.TEXTJOIN(&quot;-&quot;;0;[.A11];[.B11])" office:value-type="string" office:string-value="221-225" calcext:value-type="string">
            <text:p>221-225</text:p>
          </table:table-cell>
          <table:table-cell table:style-name="ce33" table:formula="of:=COM.MICROSOFT.TEXTJOIN(&quot;&quot;;0;[.C11];[.D11])" office:value-type="string" office:string-value="80I" calcext:value-type="string">
            <text:p>80I</text:p>
          </table:table-cell>
          <table:table-cell table:style-name="ce33" table:formula="of:=COM.MICROSOFT.TEXTJOIN(&quot;&quot;;0;TRUNC([.E11]);[.F11])" office:value-type="string" office:string-value="58I" calcext:value-type="string">
            <text:p>58I</text:p>
          </table:table-cell>
          <table:table-cell table:style-name="ce1" table:formula="of:=COM.MICROSOFT.TEXTJOIN(&quot;&quot;;0;TRUNC([.G11]);[.H11])" office:value-type="string" office:string-value="47I" calcext:value-type="string">
            <text:p>47I</text:p>
          </table:table-cell>
          <table:table-cell table:style-name="ce1" table:formula="of:=COM.MICROSOFT.TEXTJOIN(&quot;&quot;;0;TRUNC([.I11]);[.J11])" office:value-type="string" office:string-value="33J" calcext:value-type="string">
            <text:p>33J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20" calcext:value-type="float">
            <text:p>220</text:p>
          </table:table-cell>
          <table:table-cell table:style-name="ce4" table:formula="of:=TRUNC([.$B$2]*(VLOOKUP((([.$A12]+[.C$3])*([.C$1]/100))+[.C$2];[$Sheet2.$A$1:$Sheet2.$C$51];2;1)+VLOOKUP((([.$B12]+[.C$3])*([.C$1]/100))+[.C$2];[$Sheet2.$A$1:$Sheet2.$C$51];2;1))/200;0)" office:value-type="float" office:value="77" calcext:value-type="float">
            <text:p>77</text:p>
          </table:table-cell>
          <table:table-cell table:style-name="ce13" table:formula="of:=VLOOKUP((([.$B12]+[.D$3])*([.D$1]/100))+[.D$2];[$Sheet2.$A$1:$Sheet2.$C$51];3;1)" office:value-type="string" office:string-value="I" calcext:value-type="string">
            <text:p>I</text:p>
          </table:table-cell>
          <table:table-cell table:style-name="ce4" table:formula="of:=[.$B$2]*(VLOOKUP((([.$A12]+[.E$3])*([.E$1]/100))+[.E$2];[$Sheet2.$A$1:$Sheet2.$C$51];2;1)+VLOOKUP((([.$B12]+[.E$3])*([.E$1]/100))+[.E$2];[$Sheet2.$A$1:$Sheet2.$C$51];2;1))/200" office:value-type="float" office:value="56.25" calcext:value-type="float">
            <text:p>56</text:p>
          </table:table-cell>
          <table:table-cell table:style-name="ce13" table:formula="of:=VLOOKUP((([.$B12]+[.F$3])*([.F$1]/100))+[.F$2];[$Sheet2.$A$1:$Sheet2.$C$51];3;1)" office:value-type="string" office:string-value="I" calcext:value-type="string">
            <text:p>I</text:p>
          </table:table-cell>
          <table:table-cell table:style-name="ce4" table:formula="of:=TRUNC([.$B$2]*(VLOOKUP((([.$A12]+[.G$3])*([.G$1]/100))+[.G$2];[$Sheet2.$A$1:$Sheet2.$C$51];2;1)+VLOOKUP((([.$B12]+[.G$3])*([.G$1]/100))+[.G$2];[$Sheet2.$A$1:$Sheet2.$C$51];2;1))/200;0)" office:value-type="float" office:value="46" calcext:value-type="float">
            <text:p>46</text:p>
          </table:table-cell>
          <table:table-cell table:style-name="ce13" table:formula="of:=VLOOKUP((([.$B12]+[.H$3])*([.H$1]/100))+[.H$2];[$Sheet2.$A$1:$Sheet2.$C$51];3;1)" office:value-type="string" office:string-value="I" calcext:value-type="string">
            <text:p>I</text:p>
          </table:table-cell>
          <table:table-cell table:style-name="ce4" table:formula="of:=TRUNC([.$B$2]*(VLOOKUP((([.$A12]+[.I$3])*([.I$1]/100))+[.I$2];[$Sheet2.$A$1:$Sheet2.$C$51];2;1)+VLOOKUP((([.$B12]+[.I$3])*([.I$1]/100))+[.I$2];[$Sheet2.$A$1:$Sheet2.$C$51];2;1))/200;0)" office:value-type="float" office:value="32" calcext:value-type="float">
            <text:p>32</text:p>
          </table:table-cell>
          <table:table-cell table:style-name="ce13" table:formula="of:=VLOOKUP((([.$B12]+[.J$3])*([.J$1]/100))+[.J$2];[$Sheet2.$A$1:$Sheet2.$C$51];3;1)" office:value-type="string" office:string-value="I" calcext:value-type="string">
            <text:p>I</text:p>
          </table:table-cell>
          <table:table-cell table:style-name="ce15"/>
          <table:table-cell table:style-name="ce1" table:formula="of:=COM.MICROSOFT.TEXTJOIN(&quot;-&quot;;0;[.A12];[.B12])" office:value-type="string" office:string-value="216-220" calcext:value-type="string">
            <text:p>216-220</text:p>
          </table:table-cell>
          <table:table-cell table:style-name="ce33" table:formula="of:=COM.MICROSOFT.TEXTJOIN(&quot;&quot;;0;[.C12];[.D12])" office:value-type="string" office:string-value="77I" calcext:value-type="string">
            <text:p>77I</text:p>
          </table:table-cell>
          <table:table-cell table:style-name="ce33" table:formula="of:=COM.MICROSOFT.TEXTJOIN(&quot;&quot;;0;TRUNC([.E12]);[.F12])" office:value-type="string" office:string-value="56I" calcext:value-type="string">
            <text:p>56I</text:p>
          </table:table-cell>
          <table:table-cell table:style-name="ce1" table:formula="of:=COM.MICROSOFT.TEXTJOIN(&quot;&quot;;0;TRUNC([.G12]);[.H12])" office:value-type="string" office:string-value="46I" calcext:value-type="string">
            <text:p>46I</text:p>
          </table:table-cell>
          <table:table-cell table:style-name="ce1" table:formula="of:=COM.MICROSOFT.TEXTJOIN(&quot;&quot;;0;TRUNC([.I12]);[.J12])" office:value-type="string" office:string-value="32I" calcext:value-type="string">
            <text:p>32I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15" calcext:value-type="float">
            <text:p>215</text:p>
          </table:table-cell>
          <table:table-cell table:style-name="ce4" table:formula="of:=TRUNC([.$B$2]*(VLOOKUP((([.$A13]+[.C$3])*([.C$1]/100))+[.C$2];[$Sheet2.$A$1:$Sheet2.$C$51];2;1)+VLOOKUP((([.$B13]+[.C$3])*([.C$1]/100))+[.C$2];[$Sheet2.$A$1:$Sheet2.$C$51];2;1))/200;0)" office:value-type="float" office:value="75" calcext:value-type="float">
            <text:p>75</text:p>
          </table:table-cell>
          <table:table-cell table:style-name="ce13" table:formula="of:=VLOOKUP((([.$B13]+[.D$3])*([.D$1]/100))+[.D$2];[$Sheet2.$A$1:$Sheet2.$C$51];3;1)" office:value-type="string" office:string-value="H" calcext:value-type="string">
            <text:p>H</text:p>
          </table:table-cell>
          <table:table-cell table:style-name="ce4" table:formula="of:=[.$B$2]*(VLOOKUP((([.$A13]+[.E$3])*([.E$1]/100))+[.E$2];[$Sheet2.$A$1:$Sheet2.$C$51];2;1)+VLOOKUP((([.$B13]+[.E$3])*([.E$1]/100))+[.E$2];[$Sheet2.$A$1:$Sheet2.$C$51];2;1))/200" office:value-type="float" office:value="55" calcext:value-type="float">
            <text:p>55</text:p>
          </table:table-cell>
          <table:table-cell table:style-name="ce13" table:formula="of:=VLOOKUP((([.$B13]+[.F$3])*([.F$1]/100))+[.F$2];[$Sheet2.$A$1:$Sheet2.$C$51];3;1)" office:value-type="string" office:string-value="H" calcext:value-type="string">
            <text:p>H</text:p>
          </table:table-cell>
          <table:table-cell table:style-name="ce4" table:formula="of:=TRUNC([.$B$2]*(VLOOKUP((([.$A13]+[.G$3])*([.G$1]/100))+[.G$2];[$Sheet2.$A$1:$Sheet2.$C$51];2;1)+VLOOKUP((([.$B13]+[.G$3])*([.G$1]/100))+[.G$2];[$Sheet2.$A$1:$Sheet2.$C$51];2;1))/200;0)" office:value-type="float" office:value="42" calcext:value-type="float">
            <text:p>42</text:p>
          </table:table-cell>
          <table:table-cell table:style-name="ce13" table:formula="of:=VLOOKUP((([.$B13]+[.H$3])*([.H$1]/100))+[.H$2];[$Sheet2.$A$1:$Sheet2.$C$51];3;1)" office:value-type="string" office:string-value="I" calcext:value-type="string">
            <text:p>I</text:p>
          </table:table-cell>
          <table:table-cell table:style-name="ce4" table:formula="of:=TRUNC([.$B$2]*(VLOOKUP((([.$A13]+[.I$3])*([.I$1]/100))+[.I$2];[$Sheet2.$A$1:$Sheet2.$C$51];2;1)+VLOOKUP((([.$B13]+[.I$3])*([.I$1]/100))+[.I$2];[$Sheet2.$A$1:$Sheet2.$C$51];2;1))/200;0)" office:value-type="float" office:value="31" calcext:value-type="float">
            <text:p>31</text:p>
          </table:table-cell>
          <table:table-cell table:style-name="ce13" table:formula="of:=VLOOKUP((([.$B13]+[.J$3])*([.J$1]/100))+[.J$2];[$Sheet2.$A$1:$Sheet2.$C$51];3;1)" office:value-type="string" office:string-value="I" calcext:value-type="string">
            <text:p>I</text:p>
          </table:table-cell>
          <table:table-cell table:style-name="ce15"/>
          <table:table-cell table:style-name="ce1" table:formula="of:=COM.MICROSOFT.TEXTJOIN(&quot;-&quot;;0;[.A13];[.B13])" office:value-type="string" office:string-value="211-215" calcext:value-type="string">
            <text:p>211-215</text:p>
          </table:table-cell>
          <table:table-cell table:style-name="ce33" table:formula="of:=COM.MICROSOFT.TEXTJOIN(&quot;&quot;;0;[.C13];[.D13])" office:value-type="string" office:string-value="75H" calcext:value-type="string">
            <text:p>75H</text:p>
          </table:table-cell>
          <table:table-cell table:style-name="ce33" table:formula="of:=COM.MICROSOFT.TEXTJOIN(&quot;&quot;;0;TRUNC([.E13]);[.F13])" office:value-type="string" office:string-value="55H" calcext:value-type="string">
            <text:p>55H</text:p>
          </table:table-cell>
          <table:table-cell table:style-name="ce1" table:formula="of:=COM.MICROSOFT.TEXTJOIN(&quot;&quot;;0;TRUNC([.G13]);[.H13])" office:value-type="string" office:string-value="42I" calcext:value-type="string">
            <text:p>42I</text:p>
          </table:table-cell>
          <table:table-cell table:style-name="ce1" table:formula="of:=COM.MICROSOFT.TEXTJOIN(&quot;&quot;;0;TRUNC([.I13]);[.J13])" office:value-type="string" office:string-value="31I" calcext:value-type="string">
            <text:p>31I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22" office:value-type="string" calcext:value-type="string" table:number-columns-spanned="10" table:number-rows-spanned="1">
            <text:p><text:span text:style-name="T1">Maximum Result for Attacker Size </text:span>Gargantuan</text:p>
          </table:table-cell>
          <table:covered-table-cell table:style-name="ce1"/>
          <table:covered-table-cell table:style-name="ce4"/>
          <table:covered-table-cell table:style-name="ce14"/>
          <table:covered-table-cell table:style-name="ce4"/>
          <table:covered-table-cell table:style-name="ce14"/>
          <table:covered-table-cell table:style-name="ce4"/>
          <table:covered-table-cell table:style-name="ce14"/>
          <table:covered-table-cell table:style-name="ce4"/>
          <table:covered-table-cell table:style-name="ce14"/>
          <table:table-cell table:style-name="ce15"/>
          <table:table-cell table:style-name="ce22" table:formula="of:=[.A14]" office:value-type="string" office:string-value="Maximum Result for Attacker Size Gargantuan" calcext:value-type="string" table:number-columns-spanned="5" table:number-rows-spanned="1">
            <text:p>Maximum Result for Attacker Size Gargantuan</text:p>
          </table:table-cell>
          <table:covered-table-cell table:number-columns-repeated="2" table:style-name="ce33"/>
          <table:covered-table-cell table:number-columns-repeated="2" table:style-name="ce1"/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10" calcext:value-type="float">
            <text:p>210</text:p>
          </table:table-cell>
          <table:table-cell table:style-name="ce4" table:formula="of:=TRUNC([.$B$2]*(VLOOKUP((([.$A15]+[.C$3])*([.C$1]/100))+[.C$2];[$Sheet2.$A$1:$Sheet2.$C$51];2;1)+VLOOKUP((([.$B15]+[.C$3])*([.C$1]/100))+[.C$2];[$Sheet2.$A$1:$Sheet2.$C$51];2;1))/200;0)" office:value-type="float" office:value="70" calcext:value-type="float">
            <text:p>70</text:p>
          </table:table-cell>
          <table:table-cell table:style-name="ce13" table:formula="of:=VLOOKUP((([.$B15]+[.D$3])*([.D$1]/100))+[.D$2];[$Sheet2.$A$1:$Sheet2.$C$51];3;1)" office:value-type="string" office:string-value="H" calcext:value-type="string">
            <text:p>H</text:p>
          </table:table-cell>
          <table:table-cell table:style-name="ce4" table:formula="of:=[.$B$2]*(VLOOKUP((([.$A15]+[.E$3])*([.E$1]/100))+[.E$2];[$Sheet2.$A$1:$Sheet2.$C$51];2;1)+VLOOKUP((([.$B15]+[.E$3])*([.E$1]/100))+[.E$2];[$Sheet2.$A$1:$Sheet2.$C$51];2;1))/200" office:value-type="float" office:value="52.5" calcext:value-type="float">
            <text:p>53</text:p>
          </table:table-cell>
          <table:table-cell table:style-name="ce13" table:formula="of:=VLOOKUP((([.$B15]+[.F$3])*([.F$1]/100))+[.F$2];[$Sheet2.$A$1:$Sheet2.$C$51];3;1)" office:value-type="string" office:string-value="H" calcext:value-type="string">
            <text:p>H</text:p>
          </table:table-cell>
          <table:table-cell table:style-name="ce4" table:formula="of:=TRUNC([.$B$2]*(VLOOKUP((([.$A15]+[.G$3])*([.G$1]/100))+[.G$2];[$Sheet2.$A$1:$Sheet2.$C$51];2;1)+VLOOKUP((([.$B15]+[.G$3])*([.G$1]/100))+[.G$2];[$Sheet2.$A$1:$Sheet2.$C$51];2;1))/200;0)" office:value-type="float" office:value="40" calcext:value-type="float">
            <text:p>40</text:p>
          </table:table-cell>
          <table:table-cell table:style-name="ce13" table:formula="of:=VLOOKUP((([.$B15]+[.H$3])*([.H$1]/100))+[.H$2];[$Sheet2.$A$1:$Sheet2.$C$51];3;1)" office:value-type="string" office:string-value="H" calcext:value-type="string">
            <text:p>H</text:p>
          </table:table-cell>
          <table:table-cell table:style-name="ce4" table:formula="of:=TRUNC([.$B$2]*(VLOOKUP((([.$A15]+[.I$3])*([.I$1]/100))+[.I$2];[$Sheet2.$A$1:$Sheet2.$C$51];2;1)+VLOOKUP((([.$B15]+[.I$3])*([.I$1]/100))+[.I$2];[$Sheet2.$A$1:$Sheet2.$C$51];2;1))/200;0)" office:value-type="float" office:value="28" calcext:value-type="float">
            <text:p>28</text:p>
          </table:table-cell>
          <table:table-cell table:style-name="ce13" table:formula="of:=VLOOKUP((([.$B15]+[.J$3])*([.J$1]/100))+[.J$2];[$Sheet2.$A$1:$Sheet2.$C$51];3;1)" office:value-type="string" office:string-value="I" calcext:value-type="string">
            <text:p>I</text:p>
          </table:table-cell>
          <table:table-cell table:style-name="ce15"/>
          <table:table-cell table:style-name="ce1" table:formula="of:=COM.MICROSOFT.TEXTJOIN(&quot;-&quot;;0;[.A15];[.B15])" office:value-type="string" office:string-value="206-210" calcext:value-type="string">
            <text:p>206-210</text:p>
          </table:table-cell>
          <table:table-cell table:style-name="ce33" table:formula="of:=COM.MICROSOFT.TEXTJOIN(&quot;&quot;;0;[.C15];[.D15])" office:value-type="string" office:string-value="70H" calcext:value-type="string">
            <text:p>70H</text:p>
          </table:table-cell>
          <table:table-cell table:style-name="ce33" table:formula="of:=COM.MICROSOFT.TEXTJOIN(&quot;&quot;;0;TRUNC([.E15]);[.F15])" office:value-type="string" office:string-value="52H" calcext:value-type="string">
            <text:p>52H</text:p>
          </table:table-cell>
          <table:table-cell table:style-name="ce1" table:formula="of:=COM.MICROSOFT.TEXTJOIN(&quot;&quot;;0;TRUNC([.G15]);[.H15])" office:value-type="string" office:string-value="40H" calcext:value-type="string">
            <text:p>40H</text:p>
          </table:table-cell>
          <table:table-cell table:style-name="ce1" table:formula="of:=COM.MICROSOFT.TEXTJOIN(&quot;&quot;;0;TRUNC([.I15]);[.J15])" office:value-type="string" office:string-value="28I" calcext:value-type="string">
            <text:p>28I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5" calcext:value-type="float">
            <text:p>205</text:p>
          </table:table-cell>
          <table:table-cell table:style-name="ce4" table:formula="of:=TRUNC([.$B$2]*(VLOOKUP((([.$A16]+[.C$3])*([.C$1]/100))+[.C$2];[$Sheet2.$A$1:$Sheet2.$C$51];2;1)+VLOOKUP((([.$B16]+[.C$3])*([.C$1]/100))+[.C$2];[$Sheet2.$A$1:$Sheet2.$C$51];2;1))/200;0)" office:value-type="float" office:value="67" calcext:value-type="float">
            <text:p>67</text:p>
          </table:table-cell>
          <table:table-cell table:style-name="ce13" table:formula="of:=VLOOKUP((([.$B16]+[.D$3])*([.D$1]/100))+[.D$2];[$Sheet2.$A$1:$Sheet2.$C$51];3;1)" office:value-type="string" office:string-value="H" calcext:value-type="string">
            <text:p>H</text:p>
          </table:table-cell>
          <table:table-cell table:style-name="ce4" table:formula="of:=[.$B$2]*(VLOOKUP((([.$A16]+[.E$3])*([.E$1]/100))+[.E$2];[$Sheet2.$A$1:$Sheet2.$C$51];2;1)+VLOOKUP((([.$B16]+[.E$3])*([.E$1]/100))+[.E$2];[$Sheet2.$A$1:$Sheet2.$C$51];2;1))/200" office:value-type="float" office:value="48.75" calcext:value-type="float">
            <text:p>49</text:p>
          </table:table-cell>
          <table:table-cell table:style-name="ce13" table:formula="of:=VLOOKUP((([.$B16]+[.F$3])*([.F$1]/100))+[.F$2];[$Sheet2.$A$1:$Sheet2.$C$51];3;1)" office:value-type="string" office:string-value="H" calcext:value-type="string">
            <text:p>H</text:p>
          </table:table-cell>
          <table:table-cell table:style-name="ce4" table:formula="of:=TRUNC([.$B$2]*(VLOOKUP((([.$A16]+[.G$3])*([.G$1]/100))+[.G$2];[$Sheet2.$A$1:$Sheet2.$C$51];2;1)+VLOOKUP((([.$B16]+[.G$3])*([.G$1]/100))+[.G$2];[$Sheet2.$A$1:$Sheet2.$C$51];2;1))/200;0)" office:value-type="float" office:value="37" calcext:value-type="float">
            <text:p>37</text:p>
          </table:table-cell>
          <table:table-cell table:style-name="ce13" table:formula="of:=VLOOKUP((([.$B16]+[.H$3])*([.H$1]/100))+[.H$2];[$Sheet2.$A$1:$Sheet2.$C$51];3;1)" office:value-type="string" office:string-value="H" calcext:value-type="string">
            <text:p>H</text:p>
          </table:table-cell>
          <table:table-cell table:style-name="ce4" table:formula="of:=TRUNC([.$B$2]*(VLOOKUP((([.$A16]+[.I$3])*([.I$1]/100))+[.I$2];[$Sheet2.$A$1:$Sheet2.$C$51];2;1)+VLOOKUP((([.$B16]+[.I$3])*([.I$1]/100))+[.I$2];[$Sheet2.$A$1:$Sheet2.$C$51];2;1))/200;0)" office:value-type="float" office:value="27" calcext:value-type="float">
            <text:p>27</text:p>
          </table:table-cell>
          <table:table-cell table:style-name="ce13" table:formula="of:=VLOOKUP((([.$B16]+[.J$3])*([.J$1]/100))+[.J$2];[$Sheet2.$A$1:$Sheet2.$C$51];3;1)" office:value-type="string" office:string-value="H" calcext:value-type="string">
            <text:p>H</text:p>
          </table:table-cell>
          <table:table-cell table:style-name="ce15"/>
          <table:table-cell table:style-name="ce1" table:formula="of:=COM.MICROSOFT.TEXTJOIN(&quot;-&quot;;0;[.A16];[.B16])" office:value-type="string" office:string-value="201-205" calcext:value-type="string">
            <text:p>201-205</text:p>
          </table:table-cell>
          <table:table-cell table:style-name="ce33" table:formula="of:=COM.MICROSOFT.TEXTJOIN(&quot;&quot;;0;[.C16];[.D16])" office:value-type="string" office:string-value="67H" calcext:value-type="string">
            <text:p>67H</text:p>
          </table:table-cell>
          <table:table-cell table:style-name="ce33" table:formula="of:=COM.MICROSOFT.TEXTJOIN(&quot;&quot;;0;TRUNC([.E16]);[.F16])" office:value-type="string" office:string-value="48H" calcext:value-type="string">
            <text:p>48H</text:p>
          </table:table-cell>
          <table:table-cell table:style-name="ce1" table:formula="of:=COM.MICROSOFT.TEXTJOIN(&quot;&quot;;0;TRUNC([.G16]);[.H16])" office:value-type="string" office:string-value="37H" calcext:value-type="string">
            <text:p>37H</text:p>
          </table:table-cell>
          <table:table-cell table:style-name="ce1" table:formula="of:=COM.MICROSOFT.TEXTJOIN(&quot;&quot;;0;TRUNC([.I16]);[.J16])" office:value-type="string" office:string-value="27H" calcext:value-type="string">
            <text:p>27H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200" calcext:value-type="float">
            <text:p>200</text:p>
          </table:table-cell>
          <table:table-cell table:style-name="ce4" table:formula="of:=TRUNC([.$B$2]*(VLOOKUP((([.$A17]+[.C$3])*([.C$1]/100))+[.C$2];[$Sheet2.$A$1:$Sheet2.$C$51];2;1)+VLOOKUP((([.$B17]+[.C$3])*([.C$1]/100))+[.C$2];[$Sheet2.$A$1:$Sheet2.$C$51];2;1))/200;0)" office:value-type="float" office:value="65" calcext:value-type="float">
            <text:p>65</text:p>
          </table:table-cell>
          <table:table-cell table:style-name="ce13" table:formula="of:=VLOOKUP((([.$B17]+[.D$3])*([.D$1]/100))+[.D$2];[$Sheet2.$A$1:$Sheet2.$C$51];3;1)" office:value-type="string" office:string-value="H" calcext:value-type="string">
            <text:p>H</text:p>
          </table:table-cell>
          <table:table-cell table:style-name="ce4" table:formula="of:=[.$B$2]*(VLOOKUP((([.$A17]+[.E$3])*([.E$1]/100))+[.E$2];[$Sheet2.$A$1:$Sheet2.$C$51];2;1)+VLOOKUP((([.$B17]+[.E$3])*([.E$1]/100))+[.E$2];[$Sheet2.$A$1:$Sheet2.$C$51];2;1))/200" office:value-type="float" office:value="46.25" calcext:value-type="float">
            <text:p>46</text:p>
          </table:table-cell>
          <table:table-cell table:style-name="ce13" table:formula="of:=VLOOKUP((([.$B17]+[.F$3])*([.F$1]/100))+[.F$2];[$Sheet2.$A$1:$Sheet2.$C$51];3;1)" office:value-type="string" office:string-value="H" calcext:value-type="string">
            <text:p>H</text:p>
          </table:table-cell>
          <table:table-cell table:style-name="ce4" table:formula="of:=TRUNC([.$B$2]*(VLOOKUP((([.$A17]+[.G$3])*([.G$1]/100))+[.G$2];[$Sheet2.$A$1:$Sheet2.$C$51];2;1)+VLOOKUP((([.$B17]+[.G$3])*([.G$1]/100))+[.G$2];[$Sheet2.$A$1:$Sheet2.$C$51];2;1))/200;0)" office:value-type="float" office:value="33" calcext:value-type="float">
            <text:p>33</text:p>
          </table:table-cell>
          <table:table-cell table:style-name="ce13" table:formula="of:=VLOOKUP((([.$B17]+[.H$3])*([.H$1]/100))+[.H$2];[$Sheet2.$A$1:$Sheet2.$C$51];3;1)" office:value-type="string" office:string-value="H" calcext:value-type="string">
            <text:p>H</text:p>
          </table:table-cell>
          <table:table-cell table:style-name="ce4" table:formula="of:=TRUNC([.$B$2]*(VLOOKUP((([.$A17]+[.I$3])*([.I$1]/100))+[.I$2];[$Sheet2.$A$1:$Sheet2.$C$51];2;1)+VLOOKUP((([.$B17]+[.I$3])*([.I$1]/100))+[.I$2];[$Sheet2.$A$1:$Sheet2.$C$51];2;1))/200;0)" office:value-type="float" office:value="26" calcext:value-type="float">
            <text:p>26</text:p>
          </table:table-cell>
          <table:table-cell table:style-name="ce13" table:formula="of:=VLOOKUP((([.$B17]+[.J$3])*([.J$1]/100))+[.J$2];[$Sheet2.$A$1:$Sheet2.$C$51];3;1)" office:value-type="string" office:string-value="H" calcext:value-type="string">
            <text:p>H</text:p>
          </table:table-cell>
          <table:table-cell table:style-name="ce15"/>
          <table:table-cell table:style-name="ce1" table:formula="of:=COM.MICROSOFT.TEXTJOIN(&quot;-&quot;;0;[.A17];[.B17])" office:value-type="string" office:string-value="196-200" calcext:value-type="string">
            <text:p>196-200</text:p>
          </table:table-cell>
          <table:table-cell table:style-name="ce33" table:formula="of:=COM.MICROSOFT.TEXTJOIN(&quot;&quot;;0;[.C17];[.D17])" office:value-type="string" office:string-value="65H" calcext:value-type="string">
            <text:p>65H</text:p>
          </table:table-cell>
          <table:table-cell table:style-name="ce33" table:formula="of:=COM.MICROSOFT.TEXTJOIN(&quot;&quot;;0;TRUNC([.E17]);[.F17])" office:value-type="string" office:string-value="46H" calcext:value-type="string">
            <text:p>46H</text:p>
          </table:table-cell>
          <table:table-cell table:style-name="ce1" table:formula="of:=COM.MICROSOFT.TEXTJOIN(&quot;&quot;;0;TRUNC([.G17]);[.H17])" office:value-type="string" office:string-value="33H" calcext:value-type="string">
            <text:p>33H</text:p>
          </table:table-cell>
          <table:table-cell table:style-name="ce1" table:formula="of:=COM.MICROSOFT.TEXTJOIN(&quot;&quot;;0;TRUNC([.I17]);[.J17])" office:value-type="string" office:string-value="26H" calcext:value-type="string">
            <text:p>26H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5" calcext:value-type="float">
            <text:p>195</text:p>
          </table:table-cell>
          <table:table-cell table:style-name="ce4" table:formula="of:=TRUNC([.$B$2]*(VLOOKUP((([.$A18]+[.C$3])*([.C$1]/100))+[.C$2];[$Sheet2.$A$1:$Sheet2.$C$51];2;1)+VLOOKUP((([.$B18]+[.C$3])*([.C$1]/100))+[.C$2];[$Sheet2.$A$1:$Sheet2.$C$51];2;1))/200;0)" office:value-type="float" office:value="60" calcext:value-type="float">
            <text:p>60</text:p>
          </table:table-cell>
          <table:table-cell table:style-name="ce13" table:formula="of:=VLOOKUP((([.$B18]+[.D$3])*([.D$1]/100))+[.D$2];[$Sheet2.$A$1:$Sheet2.$C$51];3;1)" office:value-type="string" office:string-value="G" calcext:value-type="string">
            <text:p>G</text:p>
          </table:table-cell>
          <table:table-cell table:style-name="ce4" table:formula="of:=[.$B$2]*(VLOOKUP((([.$A18]+[.E$3])*([.E$1]/100))+[.E$2];[$Sheet2.$A$1:$Sheet2.$C$51];2;1)+VLOOKUP((([.$B18]+[.E$3])*([.E$1]/100))+[.E$2];[$Sheet2.$A$1:$Sheet2.$C$51];2;1))/200" office:value-type="float" office:value="42.5" calcext:value-type="float">
            <text:p>43</text:p>
          </table:table-cell>
          <table:table-cell table:style-name="ce13" table:formula="of:=VLOOKUP((([.$B18]+[.F$3])*([.F$1]/100))+[.F$2];[$Sheet2.$A$1:$Sheet2.$C$51];3;1)" office:value-type="string" office:string-value="G" calcext:value-type="string">
            <text:p>G</text:p>
          </table:table-cell>
          <table:table-cell table:style-name="ce4" table:formula="of:=TRUNC([.$B$2]*(VLOOKUP((([.$A18]+[.G$3])*([.G$1]/100))+[.G$2];[$Sheet2.$A$1:$Sheet2.$C$51];2;1)+VLOOKUP((([.$B18]+[.G$3])*([.G$1]/100))+[.G$2];[$Sheet2.$A$1:$Sheet2.$C$51];2;1))/200;0)" office:value-type="float" office:value="32" calcext:value-type="float">
            <text:p>32</text:p>
          </table:table-cell>
          <table:table-cell table:style-name="ce13" table:formula="of:=VLOOKUP((([.$B18]+[.H$3])*([.H$1]/100))+[.H$2];[$Sheet2.$A$1:$Sheet2.$C$51];3;1)" office:value-type="string" office:string-value="H" calcext:value-type="string">
            <text:p>H</text:p>
          </table:table-cell>
          <table:table-cell table:style-name="ce4" table:formula="of:=TRUNC([.$B$2]*(VLOOKUP((([.$A18]+[.I$3])*([.I$1]/100))+[.I$2];[$Sheet2.$A$1:$Sheet2.$C$51];2;1)+VLOOKUP((([.$B18]+[.I$3])*([.I$1]/100))+[.I$2];[$Sheet2.$A$1:$Sheet2.$C$51];2;1))/200;0)" office:value-type="float" office:value="25" calcext:value-type="float">
            <text:p>25</text:p>
          </table:table-cell>
          <table:table-cell table:style-name="ce13" table:formula="of:=VLOOKUP((([.$B18]+[.J$3])*([.J$1]/100))+[.J$2];[$Sheet2.$A$1:$Sheet2.$C$51];3;1)" office:value-type="string" office:string-value="H" calcext:value-type="string">
            <text:p>H</text:p>
          </table:table-cell>
          <table:table-cell table:style-name="ce15"/>
          <table:table-cell table:style-name="ce1" table:formula="of:=COM.MICROSOFT.TEXTJOIN(&quot;-&quot;;0;[.A18];[.B18])" office:value-type="string" office:string-value="191-195" calcext:value-type="string">
            <text:p>191-195</text:p>
          </table:table-cell>
          <table:table-cell table:style-name="ce33" table:formula="of:=COM.MICROSOFT.TEXTJOIN(&quot;&quot;;0;[.C18];[.D18])" office:value-type="string" office:string-value="60G" calcext:value-type="string">
            <text:p>60G</text:p>
          </table:table-cell>
          <table:table-cell table:style-name="ce33" table:formula="of:=COM.MICROSOFT.TEXTJOIN(&quot;&quot;;0;TRUNC([.E18]);[.F18])" office:value-type="string" office:string-value="42G" calcext:value-type="string">
            <text:p>42G</text:p>
          </table:table-cell>
          <table:table-cell table:style-name="ce1" table:formula="of:=COM.MICROSOFT.TEXTJOIN(&quot;&quot;;0;TRUNC([.G18]);[.H18])" office:value-type="string" office:string-value="32H" calcext:value-type="string">
            <text:p>32H</text:p>
          </table:table-cell>
          <table:table-cell table:style-name="ce1" table:formula="of:=COM.MICROSOFT.TEXTJOIN(&quot;&quot;;0;TRUNC([.I18]);[.J18])" office:value-type="string" office:string-value="25H" calcext:value-type="string">
            <text:p>25H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22" office:value-type="string" calcext:value-type="string" table:number-columns-spanned="10" table:number-rows-spanned="1">
            <text:p><text:span text:style-name="T2">Maximum Result for Attacker Size </text:span>Huge</text:p>
          </table:table-cell>
          <table:covered-table-cell table:style-name="ce1"/>
          <table:covered-table-cell table:style-name="ce4"/>
          <table:covered-table-cell table:style-name="ce14"/>
          <table:covered-table-cell table:style-name="ce4"/>
          <table:covered-table-cell table:style-name="ce14"/>
          <table:covered-table-cell table:style-name="ce4"/>
          <table:covered-table-cell table:style-name="ce14"/>
          <table:covered-table-cell table:style-name="ce4"/>
          <table:covered-table-cell table:style-name="ce14"/>
          <table:table-cell table:style-name="ce15"/>
          <table:table-cell table:style-name="ce22" table:formula="of:=[.A19]" office:value-type="string" office:string-value="Maximum Result for Attacker Size Huge" calcext:value-type="string" table:number-columns-spanned="5" table:number-rows-spanned="1">
            <text:p>Maximum Result for Attacker Size Huge</text:p>
          </table:table-cell>
          <table:covered-table-cell table:number-columns-repeated="2" table:style-name="ce33"/>
          <table:covered-table-cell table:number-columns-repeated="2" table:style-name="ce1"/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90" calcext:value-type="float">
            <text:p>190</text:p>
          </table:table-cell>
          <table:table-cell table:style-name="ce4" table:formula="of:=TRUNC([.$B$2]*(VLOOKUP((([.$A20]+[.C$3])*([.C$1]/100))+[.C$2];[$Sheet2.$A$1:$Sheet2.$C$51];2;1)+VLOOKUP((([.$B20]+[.C$3])*([.C$1]/100))+[.C$2];[$Sheet2.$A$1:$Sheet2.$C$51];2;1))/200;0)" office:value-type="float" office:value="57" calcext:value-type="float">
            <text:p>57</text:p>
          </table:table-cell>
          <table:table-cell table:style-name="ce13" table:formula="of:=VLOOKUP((([.$B20]+[.D$3])*([.D$1]/100))+[.D$2];[$Sheet2.$A$1:$Sheet2.$C$51];3;1)" office:value-type="string" office:string-value="G" calcext:value-type="string">
            <text:p>G</text:p>
          </table:table-cell>
          <table:table-cell table:style-name="ce4" table:formula="of:=[.$B$2]*(VLOOKUP((([.$A20]+[.E$3])*([.E$1]/100))+[.E$2];[$Sheet2.$A$1:$Sheet2.$C$51];2;1)+VLOOKUP((([.$B20]+[.E$3])*([.E$1]/100))+[.E$2];[$Sheet2.$A$1:$Sheet2.$C$51];2;1))/200" office:value-type="float" office:value="40" calcext:value-type="float">
            <text:p>40</text:p>
          </table:table-cell>
          <table:table-cell table:style-name="ce13" table:formula="of:=VLOOKUP((([.$B20]+[.F$3])*([.F$1]/100))+[.F$2];[$Sheet2.$A$1:$Sheet2.$C$51];3;1)" office:value-type="string" office:string-value="G" calcext:value-type="string">
            <text:p>G</text:p>
          </table:table-cell>
          <table:table-cell table:style-name="ce4" table:formula="of:=TRUNC([.$B$2]*(VLOOKUP((([.$A20]+[.G$3])*([.G$1]/100))+[.G$2];[$Sheet2.$A$1:$Sheet2.$C$51];2;1)+VLOOKUP((([.$B20]+[.G$3])*([.G$1]/100))+[.G$2];[$Sheet2.$A$1:$Sheet2.$C$51];2;1))/200;0)" office:value-type="float" office:value="31" calcext:value-type="float">
            <text:p>31</text:p>
          </table:table-cell>
          <table:table-cell table:style-name="ce13" table:formula="of:=VLOOKUP((([.$B20]+[.H$3])*([.H$1]/100))+[.H$2];[$Sheet2.$A$1:$Sheet2.$C$51];3;1)" office:value-type="string" office:string-value="G" calcext:value-type="string">
            <text:p>G</text:p>
          </table:table-cell>
          <table:table-cell table:style-name="ce4" table:formula="of:=TRUNC([.$B$2]*(VLOOKUP((([.$A20]+[.I$3])*([.I$1]/100))+[.I$2];[$Sheet2.$A$1:$Sheet2.$C$51];2;1)+VLOOKUP((([.$B20]+[.I$3])*([.I$1]/100))+[.I$2];[$Sheet2.$A$1:$Sheet2.$C$51];2;1))/200;0)" office:value-type="float" office:value="22" calcext:value-type="float">
            <text:p>22</text:p>
          </table:table-cell>
          <table:table-cell table:style-name="ce13" table:formula="of:=VLOOKUP((([.$B20]+[.J$3])*([.J$1]/100))+[.J$2];[$Sheet2.$A$1:$Sheet2.$C$51];3;1)" office:value-type="string" office:string-value="G" calcext:value-type="string">
            <text:p>G</text:p>
          </table:table-cell>
          <table:table-cell table:style-name="ce15"/>
          <table:table-cell table:style-name="ce1" table:formula="of:=COM.MICROSOFT.TEXTJOIN(&quot;-&quot;;0;[.A20];[.B20])" office:value-type="string" office:string-value="186-190" calcext:value-type="string">
            <text:p>186-190</text:p>
          </table:table-cell>
          <table:table-cell table:style-name="ce33" table:formula="of:=COM.MICROSOFT.TEXTJOIN(&quot;&quot;;0;[.C20];[.D20])" office:value-type="string" office:string-value="57G" calcext:value-type="string">
            <text:p>57G</text:p>
          </table:table-cell>
          <table:table-cell table:style-name="ce33" table:formula="of:=COM.MICROSOFT.TEXTJOIN(&quot;&quot;;0;TRUNC([.E20]);[.F20])" office:value-type="string" office:string-value="40G" calcext:value-type="string">
            <text:p>40G</text:p>
          </table:table-cell>
          <table:table-cell table:style-name="ce1" table:formula="of:=COM.MICROSOFT.TEXTJOIN(&quot;&quot;;0;TRUNC([.G20]);[.H20])" office:value-type="string" office:string-value="31G" calcext:value-type="string">
            <text:p>31G</text:p>
          </table:table-cell>
          <table:table-cell table:style-name="ce1" table:formula="of:=COM.MICROSOFT.TEXTJOIN(&quot;&quot;;0;TRUNC([.I20]);[.J20])" office:value-type="string" office:string-value="22G" calcext:value-type="string">
            <text:p>22G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5" calcext:value-type="float">
            <text:p>185</text:p>
          </table:table-cell>
          <table:table-cell table:style-name="ce4" table:formula="of:=TRUNC([.$B$2]*(VLOOKUP((([.$A21]+[.C$3])*([.C$1]/100))+[.C$2];[$Sheet2.$A$1:$Sheet2.$C$51];2;1)+VLOOKUP((([.$B21]+[.C$3])*([.C$1]/100))+[.C$2];[$Sheet2.$A$1:$Sheet2.$C$51];2;1))/200;0)" office:value-type="float" office:value="55" calcext:value-type="float">
            <text:p>55</text:p>
          </table:table-cell>
          <table:table-cell table:style-name="ce13" table:formula="of:=VLOOKUP((([.$B21]+[.D$3])*([.D$1]/100))+[.D$2];[$Sheet2.$A$1:$Sheet2.$C$51];3;1)" office:value-type="string" office:string-value="G" calcext:value-type="string">
            <text:p>G</text:p>
          </table:table-cell>
          <table:table-cell table:style-name="ce4" table:formula="of:=[.$B$2]*(VLOOKUP((([.$A21]+[.E$3])*([.E$1]/100))+[.E$2];[$Sheet2.$A$1:$Sheet2.$C$51];2;1)+VLOOKUP((([.$B21]+[.E$3])*([.E$1]/100))+[.E$2];[$Sheet2.$A$1:$Sheet2.$C$51];2;1))/200" office:value-type="float" office:value="37.5" calcext:value-type="float">
            <text:p>38</text:p>
          </table:table-cell>
          <table:table-cell table:style-name="ce13" table:formula="of:=VLOOKUP((([.$B21]+[.F$3])*([.F$1]/100))+[.F$2];[$Sheet2.$A$1:$Sheet2.$C$51];3;1)" office:value-type="string" office:string-value="G" calcext:value-type="string">
            <text:p>G</text:p>
          </table:table-cell>
          <table:table-cell table:style-name="ce4" table:formula="of:=TRUNC([.$B$2]*(VLOOKUP((([.$A21]+[.G$3])*([.G$1]/100))+[.G$2];[$Sheet2.$A$1:$Sheet2.$C$51];2;1)+VLOOKUP((([.$B21]+[.G$3])*([.G$1]/100))+[.G$2];[$Sheet2.$A$1:$Sheet2.$C$51];2;1))/200;0)" office:value-type="float" office:value="28" calcext:value-type="float">
            <text:p>28</text:p>
          </table:table-cell>
          <table:table-cell table:style-name="ce13" table:formula="of:=VLOOKUP((([.$B21]+[.H$3])*([.H$1]/100))+[.H$2];[$Sheet2.$A$1:$Sheet2.$C$51];3;1)" office:value-type="string" office:string-value="G" calcext:value-type="string">
            <text:p>G</text:p>
          </table:table-cell>
          <table:table-cell table:style-name="ce4" table:formula="of:=TRUNC([.$B$2]*(VLOOKUP((([.$A21]+[.I$3])*([.I$1]/100))+[.I$2];[$Sheet2.$A$1:$Sheet2.$C$51];2;1)+VLOOKUP((([.$B21]+[.I$3])*([.I$1]/100))+[.I$2];[$Sheet2.$A$1:$Sheet2.$C$51];2;1))/200;0)" office:value-type="float" office:value="18" calcext:value-type="float">
            <text:p>18</text:p>
          </table:table-cell>
          <table:table-cell table:style-name="ce13" table:formula="of:=VLOOKUP((([.$B21]+[.J$3])*([.J$1]/100))+[.J$2];[$Sheet2.$A$1:$Sheet2.$C$51];3;1)" office:value-type="string" office:string-value="G" calcext:value-type="string">
            <text:p>G</text:p>
          </table:table-cell>
          <table:table-cell table:style-name="ce15"/>
          <table:table-cell table:style-name="ce1" table:formula="of:=COM.MICROSOFT.TEXTJOIN(&quot;-&quot;;0;[.A21];[.B21])" office:value-type="string" office:string-value="181-185" calcext:value-type="string">
            <text:p>181-185</text:p>
          </table:table-cell>
          <table:table-cell table:style-name="ce33" table:formula="of:=COM.MICROSOFT.TEXTJOIN(&quot;&quot;;0;[.C21];[.D21])" office:value-type="string" office:string-value="55G" calcext:value-type="string">
            <text:p>55G</text:p>
          </table:table-cell>
          <table:table-cell table:style-name="ce33" table:formula="of:=COM.MICROSOFT.TEXTJOIN(&quot;&quot;;0;TRUNC([.E21]);[.F21])" office:value-type="string" office:string-value="37G" calcext:value-type="string">
            <text:p>37G</text:p>
          </table:table-cell>
          <table:table-cell table:style-name="ce1" table:formula="of:=COM.MICROSOFT.TEXTJOIN(&quot;&quot;;0;TRUNC([.G21]);[.H21])" office:value-type="string" office:string-value="28G" calcext:value-type="string">
            <text:p>28G</text:p>
          </table:table-cell>
          <table:table-cell table:style-name="ce1" table:formula="of:=COM.MICROSOFT.TEXTJOIN(&quot;&quot;;0;TRUNC([.I21]);[.J21])" office:value-type="string" office:string-value="18G" calcext:value-type="string">
            <text:p>18G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80" calcext:value-type="float">
            <text:p>180</text:p>
          </table:table-cell>
          <table:table-cell table:style-name="ce4" table:formula="of:=TRUNC([.$B$2]*(VLOOKUP((([.$A22]+[.C$3])*([.C$1]/100))+[.C$2];[$Sheet2.$A$1:$Sheet2.$C$51];2;1)+VLOOKUP((([.$B22]+[.C$3])*([.C$1]/100))+[.C$2];[$Sheet2.$A$1:$Sheet2.$C$51];2;1))/200;0)" office:value-type="float" office:value="50" calcext:value-type="float">
            <text:p>50</text:p>
          </table:table-cell>
          <table:table-cell table:style-name="ce13" table:formula="of:=VLOOKUP((([.$B22]+[.D$3])*([.D$1]/100))+[.D$2];[$Sheet2.$A$1:$Sheet2.$C$51];3;1)" office:value-type="string" office:string-value="F" calcext:value-type="string">
            <text:p>F</text:p>
          </table:table-cell>
          <table:table-cell table:style-name="ce4" table:formula="of:=[.$B$2]*(VLOOKUP((([.$A22]+[.E$3])*([.E$1]/100))+[.E$2];[$Sheet2.$A$1:$Sheet2.$C$51];2;1)+VLOOKUP((([.$B22]+[.E$3])*([.E$1]/100))+[.E$2];[$Sheet2.$A$1:$Sheet2.$C$51];2;1))/200" office:value-type="float" office:value="33.75" calcext:value-type="float">
            <text:p>34</text:p>
          </table:table-cell>
          <table:table-cell table:style-name="ce13" table:formula="of:=VLOOKUP((([.$B22]+[.F$3])*([.F$1]/100))+[.F$2];[$Sheet2.$A$1:$Sheet2.$C$51];3;1)" office:value-type="string" office:string-value="F" calcext:value-type="string">
            <text:p>F</text:p>
          </table:table-cell>
          <table:table-cell table:style-name="ce4" table:formula="of:=TRUNC([.$B$2]*(VLOOKUP((([.$A22]+[.G$3])*([.G$1]/100))+[.G$2];[$Sheet2.$A$1:$Sheet2.$C$51];2;1)+VLOOKUP((([.$B22]+[.G$3])*([.G$1]/100))+[.G$2];[$Sheet2.$A$1:$Sheet2.$C$51];2;1))/200;0)" office:value-type="float" office:value="27" calcext:value-type="float">
            <text:p>27</text:p>
          </table:table-cell>
          <table:table-cell table:style-name="ce13" table:formula="of:=VLOOKUP((([.$B22]+[.H$3])*([.H$1]/100))+[.H$2];[$Sheet2.$A$1:$Sheet2.$C$51];3;1)" office:value-type="string" office:string-value="G" calcext:value-type="string">
            <text:p>G</text:p>
          </table:table-cell>
          <table:table-cell table:style-name="ce4" table:formula="of:=TRUNC([.$B$2]*(VLOOKUP((([.$A22]+[.I$3])*([.I$1]/100))+[.I$2];[$Sheet2.$A$1:$Sheet2.$C$51];2;1)+VLOOKUP((([.$B22]+[.I$3])*([.I$1]/100))+[.I$2];[$Sheet2.$A$1:$Sheet2.$C$51];2;1))/200;0)" office:value-type="float" office:value="17" calcext:value-type="float">
            <text:p>17</text:p>
          </table:table-cell>
          <table:table-cell table:style-name="ce13" table:formula="of:=VLOOKUP((([.$B22]+[.J$3])*([.J$1]/100))+[.J$2];[$Sheet2.$A$1:$Sheet2.$C$51];3;1)" office:value-type="string" office:string-value="G" calcext:value-type="string">
            <text:p>G</text:p>
          </table:table-cell>
          <table:table-cell table:style-name="ce15"/>
          <table:table-cell table:style-name="ce1" table:formula="of:=COM.MICROSOFT.TEXTJOIN(&quot;-&quot;;0;[.A22];[.B22])" office:value-type="string" office:string-value="176-180" calcext:value-type="string">
            <text:p>176-180</text:p>
          </table:table-cell>
          <table:table-cell table:style-name="ce33" table:formula="of:=COM.MICROSOFT.TEXTJOIN(&quot;&quot;;0;[.C22];[.D22])" office:value-type="string" office:string-value="50F" calcext:value-type="string">
            <text:p>50F</text:p>
          </table:table-cell>
          <table:table-cell table:style-name="ce33" table:formula="of:=COM.MICROSOFT.TEXTJOIN(&quot;&quot;;0;TRUNC([.E22]);[.F22])" office:value-type="string" office:string-value="33F" calcext:value-type="string">
            <text:p>33F</text:p>
          </table:table-cell>
          <table:table-cell table:style-name="ce1" table:formula="of:=COM.MICROSOFT.TEXTJOIN(&quot;&quot;;0;TRUNC([.G22]);[.H22])" office:value-type="string" office:string-value="27G" calcext:value-type="string">
            <text:p>27G</text:p>
          </table:table-cell>
          <table:table-cell table:style-name="ce1" table:formula="of:=COM.MICROSOFT.TEXTJOIN(&quot;&quot;;0;TRUNC([.I22]);[.J22])" office:value-type="string" office:string-value="17G" calcext:value-type="string">
            <text:p>17G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5" calcext:value-type="float">
            <text:p>175</text:p>
          </table:table-cell>
          <table:table-cell table:style-name="ce4" table:formula="of:=TRUNC([.$B$2]*(VLOOKUP((([.$A23]+[.C$3])*([.C$1]/100))+[.C$2];[$Sheet2.$A$1:$Sheet2.$C$51];2;1)+VLOOKUP((([.$B23]+[.C$3])*([.C$1]/100))+[.C$2];[$Sheet2.$A$1:$Sheet2.$C$51];2;1))/200;0)" office:value-type="float" office:value="47" calcext:value-type="float">
            <text:p>47</text:p>
          </table:table-cell>
          <table:table-cell table:style-name="ce13" table:formula="of:=VLOOKUP((([.$B23]+[.D$3])*([.D$1]/100))+[.D$2];[$Sheet2.$A$1:$Sheet2.$C$51];3;1)" office:value-type="string" office:string-value="F" calcext:value-type="string">
            <text:p>F</text:p>
          </table:table-cell>
          <table:table-cell table:style-name="ce4" table:formula="of:=[.$B$2]*(VLOOKUP((([.$A23]+[.E$3])*([.E$1]/100))+[.E$2];[$Sheet2.$A$1:$Sheet2.$C$51];2;1)+VLOOKUP((([.$B23]+[.E$3])*([.E$1]/100))+[.E$2];[$Sheet2.$A$1:$Sheet2.$C$51];2;1))/200" office:value-type="float" office:value="31.25" calcext:value-type="float">
            <text:p>31</text:p>
          </table:table-cell>
          <table:table-cell table:style-name="ce13" table:formula="of:=VLOOKUP((([.$B23]+[.F$3])*([.F$1]/100))+[.F$2];[$Sheet2.$A$1:$Sheet2.$C$51];3;1)" office:value-type="string" office:string-value="F" calcext:value-type="string">
            <text:p>F</text:p>
          </table:table-cell>
          <table:table-cell table:style-name="ce4" table:formula="of:=TRUNC([.$B$2]*(VLOOKUP((([.$A23]+[.G$3])*([.G$1]/100))+[.G$2];[$Sheet2.$A$1:$Sheet2.$C$51];2;1)+VLOOKUP((([.$B23]+[.G$3])*([.G$1]/100))+[.G$2];[$Sheet2.$A$1:$Sheet2.$C$51];2;1))/200;0)" office:value-type="float" office:value="25" calcext:value-type="float">
            <text:p>25</text:p>
          </table:table-cell>
          <table:table-cell table:style-name="ce13" table:formula="of:=VLOOKUP((([.$B23]+[.H$3])*([.H$1]/100))+[.H$2];[$Sheet2.$A$1:$Sheet2.$C$51];3;1)" office:value-type="string" office:string-value="F" calcext:value-type="string">
            <text:p>F</text:p>
          </table:table-cell>
          <table:table-cell table:style-name="ce4" table:formula="of:=TRUNC([.$B$2]*(VLOOKUP((([.$A23]+[.I$3])*([.I$1]/100))+[.I$2];[$Sheet2.$A$1:$Sheet2.$C$51];2;1)+VLOOKUP((([.$B23]+[.I$3])*([.I$1]/100))+[.I$2];[$Sheet2.$A$1:$Sheet2.$C$51];2;1))/200;0)" office:value-type="float" office:value="16" calcext:value-type="float">
            <text:p>16</text:p>
          </table:table-cell>
          <table:table-cell table:style-name="ce13" table:formula="of:=VLOOKUP((([.$B23]+[.J$3])*([.J$1]/100))+[.J$2];[$Sheet2.$A$1:$Sheet2.$C$51];3;1)" office:value-type="string" office:string-value="F" calcext:value-type="string">
            <text:p>F</text:p>
          </table:table-cell>
          <table:table-cell table:style-name="ce15"/>
          <table:table-cell table:style-name="ce1" table:formula="of:=COM.MICROSOFT.TEXTJOIN(&quot;-&quot;;0;[.A23];[.B23])" office:value-type="string" office:string-value="171-175" calcext:value-type="string">
            <text:p>171-175</text:p>
          </table:table-cell>
          <table:table-cell table:style-name="ce33" table:formula="of:=COM.MICROSOFT.TEXTJOIN(&quot;&quot;;0;[.C23];[.D23])" office:value-type="string" office:string-value="47F" calcext:value-type="string">
            <text:p>47F</text:p>
          </table:table-cell>
          <table:table-cell table:style-name="ce33" table:formula="of:=COM.MICROSOFT.TEXTJOIN(&quot;&quot;;0;TRUNC([.E23]);[.F23])" office:value-type="string" office:string-value="31F" calcext:value-type="string">
            <text:p>31F</text:p>
          </table:table-cell>
          <table:table-cell table:style-name="ce1" table:formula="of:=COM.MICROSOFT.TEXTJOIN(&quot;&quot;;0;TRUNC([.G23]);[.H23])" office:value-type="string" office:string-value="25F" calcext:value-type="string">
            <text:p>25F</text:p>
          </table:table-cell>
          <table:table-cell table:style-name="ce1" table:formula="of:=COM.MICROSOFT.TEXTJOIN(&quot;&quot;;0;TRUNC([.I23]);[.J23])" office:value-type="string" office:string-value="16F" calcext:value-type="string">
            <text:p>16F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22" office:value-type="string" calcext:value-type="string" table:number-columns-spanned="10" table:number-rows-spanned="1">
            <text:p><text:span text:style-name="T2">Maximum Result for Attacker Size </text:span>Large</text:p>
          </table:table-cell>
          <table:covered-table-cell table:style-name="ce1"/>
          <table:covered-table-cell table:style-name="ce4"/>
          <table:covered-table-cell table:style-name="ce14"/>
          <table:covered-table-cell table:style-name="ce4"/>
          <table:covered-table-cell table:style-name="ce14"/>
          <table:covered-table-cell table:style-name="ce4"/>
          <table:covered-table-cell table:style-name="ce14"/>
          <table:covered-table-cell table:style-name="ce4"/>
          <table:covered-table-cell table:style-name="ce14"/>
          <table:table-cell table:style-name="ce15"/>
          <table:table-cell table:style-name="ce22" table:formula="of:=[.A24]" office:value-type="string" office:string-value="Maximum Result for Attacker Size Large" calcext:value-type="string" table:number-columns-spanned="5" table:number-rows-spanned="1">
            <text:p>Maximum Result for Attacker Size Large</text:p>
          </table:table-cell>
          <table:covered-table-cell table:number-columns-repeated="2" table:style-name="ce33"/>
          <table:covered-table-cell table:number-columns-repeated="2" table:style-name="ce1"/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70" calcext:value-type="float">
            <text:p>170</text:p>
          </table:table-cell>
          <table:table-cell table:style-name="ce4" table:formula="of:=TRUNC([.$B$2]*(VLOOKUP((([.$A25]+[.C$3])*([.C$1]/100))+[.C$2];[$Sheet2.$A$1:$Sheet2.$C$51];2;1)+VLOOKUP((([.$B25]+[.C$3])*([.C$1]/100))+[.C$2];[$Sheet2.$A$1:$Sheet2.$C$51];2;1))/200;0)" office:value-type="float" office:value="45" calcext:value-type="float">
            <text:p>45</text:p>
          </table:table-cell>
          <table:table-cell table:style-name="ce13" table:formula="of:=VLOOKUP((([.$B25]+[.D$3])*([.D$1]/100))+[.D$2];[$Sheet2.$A$1:$Sheet2.$C$51];3;1)" office:value-type="string" office:string-value="F" calcext:value-type="string">
            <text:p>F</text:p>
          </table:table-cell>
          <table:table-cell table:style-name="ce4" table:formula="of:=[.$B$2]*(VLOOKUP((([.$A25]+[.E$3])*([.E$1]/100))+[.E$2];[$Sheet2.$A$1:$Sheet2.$C$51];2;1)+VLOOKUP((([.$B25]+[.E$3])*([.E$1]/100))+[.E$2];[$Sheet2.$A$1:$Sheet2.$C$51];2;1))/200" office:value-type="float" office:value="28.75" calcext:value-type="float">
            <text:p>29</text:p>
          </table:table-cell>
          <table:table-cell table:style-name="ce13" table:formula="of:=VLOOKUP((([.$B25]+[.F$3])*([.F$1]/100))+[.F$2];[$Sheet2.$A$1:$Sheet2.$C$51];3;1)" office:value-type="string" office:string-value="F" calcext:value-type="string">
            <text:p>F</text:p>
          </table:table-cell>
          <table:table-cell table:style-name="ce4" table:formula="of:=TRUNC([.$B$2]*(VLOOKUP((([.$A25]+[.G$3])*([.G$1]/100))+[.G$2];[$Sheet2.$A$1:$Sheet2.$C$51];2;1)+VLOOKUP((([.$B25]+[.G$3])*([.G$1]/100))+[.G$2];[$Sheet2.$A$1:$Sheet2.$C$51];2;1))/200;0)" office:value-type="float" office:value="22" calcext:value-type="float">
            <text:p>22</text:p>
          </table:table-cell>
          <table:table-cell table:style-name="ce13" table:formula="of:=VLOOKUP((([.$B25]+[.H$3])*([.H$1]/100))+[.H$2];[$Sheet2.$A$1:$Sheet2.$C$51];3;1)" office:value-type="string" office:string-value="F" calcext:value-type="string">
            <text:p>F</text:p>
          </table:table-cell>
          <table:table-cell table:style-name="ce4" table:formula="of:=TRUNC([.$B$2]*(VLOOKUP((([.$A25]+[.I$3])*([.I$1]/100))+[.I$2];[$Sheet2.$A$1:$Sheet2.$C$51];2;1)+VLOOKUP((([.$B25]+[.I$3])*([.I$1]/100))+[.I$2];[$Sheet2.$A$1:$Sheet2.$C$51];2;1))/200;0)" office:value-type="float" office:value="15" calcext:value-type="float">
            <text:p>15</text:p>
          </table:table-cell>
          <table:table-cell table:style-name="ce13" table:formula="of:=VLOOKUP((([.$B25]+[.J$3])*([.J$1]/100))+[.J$2];[$Sheet2.$A$1:$Sheet2.$C$51];3;1)" office:value-type="string" office:string-value="F" calcext:value-type="string">
            <text:p>F</text:p>
          </table:table-cell>
          <table:table-cell table:style-name="ce15"/>
          <table:table-cell table:style-name="ce1" table:formula="of:=COM.MICROSOFT.TEXTJOIN(&quot;-&quot;;0;[.A25];[.B25])" office:value-type="string" office:string-value="166-170" calcext:value-type="string">
            <text:p>166-170</text:p>
          </table:table-cell>
          <table:table-cell table:style-name="ce33" table:formula="of:=COM.MICROSOFT.TEXTJOIN(&quot;&quot;;0;[.C25];[.D25])" office:value-type="string" office:string-value="45F" calcext:value-type="string">
            <text:p>45F</text:p>
          </table:table-cell>
          <table:table-cell table:style-name="ce33" table:formula="of:=COM.MICROSOFT.TEXTJOIN(&quot;&quot;;0;TRUNC([.E25]);[.F25])" office:value-type="string" office:string-value="28F" calcext:value-type="string">
            <text:p>28F</text:p>
          </table:table-cell>
          <table:table-cell table:style-name="ce1" table:formula="of:=COM.MICROSOFT.TEXTJOIN(&quot;&quot;;0;TRUNC([.G25]);[.H25])" office:value-type="string" office:string-value="22F" calcext:value-type="string">
            <text:p>22F</text:p>
          </table:table-cell>
          <table:table-cell table:style-name="ce1" table:formula="of:=COM.MICROSOFT.TEXTJOIN(&quot;&quot;;0;TRUNC([.I25]);[.J25])" office:value-type="string" office:string-value="15F" calcext:value-type="string">
            <text:p>15F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5" calcext:value-type="float">
            <text:p>165</text:p>
          </table:table-cell>
          <table:table-cell table:style-name="ce4" table:formula="of:=TRUNC([.$B$2]*(VLOOKUP((([.$A26]+[.C$3])*([.C$1]/100))+[.C$2];[$Sheet2.$A$1:$Sheet2.$C$51];2;1)+VLOOKUP((([.$B26]+[.C$3])*([.C$1]/100))+[.C$2];[$Sheet2.$A$1:$Sheet2.$C$51];2;1))/200;0)" office:value-type="float" office:value="40" calcext:value-type="float">
            <text:p>40</text:p>
          </table:table-cell>
          <table:table-cell table:style-name="ce13" table:formula="of:=VLOOKUP((([.$B26]+[.D$3])*([.D$1]/100))+[.D$2];[$Sheet2.$A$1:$Sheet2.$C$51];3;1)" office:value-type="string" office:string-value="F" calcext:value-type="string">
            <text:p>F</text:p>
          </table:table-cell>
          <table:table-cell table:style-name="ce4" table:formula="of:=[.$B$2]*(VLOOKUP((([.$A26]+[.E$3])*([.E$1]/100))+[.E$2];[$Sheet2.$A$1:$Sheet2.$C$51];2;1)+VLOOKUP((([.$B26]+[.E$3])*([.E$1]/100))+[.E$2];[$Sheet2.$A$1:$Sheet2.$C$51];2;1))/200" office:value-type="float" office:value="27.5" calcext:value-type="float">
            <text:p>28</text:p>
          </table:table-cell>
          <table:table-cell table:style-name="ce13" table:formula="of:=VLOOKUP((([.$B26]+[.F$3])*([.F$1]/100))+[.F$2];[$Sheet2.$A$1:$Sheet2.$C$51];3;1)" office:value-type="string" office:string-value="F" calcext:value-type="string">
            <text:p>F</text:p>
          </table:table-cell>
          <table:table-cell table:style-name="ce4" table:formula="of:=TRUNC([.$B$2]*(VLOOKUP((([.$A26]+[.G$3])*([.G$1]/100))+[.G$2];[$Sheet2.$A$1:$Sheet2.$C$51];2;1)+VLOOKUP((([.$B26]+[.G$3])*([.G$1]/100))+[.G$2];[$Sheet2.$A$1:$Sheet2.$C$51];2;1))/200;0)" office:value-type="float" office:value="18" calcext:value-type="float">
            <text:p>18</text:p>
          </table:table-cell>
          <table:table-cell table:style-name="ce13" table:formula="of:=VLOOKUP((([.$B26]+[.H$3])*([.H$1]/100))+[.H$2];[$Sheet2.$A$1:$Sheet2.$C$51];3;1)" office:value-type="string" office:string-value="F" calcext:value-type="string">
            <text:p>F</text:p>
          </table:table-cell>
          <table:table-cell table:style-name="ce4" table:formula="of:=TRUNC([.$B$2]*(VLOOKUP((([.$A26]+[.I$3])*([.I$1]/100))+[.I$2];[$Sheet2.$A$1:$Sheet2.$C$51];2;1)+VLOOKUP((([.$B26]+[.I$3])*([.I$1]/100))+[.I$2];[$Sheet2.$A$1:$Sheet2.$C$51];2;1))/200;0)" office:value-type="float" office:value="13" calcext:value-type="float">
            <text:p>13</text:p>
          </table:table-cell>
          <table:table-cell table:style-name="ce13" table:formula="of:=VLOOKUP((([.$B26]+[.J$3])*([.J$1]/100))+[.J$2];[$Sheet2.$A$1:$Sheet2.$C$51];3;1)" office:value-type="string" office:string-value="F" calcext:value-type="string">
            <text:p>F</text:p>
          </table:table-cell>
          <table:table-cell table:style-name="ce15"/>
          <table:table-cell table:style-name="ce1" table:formula="of:=COM.MICROSOFT.TEXTJOIN(&quot;-&quot;;0;[.A26];[.B26])" office:value-type="string" office:string-value="161-165" calcext:value-type="string">
            <text:p>161-165</text:p>
          </table:table-cell>
          <table:table-cell table:style-name="ce33" table:formula="of:=COM.MICROSOFT.TEXTJOIN(&quot;&quot;;0;[.C26];[.D26])" office:value-type="string" office:string-value="40F" calcext:value-type="string">
            <text:p>40F</text:p>
          </table:table-cell>
          <table:table-cell table:style-name="ce33" table:formula="of:=COM.MICROSOFT.TEXTJOIN(&quot;&quot;;0;TRUNC([.E26]);[.F26])" office:value-type="string" office:string-value="27F" calcext:value-type="string">
            <text:p>27F</text:p>
          </table:table-cell>
          <table:table-cell table:style-name="ce1" table:formula="of:=COM.MICROSOFT.TEXTJOIN(&quot;&quot;;0;TRUNC([.G26]);[.H26])" office:value-type="string" office:string-value="18F" calcext:value-type="string">
            <text:p>18F</text:p>
          </table:table-cell>
          <table:table-cell table:style-name="ce1" table:formula="of:=COM.MICROSOFT.TEXTJOIN(&quot;&quot;;0;TRUNC([.I26]);[.J26])" office:value-type="string" office:string-value="13F" calcext:value-type="string">
            <text:p>13F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60" calcext:value-type="float">
            <text:p>160</text:p>
          </table:table-cell>
          <table:table-cell table:style-name="ce4" table:formula="of:=TRUNC([.$B$2]*(VLOOKUP((([.$A27]+[.C$3])*([.C$1]/100))+[.C$2];[$Sheet2.$A$1:$Sheet2.$C$51];2;1)+VLOOKUP((([.$B27]+[.C$3])*([.C$1]/100))+[.C$2];[$Sheet2.$A$1:$Sheet2.$C$51];2;1))/200;0)" office:value-type="float" office:value="35" calcext:value-type="float">
            <text:p>35</text:p>
          </table:table-cell>
          <table:table-cell table:style-name="ce13" table:formula="of:=VLOOKUP((([.$B27]+[.D$3])*([.D$1]/100))+[.D$2];[$Sheet2.$A$1:$Sheet2.$C$51];3;1)" office:value-type="string" office:string-value="E" calcext:value-type="string">
            <text:p>E</text:p>
          </table:table-cell>
          <table:table-cell table:style-name="ce4" table:formula="of:=[.$B$2]*(VLOOKUP((([.$A27]+[.E$3])*([.E$1]/100))+[.E$2];[$Sheet2.$A$1:$Sheet2.$C$51];2;1)+VLOOKUP((([.$B27]+[.E$3])*([.E$1]/100))+[.E$2];[$Sheet2.$A$1:$Sheet2.$C$51];2;1))/200" office:value-type="float" office:value="26.25" calcext:value-type="float">
            <text:p>26</text:p>
          </table:table-cell>
          <table:table-cell table:style-name="ce13" table:formula="of:=VLOOKUP((([.$B27]+[.F$3])*([.F$1]/100))+[.F$2];[$Sheet2.$A$1:$Sheet2.$C$51];3;1)" office:value-type="string" office:string-value="E" calcext:value-type="string">
            <text:p>E</text:p>
          </table:table-cell>
          <table:table-cell table:style-name="ce4" table:formula="of:=TRUNC([.$B$2]*(VLOOKUP((([.$A27]+[.G$3])*([.G$1]/100))+[.G$2];[$Sheet2.$A$1:$Sheet2.$C$51];2;1)+VLOOKUP((([.$B27]+[.G$3])*([.G$1]/100))+[.G$2];[$Sheet2.$A$1:$Sheet2.$C$51];2;1))/200;0)" office:value-type="float" office:value="17" calcext:value-type="float">
            <text:p>17</text:p>
          </table:table-cell>
          <table:table-cell table:style-name="ce13" table:formula="of:=VLOOKUP((([.$B27]+[.H$3])*([.H$1]/100))+[.H$2];[$Sheet2.$A$1:$Sheet2.$C$51];3;1)" office:value-type="string" office:string-value="E" calcext:value-type="string">
            <text:p>E</text:p>
          </table:table-cell>
          <table:table-cell table:style-name="ce4" table:formula="of:=TRUNC([.$B$2]*(VLOOKUP((([.$A27]+[.I$3])*([.I$1]/100))+[.I$2];[$Sheet2.$A$1:$Sheet2.$C$51];2;1)+VLOOKUP((([.$B27]+[.I$3])*([.I$1]/100))+[.I$2];[$Sheet2.$A$1:$Sheet2.$C$51];2;1))/200;0)" office:value-type="float" office:value="11" calcext:value-type="float">
            <text:p>11</text:p>
          </table:table-cell>
          <table:table-cell table:style-name="ce13" table:formula="of:=VLOOKUP((([.$B27]+[.J$3])*([.J$1]/100))+[.J$2];[$Sheet2.$A$1:$Sheet2.$C$51];3;1)" office:value-type="string" office:string-value="E" calcext:value-type="string">
            <text:p>E</text:p>
          </table:table-cell>
          <table:table-cell table:style-name="ce15"/>
          <table:table-cell table:style-name="ce1" table:formula="of:=COM.MICROSOFT.TEXTJOIN(&quot;-&quot;;0;[.A27];[.B27])" office:value-type="string" office:string-value="156-160" calcext:value-type="string">
            <text:p>156-160</text:p>
          </table:table-cell>
          <table:table-cell table:style-name="ce33" table:formula="of:=COM.MICROSOFT.TEXTJOIN(&quot;&quot;;0;[.C27];[.D27])" office:value-type="string" office:string-value="35E" calcext:value-type="string">
            <text:p>35E</text:p>
          </table:table-cell>
          <table:table-cell table:style-name="ce33" table:formula="of:=COM.MICROSOFT.TEXTJOIN(&quot;&quot;;0;TRUNC([.E27]);[.F27])" office:value-type="string" office:string-value="26E" calcext:value-type="string">
            <text:p>26E</text:p>
          </table:table-cell>
          <table:table-cell table:style-name="ce1" table:formula="of:=COM.MICROSOFT.TEXTJOIN(&quot;&quot;;0;TRUNC([.G27]);[.H27])" office:value-type="string" office:string-value="17E" calcext:value-type="string">
            <text:p>17E</text:p>
          </table:table-cell>
          <table:table-cell table:style-name="ce1" table:formula="of:=COM.MICROSOFT.TEXTJOIN(&quot;&quot;;0;TRUNC([.I27]);[.J27])" office:value-type="string" office:string-value="11E" calcext:value-type="string">
            <text:p>11E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5" calcext:value-type="float">
            <text:p>155</text:p>
          </table:table-cell>
          <table:table-cell table:style-name="ce4" table:formula="of:=TRUNC([.$B$2]*(VLOOKUP((([.$A28]+[.C$3])*([.C$1]/100))+[.C$2];[$Sheet2.$A$1:$Sheet2.$C$51];2;1)+VLOOKUP((([.$B28]+[.C$3])*([.C$1]/100))+[.C$2];[$Sheet2.$A$1:$Sheet2.$C$51];2;1))/200;0)" office:value-type="float" office:value="32" calcext:value-type="float">
            <text:p>32</text:p>
          </table:table-cell>
          <table:table-cell table:style-name="ce13" table:formula="of:=VLOOKUP((([.$B28]+[.D$3])*([.D$1]/100))+[.D$2];[$Sheet2.$A$1:$Sheet2.$C$51];3;1)" office:value-type="string" office:string-value="E" calcext:value-type="string">
            <text:p>E</text:p>
          </table:table-cell>
          <table:table-cell table:style-name="ce4" table:formula="of:=[.$B$2]*(VLOOKUP((([.$A28]+[.E$3])*([.E$1]/100))+[.E$2];[$Sheet2.$A$1:$Sheet2.$C$51];2;1)+VLOOKUP((([.$B28]+[.E$3])*([.E$1]/100))+[.E$2];[$Sheet2.$A$1:$Sheet2.$C$51];2;1))/200" office:value-type="float" office:value="22.5" calcext:value-type="float">
            <text:p>23</text:p>
          </table:table-cell>
          <table:table-cell table:style-name="ce13" table:formula="of:=VLOOKUP((([.$B28]+[.F$3])*([.F$1]/100))+[.F$2];[$Sheet2.$A$1:$Sheet2.$C$51];3;1)" office:value-type="string" office:string-value="E" calcext:value-type="string">
            <text:p>E</text:p>
          </table:table-cell>
          <table:table-cell table:style-name="ce4" table:formula="of:=TRUNC([.$B$2]*(VLOOKUP((([.$A28]+[.G$3])*([.G$1]/100))+[.G$2];[$Sheet2.$A$1:$Sheet2.$C$51];2;1)+VLOOKUP((([.$B28]+[.G$3])*([.G$1]/100))+[.G$2];[$Sheet2.$A$1:$Sheet2.$C$51];2;1))/200;0)" office:value-type="float" office:value="16" calcext:value-type="float">
            <text:p>16</text:p>
          </table:table-cell>
          <table:table-cell table:style-name="ce13" table:formula="of:=VLOOKUP((([.$B28]+[.H$3])*([.H$1]/100))+[.H$2];[$Sheet2.$A$1:$Sheet2.$C$51];3;1)" office:value-type="string" office:string-value="E" calcext:value-type="string">
            <text:p>E</text:p>
          </table:table-cell>
          <table:table-cell table:style-name="ce4" table:formula="of:=TRUNC([.$B$2]*(VLOOKUP((([.$A28]+[.I$3])*([.I$1]/100))+[.I$2];[$Sheet2.$A$1:$Sheet2.$C$51];2;1)+VLOOKUP((([.$B28]+[.I$3])*([.I$1]/100))+[.I$2];[$Sheet2.$A$1:$Sheet2.$C$51];2;1))/200;0)" office:value-type="float" office:value="10" calcext:value-type="float">
            <text:p>10</text:p>
          </table:table-cell>
          <table:table-cell table:style-name="ce13" table:formula="of:=VLOOKUP((([.$B28]+[.J$3])*([.J$1]/100))+[.J$2];[$Sheet2.$A$1:$Sheet2.$C$51];3;1)" office:value-type="string" office:string-value="E" calcext:value-type="string">
            <text:p>E</text:p>
          </table:table-cell>
          <table:table-cell table:style-name="ce15"/>
          <table:table-cell table:style-name="ce1" table:formula="of:=COM.MICROSOFT.TEXTJOIN(&quot;-&quot;;0;[.A28];[.B28])" office:value-type="string" office:string-value="151-155" calcext:value-type="string">
            <text:p>151-155</text:p>
          </table:table-cell>
          <table:table-cell table:style-name="ce33" table:formula="of:=COM.MICROSOFT.TEXTJOIN(&quot;&quot;;0;[.C28];[.D28])" office:value-type="string" office:string-value="32E" calcext:value-type="string">
            <text:p>32E</text:p>
          </table:table-cell>
          <table:table-cell table:style-name="ce33" table:formula="of:=COM.MICROSOFT.TEXTJOIN(&quot;&quot;;0;TRUNC([.E28]);[.F28])" office:value-type="string" office:string-value="22E" calcext:value-type="string">
            <text:p>22E</text:p>
          </table:table-cell>
          <table:table-cell table:style-name="ce1" table:formula="of:=COM.MICROSOFT.TEXTJOIN(&quot;&quot;;0;TRUNC([.G28]);[.H28])" office:value-type="string" office:string-value="16E" calcext:value-type="string">
            <text:p>16E</text:p>
          </table:table-cell>
          <table:table-cell table:style-name="ce1" table:formula="of:=COM.MICROSOFT.TEXTJOIN(&quot;&quot;;0;TRUNC([.I28]);[.J28])" office:value-type="string" office:string-value="10E" calcext:value-type="string">
            <text:p>10E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22" office:value-type="string" calcext:value-type="string" table:number-columns-spanned="10" table:number-rows-spanned="1">
            <text:p><text:span text:style-name="T2">Maximum Result for Attacker Size </text:span>Medium</text:p>
          </table:table-cell>
          <table:covered-table-cell table:style-name="ce1"/>
          <table:covered-table-cell table:style-name="ce4"/>
          <table:covered-table-cell table:style-name="ce14"/>
          <table:covered-table-cell table:style-name="ce4"/>
          <table:covered-table-cell table:style-name="ce14"/>
          <table:covered-table-cell table:style-name="ce4"/>
          <table:covered-table-cell table:style-name="ce14"/>
          <table:covered-table-cell table:style-name="ce4"/>
          <table:covered-table-cell table:style-name="ce14"/>
          <table:table-cell table:style-name="ce15"/>
          <table:table-cell table:style-name="ce22" table:formula="of:=[.A29]" office:value-type="string" office:string-value="Maximum Result for Attacker Size Medium" calcext:value-type="string" table:number-columns-spanned="5" table:number-rows-spanned="1">
            <text:p>Maximum Result for Attacker Size Medium</text:p>
          </table:table-cell>
          <table:covered-table-cell table:number-columns-repeated="2" table:style-name="ce33"/>
          <table:covered-table-cell table:number-columns-repeated="2" table:style-name="ce1"/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50" calcext:value-type="float">
            <text:p>150</text:p>
          </table:table-cell>
          <table:table-cell table:style-name="ce4" table:formula="of:=TRUNC([.$B$2]*(VLOOKUP((([.$A30]+[.C$3])*([.C$1]/100))+[.C$2];[$Sheet2.$A$1:$Sheet2.$C$51];2;1)+VLOOKUP((([.$B30]+[.C$3])*([.C$1]/100))+[.C$2];[$Sheet2.$A$1:$Sheet2.$C$51];2;1))/200;0)" office:value-type="float" office:value="30" calcext:value-type="float">
            <text:p>30</text:p>
          </table:table-cell>
          <table:table-cell table:style-name="ce13" table:formula="of:=VLOOKUP((([.$B30]+[.D$3])*([.D$1]/100))+[.D$2];[$Sheet2.$A$1:$Sheet2.$C$51];3;1)" office:value-type="string" office:string-value="E" calcext:value-type="string">
            <text:p>E</text:p>
          </table:table-cell>
          <table:table-cell table:style-name="ce4" table:formula="of:=[.$B$2]*(VLOOKUP((([.$A30]+[.E$3])*([.E$1]/100))+[.E$2];[$Sheet2.$A$1:$Sheet2.$C$51];2;1)+VLOOKUP((([.$B30]+[.E$3])*([.E$1]/100))+[.E$2];[$Sheet2.$A$1:$Sheet2.$C$51];2;1))/200" office:value-type="float" office:value="18.75" calcext:value-type="float">
            <text:p>19</text:p>
          </table:table-cell>
          <table:table-cell table:style-name="ce13" table:formula="of:=VLOOKUP((([.$B30]+[.F$3])*([.F$1]/100))+[.F$2];[$Sheet2.$A$1:$Sheet2.$C$51];3;1)" office:value-type="string" office:string-value="E" calcext:value-type="string">
            <text:p>E</text:p>
          </table:table-cell>
          <table:table-cell table:style-name="ce4" table:formula="of:=TRUNC([.$B$2]*(VLOOKUP((([.$A30]+[.G$3])*([.G$1]/100))+[.G$2];[$Sheet2.$A$1:$Sheet2.$C$51];2;1)+VLOOKUP((([.$B30]+[.G$3])*([.G$1]/100))+[.G$2];[$Sheet2.$A$1:$Sheet2.$C$51];2;1))/200;0)" office:value-type="float" office:value="13" calcext:value-type="float">
            <text:p>13</text:p>
          </table:table-cell>
          <table:table-cell table:style-name="ce13" table:formula="of:=VLOOKUP((([.$B30]+[.H$3])*([.H$1]/100))+[.H$2];[$Sheet2.$A$1:$Sheet2.$C$51];3;1)" office:value-type="string" office:string-value="E" calcext:value-type="string">
            <text:p>E</text:p>
          </table:table-cell>
          <table:table-cell table:style-name="ce4" table:formula="of:=TRUNC([.$B$2]*(VLOOKUP((([.$A30]+[.I$3])*([.I$1]/100))+[.I$2];[$Sheet2.$A$1:$Sheet2.$C$51];2;1)+VLOOKUP((([.$B30]+[.I$3])*([.I$1]/100))+[.I$2];[$Sheet2.$A$1:$Sheet2.$C$51];2;1))/200;0)" office:value-type="float" office:value="9" calcext:value-type="float">
            <text:p>9</text:p>
          </table:table-cell>
          <table:table-cell table:style-name="ce13" table:formula="of:=VLOOKUP((([.$B30]+[.J$3])*([.J$1]/100))+[.J$2];[$Sheet2.$A$1:$Sheet2.$C$51];3;1)" office:value-type="string" office:string-value="E" calcext:value-type="string">
            <text:p>E</text:p>
          </table:table-cell>
          <table:table-cell table:style-name="ce15"/>
          <table:table-cell table:style-name="ce1" table:formula="of:=COM.MICROSOFT.TEXTJOIN(&quot;-&quot;;0;[.A30];[.B30])" office:value-type="string" office:string-value="147-150" calcext:value-type="string">
            <text:p>147-150</text:p>
          </table:table-cell>
          <table:table-cell table:style-name="ce33" table:formula="of:=COM.MICROSOFT.TEXTJOIN(&quot;&quot;;0;[.C30];[.D30])" office:value-type="string" office:string-value="30E" calcext:value-type="string">
            <text:p>30E</text:p>
          </table:table-cell>
          <table:table-cell table:style-name="ce33" table:formula="of:=COM.MICROSOFT.TEXTJOIN(&quot;&quot;;0;TRUNC([.E30]);[.F30])" office:value-type="string" office:string-value="18E" calcext:value-type="string">
            <text:p>18E</text:p>
          </table:table-cell>
          <table:table-cell table:style-name="ce1" table:formula="of:=COM.MICROSOFT.TEXTJOIN(&quot;&quot;;0;TRUNC([.G30]);[.H30])" office:value-type="string" office:string-value="13E" calcext:value-type="string">
            <text:p>13E</text:p>
          </table:table-cell>
          <table:table-cell table:style-name="ce1" table:formula="of:=COM.MICROSOFT.TEXTJOIN(&quot;&quot;;0;TRUNC([.I30]);[.J30])" office:value-type="string" office:string-value="9E" calcext:value-type="string">
            <text:p>9E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6" calcext:value-type="float">
            <text:p>146</text:p>
          </table:table-cell>
          <table:table-cell table:style-name="ce4" table:formula="of:=TRUNC([.$B$2]*(VLOOKUP((([.$A31]+[.C$3])*([.C$1]/100))+[.C$2];[$Sheet2.$A$1:$Sheet2.$C$51];2;1)+VLOOKUP((([.$B31]+[.C$3])*([.C$1]/100))+[.C$2];[$Sheet2.$A$1:$Sheet2.$C$51];2;1))/200;0)" office:value-type="float" office:value="28" calcext:value-type="float">
            <text:p>28</text:p>
          </table:table-cell>
          <table:table-cell table:style-name="ce13" table:formula="of:=VLOOKUP((([.$B31]+[.D$3])*([.D$1]/100))+[.D$2];[$Sheet2.$A$1:$Sheet2.$C$51];3;1)" office:value-type="string" office:string-value="E" calcext:value-type="string">
            <text:p>E</text:p>
          </table:table-cell>
          <table:table-cell table:style-name="ce4" table:formula="of:=[.$B$2]*(VLOOKUP((([.$A31]+[.E$3])*([.E$1]/100))+[.E$2];[$Sheet2.$A$1:$Sheet2.$C$51];2;1)+VLOOKUP((([.$B31]+[.E$3])*([.E$1]/100))+[.E$2];[$Sheet2.$A$1:$Sheet2.$C$51];2;1))/200" office:value-type="float" office:value="17.5" calcext:value-type="float">
            <text:p>18</text:p>
          </table:table-cell>
          <table:table-cell table:style-name="ce13" table:formula="of:=VLOOKUP((([.$B31]+[.F$3])*([.F$1]/100))+[.F$2];[$Sheet2.$A$1:$Sheet2.$C$51];3;1)" office:value-type="string" office:string-value="D" calcext:value-type="string">
            <text:p>D</text:p>
          </table:table-cell>
          <table:table-cell table:style-name="ce4" table:formula="of:=TRUNC([.$B$2]*(VLOOKUP((([.$A31]+[.G$3])*([.G$1]/100))+[.G$2];[$Sheet2.$A$1:$Sheet2.$C$51];2;1)+VLOOKUP((([.$B31]+[.G$3])*([.G$1]/100))+[.G$2];[$Sheet2.$A$1:$Sheet2.$C$51];2;1))/200;0)" office:value-type="float" office:value="12" calcext:value-type="float">
            <text:p>12</text:p>
          </table:table-cell>
          <table:table-cell table:style-name="ce13" table:formula="of:=VLOOKUP((([.$B31]+[.H$3])*([.H$1]/100))+[.H$2];[$Sheet2.$A$1:$Sheet2.$C$51];3;1)" office:value-type="string" office:string-value="D" calcext:value-type="string">
            <text:p>D</text:p>
          </table:table-cell>
          <table:table-cell table:style-name="ce4" table:formula="of:=TRUNC([.$B$2]*(VLOOKUP((([.$A31]+[.I$3])*([.I$1]/100))+[.I$2];[$Sheet2.$A$1:$Sheet2.$C$51];2;1)+VLOOKUP((([.$B31]+[.I$3])*([.I$1]/100))+[.I$2];[$Sheet2.$A$1:$Sheet2.$C$51];2;1))/200;0)" office:value-type="float" office:value="8" calcext:value-type="float">
            <text:p>8</text:p>
          </table:table-cell>
          <table:table-cell table:style-name="ce13" table:formula="of:=VLOOKUP((([.$B31]+[.J$3])*([.J$1]/100))+[.J$2];[$Sheet2.$A$1:$Sheet2.$C$51];3;1)" office:value-type="string" office:string-value="D" calcext:value-type="string">
            <text:p>D</text:p>
          </table:table-cell>
          <table:table-cell table:style-name="ce15"/>
          <table:table-cell table:style-name="ce1" table:formula="of:=COM.MICROSOFT.TEXTJOIN(&quot;-&quot;;0;[.A31];[.B31])" office:value-type="string" office:string-value="143-146" calcext:value-type="string">
            <text:p>143-146</text:p>
          </table:table-cell>
          <table:table-cell table:style-name="ce33" table:formula="of:=COM.MICROSOFT.TEXTJOIN(&quot;&quot;;0;[.C31];[.D31])" office:value-type="string" office:string-value="28E" calcext:value-type="string">
            <text:p>28E</text:p>
          </table:table-cell>
          <table:table-cell table:style-name="ce33" table:formula="of:=COM.MICROSOFT.TEXTJOIN(&quot;&quot;;0;TRUNC([.E31]);[.F31])" office:value-type="string" office:string-value="17D" calcext:value-type="string">
            <text:p>17D</text:p>
          </table:table-cell>
          <table:table-cell table:style-name="ce1" table:formula="of:=COM.MICROSOFT.TEXTJOIN(&quot;&quot;;0;TRUNC([.G31]);[.H31])" office:value-type="string" office:string-value="12D" calcext:value-type="string">
            <text:p>12D</text:p>
          </table:table-cell>
          <table:table-cell table:style-name="ce1" table:formula="of:=COM.MICROSOFT.TEXTJOIN(&quot;&quot;;0;TRUNC([.I31]);[.J31])" office:value-type="string" office:string-value="8D" calcext:value-type="string">
            <text:p>8D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2" calcext:value-type="float">
            <text:p>142</text:p>
          </table:table-cell>
          <table:table-cell table:style-name="ce4" table:formula="of:=TRUNC([.$B$2]*(VLOOKUP((([.$A32]+[.C$3])*([.C$1]/100))+[.C$2];[$Sheet2.$A$1:$Sheet2.$C$51];2;1)+VLOOKUP((([.$B32]+[.C$3])*([.C$1]/100))+[.C$2];[$Sheet2.$A$1:$Sheet2.$C$51];2;1))/200;0)" office:value-type="float" office:value="26" calcext:value-type="float">
            <text:p>26</text:p>
          </table:table-cell>
          <table:table-cell table:style-name="ce13" table:formula="of:=VLOOKUP((([.$B32]+[.D$3])*([.D$1]/100))+[.D$2];[$Sheet2.$A$1:$Sheet2.$C$51];3;1)" office:value-type="string" office:string-value="D" calcext:value-type="string">
            <text:p>D</text:p>
          </table:table-cell>
          <table:table-cell table:style-name="ce4" table:formula="of:=[.$B$2]*(VLOOKUP((([.$A32]+[.E$3])*([.E$1]/100))+[.E$2];[$Sheet2.$A$1:$Sheet2.$C$51];2;1)+VLOOKUP((([.$B32]+[.E$3])*([.E$1]/100))+[.E$2];[$Sheet2.$A$1:$Sheet2.$C$51];2;1))/200" office:value-type="float" office:value="16.25" calcext:value-type="float">
            <text:p>16</text:p>
          </table:table-cell>
          <table:table-cell table:style-name="ce13" table:formula="of:=VLOOKUP((([.$B32]+[.F$3])*([.F$1]/100))+[.F$2];[$Sheet2.$A$1:$Sheet2.$C$51];3;1)" office:value-type="string" office:string-value="D" calcext:value-type="string">
            <text:p>D</text:p>
          </table:table-cell>
          <table:table-cell table:style-name="ce4" table:formula="of:=TRUNC([.$B$2]*(VLOOKUP((([.$A32]+[.G$3])*([.G$1]/100))+[.G$2];[$Sheet2.$A$1:$Sheet2.$C$51];2;1)+VLOOKUP((([.$B32]+[.G$3])*([.G$1]/100))+[.G$2];[$Sheet2.$A$1:$Sheet2.$C$51];2;1))/200;0)" office:value-type="float" office:value="11" calcext:value-type="float">
            <text:p>11</text:p>
          </table:table-cell>
          <table:table-cell table:style-name="ce13" table:formula="of:=VLOOKUP((([.$B32]+[.H$3])*([.H$1]/100))+[.H$2];[$Sheet2.$A$1:$Sheet2.$C$51];3;1)" office:value-type="string" office:string-value="D" calcext:value-type="string">
            <text:p>D</text:p>
          </table:table-cell>
          <table:table-cell table:style-name="ce4" table:formula="of:=TRUNC([.$B$2]*(VLOOKUP((([.$A32]+[.I$3])*([.I$1]/100))+[.I$2];[$Sheet2.$A$1:$Sheet2.$C$51];2;1)+VLOOKUP((([.$B32]+[.I$3])*([.I$1]/100))+[.I$2];[$Sheet2.$A$1:$Sheet2.$C$51];2;1))/200;0)" office:value-type="float" office:value="7" calcext:value-type="float">
            <text:p>7</text:p>
          </table:table-cell>
          <table:table-cell table:style-name="ce13" table:formula="of:=VLOOKUP((([.$B32]+[.J$3])*([.J$1]/100))+[.J$2];[$Sheet2.$A$1:$Sheet2.$C$51];3;1)" office:value-type="string" office:string-value="D" calcext:value-type="string">
            <text:p>D</text:p>
          </table:table-cell>
          <table:table-cell table:style-name="ce15"/>
          <table:table-cell table:style-name="ce1" table:formula="of:=COM.MICROSOFT.TEXTJOIN(&quot;-&quot;;0;[.A32];[.B32])" office:value-type="string" office:string-value="139-142" calcext:value-type="string">
            <text:p>139-142</text:p>
          </table:table-cell>
          <table:table-cell table:style-name="ce33" table:formula="of:=COM.MICROSOFT.TEXTJOIN(&quot;&quot;;0;[.C32];[.D32])" office:value-type="string" office:string-value="26D" calcext:value-type="string">
            <text:p>26D</text:p>
          </table:table-cell>
          <table:table-cell table:style-name="ce33" table:formula="of:=COM.MICROSOFT.TEXTJOIN(&quot;&quot;;0;TRUNC([.E32]);[.F32])" office:value-type="string" office:string-value="16D" calcext:value-type="string">
            <text:p>16D</text:p>
          </table:table-cell>
          <table:table-cell table:style-name="ce1" table:formula="of:=COM.MICROSOFT.TEXTJOIN(&quot;&quot;;0;TRUNC([.G32]);[.H32])" office:value-type="string" office:string-value="11D" calcext:value-type="string">
            <text:p>11D</text:p>
          </table:table-cell>
          <table:table-cell table:style-name="ce1" table:formula="of:=COM.MICROSOFT.TEXTJOIN(&quot;&quot;;0;TRUNC([.I32]);[.J32])" office:value-type="string" office:string-value="7D" calcext:value-type="string">
            <text:p>7D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8" calcext:value-type="float">
            <text:p>138</text:p>
          </table:table-cell>
          <table:table-cell table:style-name="ce4" table:formula="of:=TRUNC([.$B$2]*(VLOOKUP((([.$A33]+[.C$3])*([.C$1]/100))+[.C$2];[$Sheet2.$A$1:$Sheet2.$C$51];2;1)+VLOOKUP((([.$B33]+[.C$3])*([.C$1]/100))+[.C$2];[$Sheet2.$A$1:$Sheet2.$C$51];2;1))/200;0)" office:value-type="float" office:value="22" calcext:value-type="float">
            <text:p>22</text:p>
          </table:table-cell>
          <table:table-cell table:style-name="ce13" table:formula="of:=VLOOKUP((([.$B33]+[.D$3])*([.D$1]/100))+[.D$2];[$Sheet2.$A$1:$Sheet2.$C$51];3;1)" office:value-type="string" office:string-value="D" calcext:value-type="string">
            <text:p>D</text:p>
          </table:table-cell>
          <table:table-cell table:style-name="ce4" table:formula="of:=[.$B$2]*(VLOOKUP((([.$A33]+[.E$3])*([.E$1]/100))+[.E$2];[$Sheet2.$A$1:$Sheet2.$C$51];2;1)+VLOOKUP((([.$B33]+[.E$3])*([.E$1]/100))+[.E$2];[$Sheet2.$A$1:$Sheet2.$C$51];2;1))/200" office:value-type="float" office:value="15" calcext:value-type="float">
            <text:p>15</text:p>
          </table:table-cell>
          <table:table-cell table:style-name="ce13" table:formula="of:=VLOOKUP((([.$B33]+[.F$3])*([.F$1]/100))+[.F$2];[$Sheet2.$A$1:$Sheet2.$C$51];3;1)" office:value-type="string" office:string-value="D" calcext:value-type="string">
            <text:p>D</text:p>
          </table:table-cell>
          <table:table-cell table:style-name="ce4" table:formula="of:=TRUNC([.$B$2]*(VLOOKUP((([.$A33]+[.G$3])*([.G$1]/100))+[.G$2];[$Sheet2.$A$1:$Sheet2.$C$51];2;1)+VLOOKUP((([.$B33]+[.G$3])*([.G$1]/100))+[.G$2];[$Sheet2.$A$1:$Sheet2.$C$51];2;1))/200;0)" office:value-type="float" office:value="10" calcext:value-type="float">
            <text:p>10</text:p>
          </table:table-cell>
          <table:table-cell table:style-name="ce13" table:formula="of:=VLOOKUP((([.$B33]+[.H$3])*([.H$1]/100))+[.H$2];[$Sheet2.$A$1:$Sheet2.$C$51];3;1)" office:value-type="string" office:string-value="D" calcext:value-type="string">
            <text:p>D</text:p>
          </table:table-cell>
          <table:table-cell table:style-name="ce4" table:formula="of:=TRUNC([.$B$2]*(VLOOKUP((([.$A33]+[.I$3])*([.I$1]/100))+[.I$2];[$Sheet2.$A$1:$Sheet2.$C$51];2;1)+VLOOKUP((([.$B33]+[.I$3])*([.I$1]/100))+[.I$2];[$Sheet2.$A$1:$Sheet2.$C$51];2;1))/200;0)" office:value-type="float" office:value="6" calcext:value-type="float">
            <text:p>6</text:p>
          </table:table-cell>
          <table:table-cell table:style-name="ce13" table:formula="of:=VLOOKUP((([.$B33]+[.J$3])*([.J$1]/100))+[.J$2];[$Sheet2.$A$1:$Sheet2.$C$51];3;1)" office:value-type="string" office:string-value="D" calcext:value-type="string">
            <text:p>D</text:p>
          </table:table-cell>
          <table:table-cell table:style-name="ce15"/>
          <table:table-cell table:style-name="ce1" table:formula="of:=COM.MICROSOFT.TEXTJOIN(&quot;-&quot;;0;[.A33];[.B33])" office:value-type="string" office:string-value="135-138" calcext:value-type="string">
            <text:p>135-138</text:p>
          </table:table-cell>
          <table:table-cell table:style-name="ce33" table:formula="of:=COM.MICROSOFT.TEXTJOIN(&quot;&quot;;0;[.C33];[.D33])" office:value-type="string" office:string-value="22D" calcext:value-type="string">
            <text:p>22D</text:p>
          </table:table-cell>
          <table:table-cell table:style-name="ce33" table:formula="of:=COM.MICROSOFT.TEXTJOIN(&quot;&quot;;0;TRUNC([.E33]);[.F33])" office:value-type="string" office:string-value="15D" calcext:value-type="string">
            <text:p>15D</text:p>
          </table:table-cell>
          <table:table-cell table:style-name="ce1" table:formula="of:=COM.MICROSOFT.TEXTJOIN(&quot;&quot;;0;TRUNC([.G33]);[.H33])" office:value-type="string" office:string-value="10D" calcext:value-type="string">
            <text:p>10D</text:p>
          </table:table-cell>
          <table:table-cell table:style-name="ce1" table:formula="of:=COM.MICROSOFT.TEXTJOIN(&quot;&quot;;0;TRUNC([.I33]);[.J33])" office:value-type="string" office:string-value="6D" calcext:value-type="string">
            <text:p>6D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4" calcext:value-type="float">
            <text:p>134</text:p>
          </table:table-cell>
          <table:table-cell table:style-name="ce4" table:formula="of:=TRUNC([.$B$2]*(VLOOKUP((([.$A34]+[.C$3])*([.C$1]/100))+[.C$2];[$Sheet2.$A$1:$Sheet2.$C$51];2;1)+VLOOKUP((([.$B34]+[.C$3])*([.C$1]/100))+[.C$2];[$Sheet2.$A$1:$Sheet2.$C$51];2;1))/200;0)" office:value-type="float" office:value="20" calcext:value-type="float">
            <text:p>20</text:p>
          </table:table-cell>
          <table:table-cell table:style-name="ce13" table:formula="of:=VLOOKUP((([.$B34]+[.D$3])*([.D$1]/100))+[.D$2];[$Sheet2.$A$1:$Sheet2.$C$51];3;1)" office:value-type="string" office:string-value="D" calcext:value-type="string">
            <text:p>D</text:p>
          </table:table-cell>
          <table:table-cell table:style-name="ce4" table:formula="of:=[.$B$2]*(VLOOKUP((([.$A34]+[.E$3])*([.E$1]/100))+[.E$2];[$Sheet2.$A$1:$Sheet2.$C$51];2;1)+VLOOKUP((([.$B34]+[.E$3])*([.E$1]/100))+[.E$2];[$Sheet2.$A$1:$Sheet2.$C$51];2;1))/200" office:value-type="float" office:value="12.5" calcext:value-type="float">
            <text:p>13</text:p>
          </table:table-cell>
          <table:table-cell table:style-name="ce13" table:formula="of:=VLOOKUP((([.$B34]+[.F$3])*([.F$1]/100))+[.F$2];[$Sheet2.$A$1:$Sheet2.$C$51];3;1)" office:value-type="string" office:string-value="D" calcext:value-type="string">
            <text:p>D</text:p>
          </table:table-cell>
          <table:table-cell table:style-name="ce4" table:formula="of:=TRUNC([.$B$2]*(VLOOKUP((([.$A34]+[.G$3])*([.G$1]/100))+[.G$2];[$Sheet2.$A$1:$Sheet2.$C$51];2;1)+VLOOKUP((([.$B34]+[.G$3])*([.G$1]/100))+[.G$2];[$Sheet2.$A$1:$Sheet2.$C$51];2;1))/200;0)" office:value-type="float" office:value="9" calcext:value-type="float">
            <text:p>9</text:p>
          </table:table-cell>
          <table:table-cell table:style-name="ce13" table:formula="of:=VLOOKUP((([.$B34]+[.H$3])*([.H$1]/100))+[.H$2];[$Sheet2.$A$1:$Sheet2.$C$51];3;1)" office:value-type="string" office:string-value="C" calcext:value-type="string">
            <text:p>C</text:p>
          </table:table-cell>
          <table:table-cell table:style-name="ce4" table:formula="of:=TRUNC([.$B$2]*(VLOOKUP((([.$A34]+[.I$3])*([.I$1]/100))+[.I$2];[$Sheet2.$A$1:$Sheet2.$C$51];2;1)+VLOOKUP((([.$B34]+[.I$3])*([.I$1]/100))+[.I$2];[$Sheet2.$A$1:$Sheet2.$C$51];2;1))/200;0)" office:value-type="float" office:value="5" calcext:value-type="float">
            <text:p>5</text:p>
          </table:table-cell>
          <table:table-cell table:style-name="ce13" table:formula="of:=VLOOKUP((([.$B34]+[.J$3])*([.J$1]/100))+[.J$2];[$Sheet2.$A$1:$Sheet2.$C$51];3;1)" office:value-type="string" office:string-value="C" calcext:value-type="string">
            <text:p>C</text:p>
          </table:table-cell>
          <table:table-cell table:style-name="ce15"/>
          <table:table-cell table:style-name="ce1" table:formula="of:=COM.MICROSOFT.TEXTJOIN(&quot;-&quot;;0;[.A34];[.B34])" office:value-type="string" office:string-value="131-134" calcext:value-type="string">
            <text:p>131-134</text:p>
          </table:table-cell>
          <table:table-cell table:style-name="ce33" table:formula="of:=COM.MICROSOFT.TEXTJOIN(&quot;&quot;;0;[.C34];[.D34])" office:value-type="string" office:string-value="20D" calcext:value-type="string">
            <text:p>20D</text:p>
          </table:table-cell>
          <table:table-cell table:style-name="ce33" table:formula="of:=COM.MICROSOFT.TEXTJOIN(&quot;&quot;;0;TRUNC([.E34]);[.F34])" office:value-type="string" office:string-value="12D" calcext:value-type="string">
            <text:p>12D</text:p>
          </table:table-cell>
          <table:table-cell table:style-name="ce1" table:formula="of:=COM.MICROSOFT.TEXTJOIN(&quot;&quot;;0;TRUNC([.G34]);[.H34])" office:value-type="string" office:string-value="9C" calcext:value-type="string">
            <text:p>9C</text:p>
          </table:table-cell>
          <table:table-cell table:style-name="ce1" table:formula="of:=COM.MICROSOFT.TEXTJOIN(&quot;&quot;;0;TRUNC([.I34]);[.J34])" office:value-type="string" office:string-value="5C" calcext:value-type="string">
            <text:p>5C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22" office:value-type="string" calcext:value-type="string" table:number-columns-spanned="10" table:number-rows-spanned="1">
            <text:p><text:span text:style-name="T2">Maximum Result for Attacker Size </text:span>Small</text:p>
          </table:table-cell>
          <table:covered-table-cell table:style-name="ce1"/>
          <table:covered-table-cell table:style-name="ce4"/>
          <table:covered-table-cell table:style-name="ce14"/>
          <table:covered-table-cell table:style-name="ce4"/>
          <table:covered-table-cell table:style-name="ce14"/>
          <table:covered-table-cell table:style-name="ce4"/>
          <table:covered-table-cell table:style-name="ce14"/>
          <table:covered-table-cell table:style-name="ce4"/>
          <table:covered-table-cell table:style-name="ce14"/>
          <table:table-cell table:style-name="ce15"/>
          <table:table-cell table:style-name="ce22" table:formula="of:=[.A35]" office:value-type="string" office:string-value="Maximum Result for Attacker Size Small" calcext:value-type="string" table:number-columns-spanned="5" table:number-rows-spanned="1">
            <text:p>Maximum Result for Attacker Size Small</text:p>
          </table:table-cell>
          <table:covered-table-cell table:number-columns-repeated="2" table:style-name="ce33"/>
          <table:covered-table-cell table:number-columns-repeated="2" table:style-name="ce1"/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30" calcext:value-type="float">
            <text:p>130</text:p>
          </table:table-cell>
          <table:table-cell table:style-name="ce4" table:formula="of:=TRUNC([.$B$2]*(VLOOKUP((([.$A36]+[.C$3])*([.C$1]/100))+[.C$2];[$Sheet2.$A$1:$Sheet2.$C$51];2;1)+VLOOKUP((([.$B36]+[.C$3])*([.C$1]/100))+[.C$2];[$Sheet2.$A$1:$Sheet2.$C$51];2;1))/200;0)" office:value-type="float" office:value="17" calcext:value-type="float">
            <text:p>17</text:p>
          </table:table-cell>
          <table:table-cell table:style-name="ce13" table:formula="of:=VLOOKUP((([.$B36]+[.D$3])*([.D$1]/100))+[.D$2];[$Sheet2.$A$1:$Sheet2.$C$51];3;1)" office:value-type="string" office:string-value="C" calcext:value-type="string">
            <text:p>C</text:p>
          </table:table-cell>
          <table:table-cell table:style-name="ce4" table:formula="of:=[.$B$2]*(VLOOKUP((([.$A36]+[.E$3])*([.E$1]/100))+[.E$2];[$Sheet2.$A$1:$Sheet2.$C$51];2;1)+VLOOKUP((([.$B36]+[.E$3])*([.E$1]/100))+[.E$2];[$Sheet2.$A$1:$Sheet2.$C$51];2;1))/200" office:value-type="float" office:value="11.25" calcext:value-type="float">
            <text:p>11</text:p>
          </table:table-cell>
          <table:table-cell table:style-name="ce13" table:formula="of:=VLOOKUP((([.$B36]+[.F$3])*([.F$1]/100))+[.F$2];[$Sheet2.$A$1:$Sheet2.$C$51];3;1)" office:value-type="string" office:string-value="C" calcext:value-type="string">
            <text:p>C</text:p>
          </table:table-cell>
          <table:table-cell table:style-name="ce4" table:formula="of:=TRUNC([.$B$2]*(VLOOKUP((([.$A36]+[.G$3])*([.G$1]/100))+[.G$2];[$Sheet2.$A$1:$Sheet2.$C$51];2;1)+VLOOKUP((([.$B36]+[.G$3])*([.G$1]/100))+[.G$2];[$Sheet2.$A$1:$Sheet2.$C$51];2;1))/200;0)" office:value-type="float" office:value="8" calcext:value-type="float">
            <text:p>8</text:p>
          </table:table-cell>
          <table:table-cell table:style-name="ce13" table:formula="of:=VLOOKUP((([.$B36]+[.H$3])*([.H$1]/100))+[.H$2];[$Sheet2.$A$1:$Sheet2.$C$51];3;1)" office:value-type="string" office:string-value="C" calcext:value-type="string">
            <text:p>C</text:p>
          </table:table-cell>
          <table:table-cell table:style-name="ce4" table:formula="of:=TRUNC([.$B$2]*(VLOOKUP((([.$A36]+[.I$3])*([.I$1]/100))+[.I$2];[$Sheet2.$A$1:$Sheet2.$C$51];2;1)+VLOOKUP((([.$B36]+[.I$3])*([.I$1]/100))+[.I$2];[$Sheet2.$A$1:$Sheet2.$C$51];2;1))/200;0)" office:value-type="float" office:value="5" calcext:value-type="float">
            <text:p>5</text:p>
          </table:table-cell>
          <table:table-cell table:style-name="ce13" table:formula="of:=VLOOKUP((([.$B36]+[.J$3])*([.J$1]/100))+[.J$2];[$Sheet2.$A$1:$Sheet2.$C$51];3;1)" office:value-type="string" office:string-value="C" calcext:value-type="string">
            <text:p>C</text:p>
          </table:table-cell>
          <table:table-cell table:style-name="ce15"/>
          <table:table-cell table:style-name="ce1" table:formula="of:=COM.MICROSOFT.TEXTJOIN(&quot;-&quot;;0;[.A36];[.B36])" office:value-type="string" office:string-value="127-130" calcext:value-type="string">
            <text:p>127-130</text:p>
          </table:table-cell>
          <table:table-cell table:style-name="ce33" table:formula="of:=COM.MICROSOFT.TEXTJOIN(&quot;&quot;;0;[.C36];[.D36])" office:value-type="string" office:string-value="17C" calcext:value-type="string">
            <text:p>17C</text:p>
          </table:table-cell>
          <table:table-cell table:style-name="ce33" table:formula="of:=COM.MICROSOFT.TEXTJOIN(&quot;&quot;;0;TRUNC([.E36]);[.F36])" office:value-type="string" office:string-value="11C" calcext:value-type="string">
            <text:p>11C</text:p>
          </table:table-cell>
          <table:table-cell table:style-name="ce1" table:formula="of:=COM.MICROSOFT.TEXTJOIN(&quot;&quot;;0;TRUNC([.G36]);[.H36])" office:value-type="string" office:string-value="8C" calcext:value-type="string">
            <text:p>8C</text:p>
          </table:table-cell>
          <table:table-cell table:style-name="ce1" table:formula="of:=COM.MICROSOFT.TEXTJOIN(&quot;&quot;;0;TRUNC([.I36]);[.J36])" office:value-type="string" office:string-value="5C" calcext:value-type="string">
            <text:p>5C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formula="of:=TRUNC([.$B$2]*(VLOOKUP((([.$A37]+[.C$3])*([.C$1]/100))+[.C$2];[$Sheet2.$A$1:$Sheet2.$C$51];2;1)+VLOOKUP((([.$B37]+[.C$3])*([.C$1]/100))+[.C$2];[$Sheet2.$A$1:$Sheet2.$C$51];2;1))/200;0)" office:value-type="float" office:value="16" calcext:value-type="float">
            <text:p>16</text:p>
          </table:table-cell>
          <table:table-cell table:style-name="ce13" table:formula="of:=VLOOKUP((([.$B37]+[.D$3])*([.D$1]/100))+[.D$2];[$Sheet2.$A$1:$Sheet2.$C$51];3;1)" office:value-type="string" office:string-value="C" calcext:value-type="string">
            <text:p>C</text:p>
          </table:table-cell>
          <table:table-cell table:style-name="ce4" table:formula="of:=[.$B$2]*(VLOOKUP((([.$A37]+[.E$3])*([.E$1]/100))+[.E$2];[$Sheet2.$A$1:$Sheet2.$C$51];2;1)+VLOOKUP((([.$B37]+[.E$3])*([.E$1]/100))+[.E$2];[$Sheet2.$A$1:$Sheet2.$C$51];2;1))/200" office:value-type="float" office:value="10" calcext:value-type="float">
            <text:p>10</text:p>
          </table:table-cell>
          <table:table-cell table:style-name="ce13" table:formula="of:=VLOOKUP((([.$B37]+[.F$3])*([.F$1]/100))+[.F$2];[$Sheet2.$A$1:$Sheet2.$C$51];3;1)" office:value-type="string" office:string-value="C" calcext:value-type="string">
            <text:p>C</text:p>
          </table:table-cell>
          <table:table-cell table:style-name="ce4" table:formula="of:=TRUNC([.$B$2]*(VLOOKUP((([.$A37]+[.G$3])*([.G$1]/100))+[.G$2];[$Sheet2.$A$1:$Sheet2.$C$51];2;1)+VLOOKUP((([.$B37]+[.G$3])*([.G$1]/100))+[.G$2];[$Sheet2.$A$1:$Sheet2.$C$51];2;1))/200;0)" office:value-type="float" office:value="7" calcext:value-type="float">
            <text:p>7</text:p>
          </table:table-cell>
          <table:table-cell table:style-name="ce13" table:formula="of:=VLOOKUP((([.$B37]+[.H$3])*([.H$1]/100))+[.H$2];[$Sheet2.$A$1:$Sheet2.$C$51];3;1)" office:value-type="string" office:string-value="C" calcext:value-type="string">
            <text:p>C</text:p>
          </table:table-cell>
          <table:table-cell table:style-name="ce4" table:formula="of:=TRUNC([.$B$2]*(VLOOKUP((([.$A37]+[.I$3])*([.I$1]/100))+[.I$2];[$Sheet2.$A$1:$Sheet2.$C$51];2;1)+VLOOKUP((([.$B37]+[.I$3])*([.I$1]/100))+[.I$2];[$Sheet2.$A$1:$Sheet2.$C$51];2;1))/200;0)" office:value-type="float" office:value="4" calcext:value-type="float">
            <text:p>4</text:p>
          </table:table-cell>
          <table:table-cell table:style-name="ce13" table:formula="of:=VLOOKUP((([.$B37]+[.J$3])*([.J$1]/100))+[.J$2];[$Sheet2.$A$1:$Sheet2.$C$51];3;1)" office:value-type="string" office:string-value="C" calcext:value-type="string">
            <text:p>C</text:p>
          </table:table-cell>
          <table:table-cell table:style-name="ce15"/>
          <table:table-cell table:style-name="ce1" table:formula="of:=COM.MICROSOFT.TEXTJOIN(&quot;-&quot;;0;[.A37];[.B37])" office:value-type="string" office:string-value="123-126" calcext:value-type="string">
            <text:p>123-126</text:p>
          </table:table-cell>
          <table:table-cell table:style-name="ce33" table:formula="of:=COM.MICROSOFT.TEXTJOIN(&quot;&quot;;0;[.C37];[.D37])" office:value-type="string" office:string-value="16C" calcext:value-type="string">
            <text:p>16C</text:p>
          </table:table-cell>
          <table:table-cell table:style-name="ce33" table:formula="of:=COM.MICROSOFT.TEXTJOIN(&quot;&quot;;0;TRUNC([.E37]);[.F37])" office:value-type="string" office:string-value="10C" calcext:value-type="string">
            <text:p>10C</text:p>
          </table:table-cell>
          <table:table-cell table:style-name="ce1" table:formula="of:=COM.MICROSOFT.TEXTJOIN(&quot;&quot;;0;TRUNC([.G37]);[.H37])" office:value-type="string" office:string-value="7C" calcext:value-type="string">
            <text:p>7C</text:p>
          </table:table-cell>
          <table:table-cell table:style-name="ce1" table:formula="of:=COM.MICROSOFT.TEXTJOIN(&quot;&quot;;0;TRUNC([.I37]);[.J37])" office:value-type="string" office:string-value="4C" calcext:value-type="string">
            <text:p>4C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2" calcext:value-type="float">
            <text:p>122</text:p>
          </table:table-cell>
          <table:table-cell table:style-name="ce4" table:formula="of:=TRUNC([.$B$2]*(VLOOKUP((([.$A38]+[.C$3])*([.C$1]/100))+[.C$2];[$Sheet2.$A$1:$Sheet2.$C$51];2;1)+VLOOKUP((([.$B38]+[.C$3])*([.C$1]/100))+[.C$2];[$Sheet2.$A$1:$Sheet2.$C$51];2;1))/200;0)" office:value-type="float" office:value="13" calcext:value-type="float">
            <text:p>13</text:p>
          </table:table-cell>
          <table:table-cell table:style-name="ce13" table:formula="of:=VLOOKUP((([.$B38]+[.D$3])*([.D$1]/100))+[.D$2];[$Sheet2.$A$1:$Sheet2.$C$51];3;1)" office:value-type="string" office:string-value="C" calcext:value-type="string">
            <text:p>C</text:p>
          </table:table-cell>
          <table:table-cell table:style-name="ce4" table:formula="of:=[.$B$2]*(VLOOKUP((([.$A38]+[.E$3])*([.E$1]/100))+[.E$2];[$Sheet2.$A$1:$Sheet2.$C$51];2;1)+VLOOKUP((([.$B38]+[.E$3])*([.E$1]/100))+[.E$2];[$Sheet2.$A$1:$Sheet2.$C$51];2;1))/200" office:value-type="float" office:value="8.5" calcext:value-type="float">
            <text:p>9</text:p>
          </table:table-cell>
          <table:table-cell table:style-name="ce13" table:formula="of:=VLOOKUP((([.$B38]+[.F$3])*([.F$1]/100))+[.F$2];[$Sheet2.$A$1:$Sheet2.$C$51];3;1)" office:value-type="string" office:string-value="C" calcext:value-type="string">
            <text:p>C</text:p>
          </table:table-cell>
          <table:table-cell table:style-name="ce4" table:formula="of:=TRUNC([.$B$2]*(VLOOKUP((([.$A38]+[.G$3])*([.G$1]/100))+[.G$2];[$Sheet2.$A$1:$Sheet2.$C$51];2;1)+VLOOKUP((([.$B38]+[.G$3])*([.G$1]/100))+[.G$2];[$Sheet2.$A$1:$Sheet2.$C$51];2;1))/200;0)" office:value-type="float" office:value="6" calcext:value-type="float">
            <text:p>6</text:p>
          </table:table-cell>
          <table:table-cell table:style-name="ce13" table:formula="of:=VLOOKUP((([.$B38]+[.H$3])*([.H$1]/100))+[.H$2];[$Sheet2.$A$1:$Sheet2.$C$51];3;1)" office:value-type="string" office:string-value="B" calcext:value-type="string">
            <text:p>B</text:p>
          </table:table-cell>
          <table:table-cell table:style-name="ce4" table:formula="of:=TRUNC([.$B$2]*(VLOOKUP((([.$A38]+[.I$3])*([.I$1]/100))+[.I$2];[$Sheet2.$A$1:$Sheet2.$C$51];2;1)+VLOOKUP((([.$B38]+[.I$3])*([.I$1]/100))+[.I$2];[$Sheet2.$A$1:$Sheet2.$C$51];2;1))/200;0)" office:value-type="float" office:value="4" calcext:value-type="float">
            <text:p>4</text:p>
          </table:table-cell>
          <table:table-cell table:style-name="ce13" table:formula="of:=VLOOKUP((([.$B38]+[.J$3])*([.J$1]/100))+[.J$2];[$Sheet2.$A$1:$Sheet2.$C$51];3;1)" office:value-type="string" office:string-value="B" calcext:value-type="string">
            <text:p>B</text:p>
          </table:table-cell>
          <table:table-cell table:style-name="ce15"/>
          <table:table-cell table:style-name="ce1" table:formula="of:=COM.MICROSOFT.TEXTJOIN(&quot;-&quot;;0;[.A38];[.B38])" office:value-type="string" office:string-value="119-122" calcext:value-type="string">
            <text:p>119-122</text:p>
          </table:table-cell>
          <table:table-cell table:style-name="ce33" table:formula="of:=COM.MICROSOFT.TEXTJOIN(&quot;&quot;;0;[.C38];[.D38])" office:value-type="string" office:string-value="13C" calcext:value-type="string">
            <text:p>13C</text:p>
          </table:table-cell>
          <table:table-cell table:style-name="ce33" table:formula="of:=COM.MICROSOFT.TEXTJOIN(&quot;&quot;;0;TRUNC([.E38]);[.F38])" office:value-type="string" office:string-value="8C" calcext:value-type="string">
            <text:p>8C</text:p>
          </table:table-cell>
          <table:table-cell table:style-name="ce1" table:formula="of:=COM.MICROSOFT.TEXTJOIN(&quot;&quot;;0;TRUNC([.G38]);[.H38])" office:value-type="string" office:string-value="6B" calcext:value-type="string">
            <text:p>6B</text:p>
          </table:table-cell>
          <table:table-cell table:style-name="ce1" table:formula="of:=COM.MICROSOFT.TEXTJOIN(&quot;&quot;;0;TRUNC([.I38]);[.J38])" office:value-type="string" office:string-value="4B" calcext:value-type="string">
            <text:p>4B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8" calcext:value-type="float">
            <text:p>118</text:p>
          </table:table-cell>
          <table:table-cell table:style-name="ce4" table:formula="of:=TRUNC([.$B$2]*(VLOOKUP((([.$A39]+[.C$3])*([.C$1]/100))+[.C$2];[$Sheet2.$A$1:$Sheet2.$C$51];2;1)+VLOOKUP((([.$B39]+[.C$3])*([.C$1]/100))+[.C$2];[$Sheet2.$A$1:$Sheet2.$C$51];2;1))/200;0)" office:value-type="float" office:value="11" calcext:value-type="float">
            <text:p>11</text:p>
          </table:table-cell>
          <table:table-cell table:style-name="ce13" table:formula="of:=VLOOKUP((([.$B39]+[.D$3])*([.D$1]/100))+[.D$2];[$Sheet2.$A$1:$Sheet2.$C$51];3;1)" office:value-type="string" office:string-value="B" calcext:value-type="string">
            <text:p>B</text:p>
          </table:table-cell>
          <table:table-cell table:style-name="ce4" table:formula="of:=[.$B$2]*(VLOOKUP((([.$A39]+[.E$3])*([.E$1]/100))+[.E$2];[$Sheet2.$A$1:$Sheet2.$C$51];2;1)+VLOOKUP((([.$B39]+[.E$3])*([.E$1]/100))+[.E$2];[$Sheet2.$A$1:$Sheet2.$C$51];2;1))/200" office:value-type="float" office:value="7.5" calcext:value-type="float">
            <text:p>8</text:p>
          </table:table-cell>
          <table:table-cell table:style-name="ce13" table:formula="of:=VLOOKUP((([.$B39]+[.F$3])*([.F$1]/100))+[.F$2];[$Sheet2.$A$1:$Sheet2.$C$51];3;1)" office:value-type="string" office:string-value="B" calcext:value-type="string">
            <text:p>B</text:p>
          </table:table-cell>
          <table:table-cell table:style-name="ce4" table:formula="of:=TRUNC([.$B$2]*(VLOOKUP((([.$A39]+[.G$3])*([.G$1]/100))+[.G$2];[$Sheet2.$A$1:$Sheet2.$C$51];2;1)+VLOOKUP((([.$B39]+[.G$3])*([.G$1]/100))+[.G$2];[$Sheet2.$A$1:$Sheet2.$C$51];2;1))/200;0)" office:value-type="float" office:value="5" calcext:value-type="float">
            <text:p>5</text:p>
          </table:table-cell>
          <table:table-cell table:style-name="ce13" table:formula="of:=VLOOKUP((([.$B39]+[.H$3])*([.H$1]/100))+[.H$2];[$Sheet2.$A$1:$Sheet2.$C$51];3;1)" office:value-type="string" office:string-value="B" calcext:value-type="string">
            <text:p>B</text:p>
          </table:table-cell>
          <table:table-cell table:style-name="ce4" table:formula="of:=TRUNC([.$B$2]*(VLOOKUP((([.$A39]+[.I$3])*([.I$1]/100))+[.I$2];[$Sheet2.$A$1:$Sheet2.$C$51];2;1)+VLOOKUP((([.$B39]+[.I$3])*([.I$1]/100))+[.I$2];[$Sheet2.$A$1:$Sheet2.$C$51];2;1))/200;0)" office:value-type="float" office:value="4" calcext:value-type="float">
            <text:p>4</text:p>
          </table:table-cell>
          <table:table-cell table:style-name="ce13" table:formula="of:=VLOOKUP((([.$B39]+[.J$3])*([.J$1]/100))+[.J$2];[$Sheet2.$A$1:$Sheet2.$C$51];3;1)" office:value-type="string" office:string-value="B" calcext:value-type="string">
            <text:p>B</text:p>
          </table:table-cell>
          <table:table-cell table:style-name="ce15"/>
          <table:table-cell table:style-name="ce1" table:formula="of:=COM.MICROSOFT.TEXTJOIN(&quot;-&quot;;0;[.A39];[.B39])" office:value-type="string" office:string-value="115-118" calcext:value-type="string">
            <text:p>115-118</text:p>
          </table:table-cell>
          <table:table-cell table:style-name="ce33" table:formula="of:=COM.MICROSOFT.TEXTJOIN(&quot;&quot;;0;[.C39];[.D39])" office:value-type="string" office:string-value="11B" calcext:value-type="string">
            <text:p>11B</text:p>
          </table:table-cell>
          <table:table-cell table:style-name="ce33" table:formula="of:=COM.MICROSOFT.TEXTJOIN(&quot;&quot;;0;TRUNC([.E39]);[.F39])" office:value-type="string" office:string-value="7B" calcext:value-type="string">
            <text:p>7B</text:p>
          </table:table-cell>
          <table:table-cell table:style-name="ce1" table:formula="of:=COM.MICROSOFT.TEXTJOIN(&quot;&quot;;0;TRUNC([.G39]);[.H39])" office:value-type="string" office:string-value="5B" calcext:value-type="string">
            <text:p>5B</text:p>
          </table:table-cell>
          <table:table-cell table:style-name="ce1" table:formula="of:=COM.MICROSOFT.TEXTJOIN(&quot;&quot;;0;TRUNC([.I39]);[.J39])" office:value-type="string" office:string-value="4B" calcext:value-type="string">
            <text:p>4B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4" calcext:value-type="float">
            <text:p>114</text:p>
          </table:table-cell>
          <table:table-cell table:style-name="ce4" table:formula="of:=TRUNC([.$B$2]*(VLOOKUP((([.$A40]+[.C$3])*([.C$1]/100))+[.C$2];[$Sheet2.$A$1:$Sheet2.$C$51];2;1)+VLOOKUP((([.$B40]+[.C$3])*([.C$1]/100))+[.C$2];[$Sheet2.$A$1:$Sheet2.$C$51];2;1))/200;0)" office:value-type="float" office:value="10" calcext:value-type="float">
            <text:p>10</text:p>
          </table:table-cell>
          <table:table-cell table:style-name="ce13" table:formula="of:=VLOOKUP((([.$B40]+[.D$3])*([.D$1]/100))+[.D$2];[$Sheet2.$A$1:$Sheet2.$C$51];3;1)" office:value-type="string" office:string-value="B" calcext:value-type="string">
            <text:p>B</text:p>
          </table:table-cell>
          <table:table-cell table:style-name="ce4" table:formula="of:=[.$B$2]*(VLOOKUP((([.$A40]+[.E$3])*([.E$1]/100))+[.E$2];[$Sheet2.$A$1:$Sheet2.$C$51];2;1)+VLOOKUP((([.$B40]+[.E$3])*([.E$1]/100))+[.E$2];[$Sheet2.$A$1:$Sheet2.$C$51];2;1))/200" office:value-type="float" office:value="6.5" calcext:value-type="float">
            <text:p>7</text:p>
          </table:table-cell>
          <table:table-cell table:style-name="ce13" table:formula="of:=VLOOKUP((([.$B40]+[.F$3])*([.F$1]/100))+[.F$2];[$Sheet2.$A$1:$Sheet2.$C$51];3;1)" office:value-type="string" office:string-value="B" calcext:value-type="string">
            <text:p>B</text:p>
          </table:table-cell>
          <table:table-cell table:style-name="ce4" table:formula="of:=TRUNC([.$B$2]*(VLOOKUP((([.$A40]+[.G$3])*([.G$1]/100))+[.G$2];[$Sheet2.$A$1:$Sheet2.$C$51];2;1)+VLOOKUP((([.$B40]+[.G$3])*([.G$1]/100))+[.G$2];[$Sheet2.$A$1:$Sheet2.$C$51];2;1))/200;0)" office:value-type="float" office:value="4" calcext:value-type="float">
            <text:p>4</text:p>
          </table:table-cell>
          <table:table-cell table:style-name="ce13" table:formula="of:=VLOOKUP((([.$B40]+[.H$3])*([.H$1]/100))+[.H$2];[$Sheet2.$A$1:$Sheet2.$C$51];3;1)" office:value-type="string" office:string-value="B" calcext:value-type="string">
            <text:p>B</text:p>
          </table:table-cell>
          <table:table-cell table:style-name="ce4" table:formula="of:=TRUNC([.$B$2]*(VLOOKUP((([.$A40]+[.I$3])*([.I$1]/100))+[.I$2];[$Sheet2.$A$1:$Sheet2.$C$51];2;1)+VLOOKUP((([.$B40]+[.I$3])*([.I$1]/100))+[.I$2];[$Sheet2.$A$1:$Sheet2.$C$51];2;1))/200;0)" office:value-type="float" office:value="2" calcext:value-type="float">
            <text:p>2</text:p>
          </table:table-cell>
          <table:table-cell table:style-name="ce13" table:formula="of:=VLOOKUP((([.$B40]+[.J$3])*([.J$1]/100))+[.J$2];[$Sheet2.$A$1:$Sheet2.$C$51];3;1)" office:value-type="string" office:string-value="A" calcext:value-type="string">
            <text:p>A</text:p>
          </table:table-cell>
          <table:table-cell table:style-name="ce15"/>
          <table:table-cell table:style-name="ce1" table:formula="of:=COM.MICROSOFT.TEXTJOIN(&quot;-&quot;;0;[.A40];[.B40])" office:value-type="string" office:string-value="111-114" calcext:value-type="string">
            <text:p>111-114</text:p>
          </table:table-cell>
          <table:table-cell table:style-name="ce33" table:formula="of:=COM.MICROSOFT.TEXTJOIN(&quot;&quot;;0;[.C40];[.D40])" office:value-type="string" office:string-value="10B" calcext:value-type="string">
            <text:p>10B</text:p>
          </table:table-cell>
          <table:table-cell table:style-name="ce33" table:formula="of:=COM.MICROSOFT.TEXTJOIN(&quot;&quot;;0;TRUNC([.E40]);[.F40])" office:value-type="string" office:string-value="6B" calcext:value-type="string">
            <text:p>6B</text:p>
          </table:table-cell>
          <table:table-cell table:style-name="ce1" table:formula="of:=COM.MICROSOFT.TEXTJOIN(&quot;&quot;;0;TRUNC([.G40]);[.H40])" office:value-type="string" office:string-value="4B" calcext:value-type="string">
            <text:p>4B</text:p>
          </table:table-cell>
          <table:table-cell table:style-name="ce1" table:formula="of:=COM.MICROSOFT.TEXTJOIN(&quot;&quot;;0;TRUNC([.I40]);[.J40])" office:value-type="string" office:string-value="2A" calcext:value-type="string">
            <text:p>2A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22" office:value-type="string" calcext:value-type="string" table:number-columns-spanned="10" table:number-rows-spanned="1">
            <text:p><text:span text:style-name="T2">Maximum Result for Attacker Size </text:span>Tiny</text:p>
          </table:table-cell>
          <table:covered-table-cell table:style-name="ce1"/>
          <table:covered-table-cell table:style-name="ce4"/>
          <table:covered-table-cell table:style-name="ce14"/>
          <table:covered-table-cell table:style-name="ce4"/>
          <table:covered-table-cell table:style-name="ce14"/>
          <table:covered-table-cell table:style-name="ce4"/>
          <table:covered-table-cell table:style-name="ce14"/>
          <table:covered-table-cell table:style-name="ce4"/>
          <table:covered-table-cell table:style-name="ce14"/>
          <table:table-cell table:style-name="ce15"/>
          <table:table-cell table:style-name="ce22" table:formula="of:=[.A41]" office:value-type="string" office:string-value="Maximum Result for Attacker Size Tiny" calcext:value-type="string" table:number-columns-spanned="5" table:number-rows-spanned="1">
            <text:p>Maximum Result for Attacker Size Tiny</text:p>
          </table:table-cell>
          <table:covered-table-cell table:number-columns-repeated="2" table:style-name="ce33"/>
          <table:covered-table-cell table:number-columns-repeated="2" table:style-name="ce1"/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10" calcext:value-type="float">
            <text:p>110</text:p>
          </table:table-cell>
          <table:table-cell table:style-name="ce4" table:formula="of:=TRUNC([.$B$2]*(VLOOKUP((([.$A42]+[.C$3])*([.C$1]/100))+[.C$2];[$Sheet2.$A$1:$Sheet2.$C$51];2;1)+VLOOKUP((([.$B42]+[.C$3])*([.C$1]/100))+[.C$2];[$Sheet2.$A$1:$Sheet2.$C$51];2;1))/200;0)" office:value-type="float" office:value="8" calcext:value-type="float">
            <text:p>8</text:p>
          </table:table-cell>
          <table:table-cell table:style-name="ce13" table:formula="of:=VLOOKUP((([.$B42]+[.D$3])*([.D$1]/100))+[.D$2];[$Sheet2.$A$1:$Sheet2.$C$51];3;1)" office:value-type="string" office:string-value="B" calcext:value-type="string">
            <text:p>B</text:p>
          </table:table-cell>
          <table:table-cell table:style-name="ce4" table:formula="of:=[.$B$2]*(VLOOKUP((([.$A42]+[.E$3])*([.E$1]/100))+[.E$2];[$Sheet2.$A$1:$Sheet2.$C$51];2;1)+VLOOKUP((([.$B42]+[.E$3])*([.E$1]/100))+[.E$2];[$Sheet2.$A$1:$Sheet2.$C$51];2;1))/200" office:value-type="float" office:value="5.75" calcext:value-type="float">
            <text:p>6</text:p>
          </table:table-cell>
          <table:table-cell table:style-name="ce13" table:formula="of:=VLOOKUP((([.$B42]+[.F$3])*([.F$1]/100))+[.F$2];[$Sheet2.$A$1:$Sheet2.$C$51];3;1)" office:value-type="string" office:string-value="B" calcext:value-type="string">
            <text:p>B</text:p>
          </table:table-cell>
          <table:table-cell table:style-name="ce4" table:formula="of:=TRUNC([.$B$2]*(VLOOKUP((([.$A42]+[.G$3])*([.G$1]/100))+[.G$2];[$Sheet2.$A$1:$Sheet2.$C$51];2;1)+VLOOKUP((([.$B42]+[.G$3])*([.G$1]/100))+[.G$2];[$Sheet2.$A$1:$Sheet2.$C$51];2;1))/200;0)" office:value-type="float" office:value="4" calcext:value-type="float">
            <text:p>4</text:p>
          </table:table-cell>
          <table:table-cell table:style-name="ce13" table:formula="of:=VLOOKUP((([.$B42]+[.H$3])*([.H$1]/100))+[.H$2];[$Sheet2.$A$1:$Sheet2.$C$51];3;1)" office:value-type="string" office:string-value="A" calcext:value-type="string">
            <text:p>A</text:p>
          </table:table-cell>
          <table:table-cell table:style-name="ce4" table:formula="of:=TRUNC([.$B$2]*(VLOOKUP((([.$A42]+[.I$3])*([.I$1]/100))+[.I$2];[$Sheet2.$A$1:$Sheet2.$C$51];2;1)+VLOOKUP((([.$B42]+[.I$3])*([.I$1]/100))+[.I$2];[$Sheet2.$A$1:$Sheet2.$C$51];2;1))/200;0)" office:value-type="float" office:value="2" calcext:value-type="float">
            <text:p>2</text:p>
          </table:table-cell>
          <table:table-cell table:style-name="ce13" table:formula="of:=VLOOKUP((([.$B42]+[.J$3])*([.J$1]/100))+[.J$2];[$Sheet2.$A$1:$Sheet2.$C$51];3;1)" office:value-type="string" office:string-value="A" calcext:value-type="string">
            <text:p>A</text:p>
          </table:table-cell>
          <table:table-cell table:style-name="ce15"/>
          <table:table-cell table:style-name="ce1" table:formula="of:=COM.MICROSOFT.TEXTJOIN(&quot;-&quot;;0;[.A42];[.B42])" office:value-type="string" office:string-value="107-110" calcext:value-type="string">
            <text:p>107-110</text:p>
          </table:table-cell>
          <table:table-cell table:style-name="ce33" table:formula="of:=COM.MICROSOFT.TEXTJOIN(&quot;&quot;;0;[.C42];[.D42])" office:value-type="string" office:string-value="8B" calcext:value-type="string">
            <text:p>8B</text:p>
          </table:table-cell>
          <table:table-cell table:style-name="ce33" table:formula="of:=COM.MICROSOFT.TEXTJOIN(&quot;&quot;;0;TRUNC([.E42]);[.F42])" office:value-type="string" office:string-value="5B" calcext:value-type="string">
            <text:p>5B</text:p>
          </table:table-cell>
          <table:table-cell table:style-name="ce1" table:formula="of:=COM.MICROSOFT.TEXTJOIN(&quot;&quot;;0;TRUNC([.G42]);[.H42])" office:value-type="string" office:string-value="4A" calcext:value-type="string">
            <text:p>4A</text:p>
          </table:table-cell>
          <table:table-cell table:style-name="ce1" table:formula="of:=COM.MICROSOFT.TEXTJOIN(&quot;&quot;;0;TRUNC([.I42]);[.J42])" office:value-type="string" office:string-value="2A" calcext:value-type="string">
            <text:p>2A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6" calcext:value-type="float">
            <text:p>106</text:p>
          </table:table-cell>
          <table:table-cell table:style-name="ce4" table:formula="of:=TRUNC([.$B$2]*(VLOOKUP((([.$A43]+[.C$3])*([.C$1]/100))+[.C$2];[$Sheet2.$A$1:$Sheet2.$C$51];2;1)+VLOOKUP((([.$B43]+[.C$3])*([.C$1]/100))+[.C$2];[$Sheet2.$A$1:$Sheet2.$C$51];2;1))/200;0)" office:value-type="float" office:value="7" calcext:value-type="float">
            <text:p>7</text:p>
          </table:table-cell>
          <table:table-cell table:style-name="ce13" table:formula="of:=VLOOKUP((([.$B43]+[.D$3])*([.D$1]/100))+[.D$2];[$Sheet2.$A$1:$Sheet2.$C$51];3;1)" office:value-type="string" office:string-value="B" calcext:value-type="string">
            <text:p>B</text:p>
          </table:table-cell>
          <table:table-cell table:style-name="ce4" table:formula="of:=[.$B$2]*(VLOOKUP((([.$A43]+[.E$3])*([.E$1]/100))+[.E$2];[$Sheet2.$A$1:$Sheet2.$C$51];2;1)+VLOOKUP((([.$B43]+[.E$3])*([.E$1]/100))+[.E$2];[$Sheet2.$A$1:$Sheet2.$C$51];2;1))/200" office:value-type="float" office:value="4.5" calcext:value-type="float">
            <text:p>5</text:p>
          </table:table-cell>
          <table:table-cell table:style-name="ce13" table:formula="of:=VLOOKUP((([.$B43]+[.F$3])*([.F$1]/100))+[.F$2];[$Sheet2.$A$1:$Sheet2.$C$51];3;1)" office:value-type="string" office:string-value="A" calcext:value-type="string">
            <text:p>A</text:p>
          </table:table-cell>
          <table:table-cell table:style-name="ce4" table:formula="of:=TRUNC([.$B$2]*(VLOOKUP((([.$A43]+[.G$3])*([.G$1]/100))+[.G$2];[$Sheet2.$A$1:$Sheet2.$C$51];2;1)+VLOOKUP((([.$B43]+[.G$3])*([.G$1]/100))+[.G$2];[$Sheet2.$A$1:$Sheet2.$C$51];2;1))/200;0)" office:value-type="float" office:value="3" calcext:value-type="float">
            <text:p>3</text:p>
          </table:table-cell>
          <table:table-cell table:style-name="ce13" table:formula="of:=VLOOKUP((([.$B43]+[.H$3])*([.H$1]/100))+[.H$2];[$Sheet2.$A$1:$Sheet2.$C$51];3;1)" office:value-type="string" office:string-value="A" calcext:value-type="string">
            <text:p>A</text:p>
          </table:table-cell>
          <table:table-cell table:style-name="ce4" table:formula="of:=TRUNC([.$B$2]*(VLOOKUP((([.$A43]+[.I$3])*([.I$1]/100))+[.I$2];[$Sheet2.$A$1:$Sheet2.$C$51];2;1)+VLOOKUP((([.$B43]+[.I$3])*([.I$1]/100))+[.I$2];[$Sheet2.$A$1:$Sheet2.$C$51];2;1))/200;0)" office:value-type="float" office:value="1" calcext:value-type="float">
            <text:p>1</text:p>
          </table:table-cell>
          <table:table-cell table:style-name="ce13" table:formula="of:=VLOOKUP((([.$B43]+[.J$3])*([.J$1]/100))+[.J$2];[$Sheet2.$A$1:$Sheet2.$C$51];3;1)" office:value-type="string" office:string-value="A" calcext:value-type="string">
            <text:p>A</text:p>
          </table:table-cell>
          <table:table-cell table:style-name="ce15"/>
          <table:table-cell table:style-name="ce1" table:formula="of:=COM.MICROSOFT.TEXTJOIN(&quot;-&quot;;0;[.A43];[.B43])" office:value-type="string" office:string-value="103-106" calcext:value-type="string">
            <text:p>103-106</text:p>
          </table:table-cell>
          <table:table-cell table:style-name="ce33" table:formula="of:=COM.MICROSOFT.TEXTJOIN(&quot;&quot;;0;[.C43];[.D43])" office:value-type="string" office:string-value="7B" calcext:value-type="string">
            <text:p>7B</text:p>
          </table:table-cell>
          <table:table-cell table:style-name="ce33" table:formula="of:=COM.MICROSOFT.TEXTJOIN(&quot;&quot;;0;TRUNC([.E43]);[.F43])" office:value-type="string" office:string-value="4A" calcext:value-type="string">
            <text:p>4A</text:p>
          </table:table-cell>
          <table:table-cell table:style-name="ce1" table:formula="of:=COM.MICROSOFT.TEXTJOIN(&quot;&quot;;0;TRUNC([.G43]);[.H43])" office:value-type="string" office:string-value="3A" calcext:value-type="string">
            <text:p>3A</text:p>
          </table:table-cell>
          <table:table-cell table:style-name="ce1" table:formula="of:=COM.MICROSOFT.TEXTJOIN(&quot;&quot;;0;TRUNC([.I43]);[.J43])" office:value-type="string" office:string-value="1A" calcext:value-type="string">
            <text:p>1A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2" calcext:value-type="float">
            <text:p>102</text:p>
          </table:table-cell>
          <table:table-cell table:style-name="ce4" table:formula="of:=TRUNC([.$B$2]*(VLOOKUP((([.$A44]+[.C$3])*([.C$1]/100))+[.C$2];[$Sheet2.$A$1:$Sheet2.$C$51];2;1)+VLOOKUP((([.$B44]+[.C$3])*([.C$1]/100))+[.C$2];[$Sheet2.$A$1:$Sheet2.$C$51];2;1))/200;0)" office:value-type="float" office:value="5" calcext:value-type="float">
            <text:p>5</text:p>
          </table:table-cell>
          <table:table-cell table:style-name="ce13" table:formula="of:=VLOOKUP((([.$B44]+[.D$3])*([.D$1]/100))+[.D$2];[$Sheet2.$A$1:$Sheet2.$C$51];3;1)" office:value-type="string" office:string-value="A" calcext:value-type="string">
            <text:p>A</text:p>
          </table:table-cell>
          <table:table-cell table:style-name="ce4" table:formula="of:=[.$B$2]*(VLOOKUP((([.$A44]+[.E$3])*([.E$1]/100))+[.E$2];[$Sheet2.$A$1:$Sheet2.$C$51];2;1)+VLOOKUP((([.$B44]+[.E$3])*([.E$1]/100))+[.E$2];[$Sheet2.$A$1:$Sheet2.$C$51];2;1))/200" office:value-type="float" office:value="4" calcext:value-type="float">
            <text:p>4</text:p>
          </table:table-cell>
          <table:table-cell table:style-name="ce13" table:formula="of:=VLOOKUP((([.$B44]+[.F$3])*([.F$1]/100))+[.F$2];[$Sheet2.$A$1:$Sheet2.$C$51];3;1)" office:value-type="string" office:string-value="A" calcext:value-type="string">
            <text:p>A</text:p>
          </table:table-cell>
          <table:table-cell table:style-name="ce4" table:formula="of:=TRUNC([.$B$2]*(VLOOKUP((([.$A44]+[.G$3])*([.G$1]/100))+[.G$2];[$Sheet2.$A$1:$Sheet2.$C$51];2;1)+VLOOKUP((([.$B44]+[.G$3])*([.G$1]/100))+[.G$2];[$Sheet2.$A$1:$Sheet2.$C$51];2;1))/200;0)" office:value-type="float" office:value="2" calcext:value-type="float">
            <text:p>2</text:p>
          </table:table-cell>
          <table:table-cell table:style-name="ce13" table:formula="of:=VLOOKUP((([.$B44]+[.H$3])*([.H$1]/100))+[.H$2];[$Sheet2.$A$1:$Sheet2.$C$51];3;1)" office:value-type="string" office:string-value="A" calcext:value-type="string">
            <text:p>A</text:p>
          </table:table-cell>
          <table:table-cell table:style-name="ce4" table:formula="of:=TRUNC([.$B$2]*(VLOOKUP((([.$A44]+[.I$3])*([.I$1]/100))+[.I$2];[$Sheet2.$A$1:$Sheet2.$C$51];2;1)+VLOOKUP((([.$B44]+[.I$3])*([.I$1]/100))+[.I$2];[$Sheet2.$A$1:$Sheet2.$C$51];2;1))/200;0)" office:value-type="float" office:value="1" calcext:value-type="float">
            <text:p>1</text:p>
          </table:table-cell>
          <table:table-cell table:style-name="ce13" table:formula="of:=VLOOKUP((([.$B44]+[.J$3])*([.J$1]/100))+[.J$2];[$Sheet2.$A$1:$Sheet2.$C$51];3;1)" office:value-type="float" office:value="0" calcext:value-type="float">
            <text:p/>
          </table:table-cell>
          <table:table-cell table:style-name="ce15"/>
          <table:table-cell table:style-name="ce1" table:formula="of:=COM.MICROSOFT.TEXTJOIN(&quot;-&quot;;0;[.A44];[.B44])" office:value-type="string" office:string-value="99-102" calcext:value-type="string">
            <text:p>99-102</text:p>
          </table:table-cell>
          <table:table-cell table:style-name="ce33" table:formula="of:=COM.MICROSOFT.TEXTJOIN(&quot;&quot;;0;[.C44];[.D44])" office:value-type="string" office:string-value="5A" calcext:value-type="string">
            <text:p>5A</text:p>
          </table:table-cell>
          <table:table-cell table:style-name="ce33" table:formula="of:=COM.MICROSOFT.TEXTJOIN(&quot;&quot;;0;TRUNC([.E44]);[.F44])" office:value-type="string" office:string-value="4A" calcext:value-type="string">
            <text:p>4A</text:p>
          </table:table-cell>
          <table:table-cell table:style-name="ce1" table:formula="of:=COM.MICROSOFT.TEXTJOIN(&quot;&quot;;0;TRUNC([.G44]);[.H44])" office:value-type="string" office:string-value="2A" calcext:value-type="string">
            <text:p>2A</text:p>
          </table:table-cell>
          <table:table-cell table:style-name="ce1" table:formula="of:=COM.MICROSOFT.TEXTJOIN(&quot;&quot;;0;TRUNC([.I44]);[.J44])" office:value-type="string" office:string-value="1" calcext:value-type="string">
            <text:p>1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98" calcext:value-type="float">
            <text:p>98</text:p>
          </table:table-cell>
          <table:table-cell table:style-name="ce4" table:formula="of:=TRUNC([.$B$2]*(VLOOKUP((([.$A45]+[.C$3])*([.C$1]/100))+[.C$2];[$Sheet2.$A$1:$Sheet2.$C$51];2;1)+VLOOKUP((([.$B45]+[.C$3])*([.C$1]/100))+[.C$2];[$Sheet2.$A$1:$Sheet2.$C$51];2;1))/200;0)" office:value-type="float" office:value="4" calcext:value-type="float">
            <text:p>4</text:p>
          </table:table-cell>
          <table:table-cell table:style-name="ce13" table:formula="of:=VLOOKUP((([.$B45]+[.D$3])*([.D$1]/100))+[.D$2];[$Sheet2.$A$1:$Sheet2.$C$51];3;1)" office:value-type="string" office:string-value="A" calcext:value-type="string">
            <text:p>A</text:p>
          </table:table-cell>
          <table:table-cell table:style-name="ce4" table:formula="of:=[.$B$2]*(VLOOKUP((([.$A45]+[.E$3])*([.E$1]/100))+[.E$2];[$Sheet2.$A$1:$Sheet2.$C$51];2;1)+VLOOKUP((([.$B45]+[.E$3])*([.E$1]/100))+[.E$2];[$Sheet2.$A$1:$Sheet2.$C$51];2;1))/200" office:value-type="float" office:value="3.25" calcext:value-type="float">
            <text:p>3</text:p>
          </table:table-cell>
          <table:table-cell table:style-name="ce13" table:formula="of:=VLOOKUP((([.$B45]+[.F$3])*([.F$1]/100))+[.F$2];[$Sheet2.$A$1:$Sheet2.$C$51];3;1)" office:value-type="string" office:string-value="A" calcext:value-type="string">
            <text:p>A</text:p>
          </table:table-cell>
          <table:table-cell table:style-name="ce4" table:formula="of:=TRUNC([.$B$2]*(VLOOKUP((([.$A45]+[.G$3])*([.G$1]/100))+[.G$2];[$Sheet2.$A$1:$Sheet2.$C$51];2;1)+VLOOKUP((([.$B45]+[.G$3])*([.G$1]/100))+[.G$2];[$Sheet2.$A$1:$Sheet2.$C$51];2;1))/200;0)" office:value-type="float" office:value="2" calcext:value-type="float">
            <text:p>2</text:p>
          </table:table-cell>
          <table:table-cell table:style-name="ce13" table:formula="of:=VLOOKUP((([.$B45]+[.H$3])*([.H$1]/100))+[.H$2];[$Sheet2.$A$1:$Sheet2.$C$51];3;1)" office:value-type="float" office:value="0" calcext:value-type="float">
            <text:p/>
          </table:table-cell>
          <table:table-cell table:style-name="ce4" table:formula="of:=TRUNC([.$B$2]*(VLOOKUP((([.$A45]+[.I$3])*([.I$1]/100))+[.I$2];[$Sheet2.$A$1:$Sheet2.$C$51];2;1)+VLOOKUP((([.$B45]+[.I$3])*([.I$1]/100))+[.I$2];[$Sheet2.$A$1:$Sheet2.$C$51];2;1))/200;0)" office:value-type="float" office:value="0" calcext:value-type="float">
            <text:p>0</text:p>
          </table:table-cell>
          <table:table-cell table:style-name="ce13" table:formula="of:=VLOOKUP((([.$B45]+[.J$3])*([.J$1]/100))+[.J$2];[$Sheet2.$A$1:$Sheet2.$C$51];3;1)" office:value-type="float" office:value="0" calcext:value-type="float">
            <text:p/>
          </table:table-cell>
          <table:table-cell table:style-name="ce15"/>
          <table:table-cell table:style-name="ce1" table:formula="of:=COM.MICROSOFT.TEXTJOIN(&quot;-&quot;;0;[.A45];[.B45])" office:value-type="string" office:string-value="95-98" calcext:value-type="string">
            <text:p>95-98</text:p>
          </table:table-cell>
          <table:table-cell table:style-name="ce33" table:formula="of:=COM.MICROSOFT.TEXTJOIN(&quot;&quot;;0;[.C45];[.D45])" office:value-type="string" office:string-value="4A" calcext:value-type="string">
            <text:p>4A</text:p>
          </table:table-cell>
          <table:table-cell table:style-name="ce33" table:formula="of:=COM.MICROSOFT.TEXTJOIN(&quot;&quot;;0;TRUNC([.E45]);[.F45])" office:value-type="string" office:string-value="3A" calcext:value-type="string">
            <text:p>3A</text:p>
          </table:table-cell>
          <table:table-cell table:style-name="ce1" table:formula="of:=COM.MICROSOFT.TEXTJOIN(&quot;&quot;;0;TRUNC([.G45]);[.H45])" office:value-type="string" office:string-value="2" calcext:value-type="string">
            <text:p>2</text:p>
          </table:table-cell>
          <table:table-cell table:style-name="ce1" table:formula="of:=COM.MICROSOFT.TEXTJOIN(&quot;&quot;;0;TRUNC([.I45]);[.J45])" office:value-type="string" office:string-value="0" calcext:value-type="string">
            <text:p>0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94" calcext:value-type="float">
            <text:p>94</text:p>
          </table:table-cell>
          <table:table-cell table:style-name="ce4" table:formula="of:=TRUNC([.$B$2]*(VLOOKUP((([.$A46]+[.C$3])*([.C$1]/100))+[.C$2];[$Sheet2.$A$1:$Sheet2.$C$51];2;1)+VLOOKUP((([.$B46]+[.C$3])*([.C$1]/100))+[.C$2];[$Sheet2.$A$1:$Sheet2.$C$51];2;1))/200;0)" office:value-type="float" office:value="4" calcext:value-type="float">
            <text:p>4</text:p>
          </table:table-cell>
          <table:table-cell table:style-name="ce13" table:formula="of:=VLOOKUP((([.$B46]+[.D$3])*([.D$1]/100))+[.D$2];[$Sheet2.$A$1:$Sheet2.$C$51];3;1)" office:value-type="string" office:string-value="A" calcext:value-type="string">
            <text:p>A</text:p>
          </table:table-cell>
          <table:table-cell table:style-name="ce4" table:formula="of:=[.$B$2]*(VLOOKUP((([.$A46]+[.E$3])*([.E$1]/100))+[.E$2];[$Sheet2.$A$1:$Sheet2.$C$51];2;1)+VLOOKUP((([.$B46]+[.E$3])*([.E$1]/100))+[.E$2];[$Sheet2.$A$1:$Sheet2.$C$51];2;1))/200" office:value-type="float" office:value="2" calcext:value-type="float">
            <text:p>2</text:p>
          </table:table-cell>
          <table:table-cell table:style-name="ce13" table:formula="of:=VLOOKUP((([.$B46]+[.F$3])*([.F$1]/100))+[.F$2];[$Sheet2.$A$1:$Sheet2.$C$51];3;1)" office:value-type="float" office:value="0" calcext:value-type="float">
            <text:p/>
          </table:table-cell>
          <table:table-cell table:style-name="ce4" table:formula="of:=TRUNC([.$B$2]*(VLOOKUP((([.$A46]+[.G$3])*([.G$1]/100))+[.G$2];[$Sheet2.$A$1:$Sheet2.$C$51];2;1)+VLOOKUP((([.$B46]+[.G$3])*([.G$1]/100))+[.G$2];[$Sheet2.$A$1:$Sheet2.$C$51];2;1))/200;0)" office:value-type="float" office:value="1" calcext:value-type="float">
            <text:p>1</text:p>
          </table:table-cell>
          <table:table-cell table:style-name="ce13" table:formula="of:=VLOOKUP((([.$B46]+[.H$3])*([.H$1]/100))+[.H$2];[$Sheet2.$A$1:$Sheet2.$C$51];3;1)" office:value-type="float" office:value="0" calcext:value-type="float">
            <text:p/>
          </table:table-cell>
          <table:table-cell table:style-name="ce4" table:formula="of:=TRUNC([.$B$2]*(VLOOKUP((([.$A46]+[.I$3])*([.I$1]/100))+[.I$2];[$Sheet2.$A$1:$Sheet2.$C$51];2;1)+VLOOKUP((([.$B46]+[.I$3])*([.I$1]/100))+[.I$2];[$Sheet2.$A$1:$Sheet2.$C$51];2;1))/200;0)" office:value-type="float" office:value="0" calcext:value-type="float">
            <text:p>0</text:p>
          </table:table-cell>
          <table:table-cell table:style-name="ce13" table:formula="of:=VLOOKUP((([.$B46]+[.J$3])*([.J$1]/100))+[.J$2];[$Sheet2.$A$1:$Sheet2.$C$51];3;1)" office:value-type="float" office:value="0" calcext:value-type="float">
            <text:p/>
          </table:table-cell>
          <table:table-cell table:style-name="ce15"/>
          <table:table-cell table:style-name="ce1" table:formula="of:=COM.MICROSOFT.TEXTJOIN(&quot;-&quot;;0;[.A46];[.B46])" office:value-type="string" office:string-value="91-94" calcext:value-type="string">
            <text:p>91-94</text:p>
          </table:table-cell>
          <table:table-cell table:style-name="ce33" table:formula="of:=COM.MICROSOFT.TEXTJOIN(&quot;&quot;;0;[.C46];[.D46])" office:value-type="string" office:string-value="4A" calcext:value-type="string">
            <text:p>4A</text:p>
          </table:table-cell>
          <table:table-cell table:style-name="ce33" table:formula="of:=COM.MICROSOFT.TEXTJOIN(&quot;&quot;;0;TRUNC([.E46]);[.F46])" office:value-type="string" office:string-value="2" calcext:value-type="string">
            <text:p>2</text:p>
          </table:table-cell>
          <table:table-cell table:style-name="ce1" table:formula="of:=COM.MICROSOFT.TEXTJOIN(&quot;&quot;;0;TRUNC([.G46]);[.H46])" office:value-type="string" office:string-value="1" calcext:value-type="string">
            <text:p>1</text:p>
          </table:table-cell>
          <table:table-cell table:style-name="ce1" table:formula="of:=COM.MICROSOFT.TEXTJOIN(&quot;&quot;;0;TRUNC([.I46]);[.J46])" office:value-type="string" office:string-value="0" calcext:value-type="string">
            <text:p>0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22" office:value-type="string" calcext:value-type="string" table:number-columns-spanned="10" table:number-rows-spanned="1">
            <text:p><text:span text:style-name="T2">Maximum Result for Attacker Size </text:span>Diminutive</text:p>
          </table:table-cell>
          <table:covered-table-cell table:style-name="ce1"/>
          <table:covered-table-cell table:style-name="ce4"/>
          <table:covered-table-cell table:style-name="ce14"/>
          <table:covered-table-cell table:style-name="ce4"/>
          <table:covered-table-cell table:style-name="ce14"/>
          <table:covered-table-cell table:style-name="ce4"/>
          <table:covered-table-cell table:style-name="ce14"/>
          <table:covered-table-cell table:style-name="ce4"/>
          <table:covered-table-cell table:style-name="ce14"/>
          <table:table-cell table:style-name="ce15"/>
          <table:table-cell table:style-name="ce22" table:formula="of:=[.A47]" office:value-type="string" office:string-value="Maximum Result for Attacker Size Diminutive" calcext:value-type="string" table:number-columns-spanned="5" table:number-rows-spanned="1">
            <text:p>Maximum Result for Attacker Size Diminutive</text:p>
          </table:table-cell>
          <table:covered-table-cell table:number-columns-repeated="2" table:style-name="ce33"/>
          <table:covered-table-cell table:number-columns-repeated="2" table:style-name="ce1"/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90" calcext:value-type="float">
            <text:p>90</text:p>
          </table:table-cell>
          <table:table-cell table:style-name="ce4" table:formula="of:=TRUNC([.$B$2]*(VLOOKUP((([.$A48]+[.C$3])*([.C$1]/100))+[.C$2];[$Sheet2.$A$1:$Sheet2.$C$51];2;1)+VLOOKUP((([.$B48]+[.C$3])*([.C$1]/100))+[.C$2];[$Sheet2.$A$1:$Sheet2.$C$51];2;1))/200;0)" office:value-type="float" office:value="2" calcext:value-type="float">
            <text:p>2</text:p>
          </table:table-cell>
          <table:table-cell table:style-name="ce13" table:formula="of:=VLOOKUP((([.$B48]+[.D$3])*([.D$1]/100))+[.D$2];[$Sheet2.$A$1:$Sheet2.$C$51];3;1)" office:value-type="float" office:value="0" calcext:value-type="float">
            <text:p/>
          </table:table-cell>
          <table:table-cell table:style-name="ce4" table:formula="of:=TRUNC([.$B$2]*(VLOOKUP((([.$A48]+[.E$3])*([.E$1]/100))+[.E$2];[$Sheet2.$A$1:$Sheet2.$C$51];2;1)+VLOOKUP((([.$B48]+[.E$3])*([.E$1]/100))+[.E$2];[$Sheet2.$A$1:$Sheet2.$C$51];2;1))/200;0)" office:value-type="float" office:value="1" calcext:value-type="float">
            <text:p>1</text:p>
          </table:table-cell>
          <table:table-cell table:style-name="ce13" table:formula="of:=VLOOKUP((([.$B48]+[.F$3])*([.F$1]/100))+[.F$2];[$Sheet2.$A$1:$Sheet2.$C$51];3;1)" office:value-type="float" office:value="0" calcext:value-type="float">
            <text:p/>
          </table:table-cell>
          <table:table-cell table:style-name="ce4" table:formula="of:=TRUNC([.$B$2]*(VLOOKUP((([.$A48]+[.G$3])*([.G$1]/100))+[.G$2];[$Sheet2.$A$1:$Sheet2.$C$51];2;1)+VLOOKUP((([.$B48]+[.G$3])*([.G$1]/100))+[.G$2];[$Sheet2.$A$1:$Sheet2.$C$51];2;1))/200;0)" office:value-type="float" office:value="1" calcext:value-type="float">
            <text:p>1</text:p>
          </table:table-cell>
          <table:table-cell table:style-name="ce13" table:formula="of:=VLOOKUP((([.$B48]+[.H$3])*([.H$1]/100))+[.H$2];[$Sheet2.$A$1:$Sheet2.$C$51];3;1)" office:value-type="float" office:value="0" calcext:value-type="float">
            <text:p/>
          </table:table-cell>
          <table:table-cell table:style-name="ce4" table:formula="of:=TRUNC([.$B$2]*(VLOOKUP((([.$A48]+[.I$3])*([.I$1]/100))+[.I$2];[$Sheet2.$A$1:$Sheet2.$C$51];2;1)+VLOOKUP((([.$B48]+[.I$3])*([.I$1]/100))+[.I$2];[$Sheet2.$A$1:$Sheet2.$C$51];2;1))/200;0)" office:value-type="float" office:value="0" calcext:value-type="float">
            <text:p>0</text:p>
          </table:table-cell>
          <table:table-cell table:style-name="ce13" table:formula="of:=VLOOKUP((([.$B48]+[.J$3])*([.J$1]/100))+[.J$2];[$Sheet2.$A$1:$Sheet2.$C$51];3;1)" office:value-type="float" office:value="0" calcext:value-type="float">
            <text:p/>
          </table:table-cell>
          <table:table-cell table:style-name="ce15"/>
          <table:table-cell table:style-name="ce1" table:formula="of:=COM.MICROSOFT.TEXTJOIN(&quot;-&quot;;0;[.A48];[.B48])" office:value-type="string" office:string-value="87-90" calcext:value-type="string">
            <text:p>87-90</text:p>
          </table:table-cell>
          <table:table-cell table:style-name="ce33" table:formula="of:=COM.MICROSOFT.TEXTJOIN(&quot;&quot;;0;[.C48];[.D48])" office:value-type="string" office:string-value="2" calcext:value-type="string">
            <text:p>2</text:p>
          </table:table-cell>
          <table:table-cell table:style-name="ce33" table:formula="of:=COM.MICROSOFT.TEXTJOIN(&quot;&quot;;0;TRUNC([.E48]);[.F48])" office:value-type="string" office:string-value="1" calcext:value-type="string">
            <text:p>1</text:p>
          </table:table-cell>
          <table:table-cell table:style-name="ce1" table:formula="of:=COM.MICROSOFT.TEXTJOIN(&quot;&quot;;0;TRUNC([.G48]);[.H48])" office:value-type="string" office:string-value="1" calcext:value-type="string">
            <text:p>1</text:p>
          </table:table-cell>
          <table:table-cell table:style-name="ce1" table:formula="of:=COM.MICROSOFT.TEXTJOIN(&quot;&quot;;0;TRUNC([.I48]);[.J48])" office:value-type="string" office:string-value="0" calcext:value-type="string">
            <text:p>0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86" calcext:value-type="float">
            <text:p>86</text:p>
          </table:table-cell>
          <table:table-cell table:style-name="ce4" table:formula="of:=TRUNC([.$B$2]*(VLOOKUP((([.$A49]+[.C$3])*([.C$1]/100))+[.C$2];[$Sheet2.$A$1:$Sheet2.$C$51];2;1)+VLOOKUP((([.$B49]+[.C$3])*([.C$1]/100))+[.C$2];[$Sheet2.$A$1:$Sheet2.$C$51];2;1))/200;0)" office:value-type="float" office:value="2" calcext:value-type="float">
            <text:p>2</text:p>
          </table:table-cell>
          <table:table-cell table:style-name="ce13" table:formula="of:=VLOOKUP((([.$B49]+[.D$3])*([.D$1]/100))+[.D$2];[$Sheet2.$A$1:$Sheet2.$C$51];3;1)" office:value-type="float" office:value="0" calcext:value-type="float">
            <text:p/>
          </table:table-cell>
          <table:table-cell table:style-name="ce4" table:formula="of:=TRUNC([.$B$2]*(VLOOKUP((([.$A49]+[.E$3])*([.E$1]/100))+[.E$2];[$Sheet2.$A$1:$Sheet2.$C$51];2;1)+VLOOKUP((([.$B49]+[.E$3])*([.E$1]/100))+[.E$2];[$Sheet2.$A$1:$Sheet2.$C$51];2;1))/200;0)" office:value-type="float" office:value="1" calcext:value-type="float">
            <text:p>1</text:p>
          </table:table-cell>
          <table:table-cell table:style-name="ce13" table:formula="of:=VLOOKUP((([.$B49]+[.F$3])*([.F$1]/100))+[.F$2];[$Sheet2.$A$1:$Sheet2.$C$51];3;1)" office:value-type="float" office:value="0" calcext:value-type="float">
            <text:p/>
          </table:table-cell>
          <table:table-cell table:style-name="ce4" table:formula="of:=TRUNC([.$B$2]*(VLOOKUP((([.$A49]+[.G$3])*([.G$1]/100))+[.G$2];[$Sheet2.$A$1:$Sheet2.$C$51];2;1)+VLOOKUP((([.$B49]+[.G$3])*([.G$1]/100))+[.G$2];[$Sheet2.$A$1:$Sheet2.$C$51];2;1))/200;0)" office:value-type="float" office:value="0" calcext:value-type="float">
            <text:p>0</text:p>
          </table:table-cell>
          <table:table-cell table:style-name="ce13" table:formula="of:=VLOOKUP((([.$B49]+[.H$3])*([.H$1]/100))+[.H$2];[$Sheet2.$A$1:$Sheet2.$C$51];3;1)" office:value-type="float" office:value="0" calcext:value-type="float">
            <text:p/>
          </table:table-cell>
          <table:table-cell table:style-name="ce4" table:formula="of:=TRUNC([.$B$2]*(VLOOKUP((([.$A49]+[.I$3])*([.I$1]/100))+[.I$2];[$Sheet2.$A$1:$Sheet2.$C$51];2;1)+VLOOKUP((([.$B49]+[.I$3])*([.I$1]/100))+[.I$2];[$Sheet2.$A$1:$Sheet2.$C$51];2;1))/200;0)" office:value-type="float" office:value="0" calcext:value-type="float">
            <text:p>0</text:p>
          </table:table-cell>
          <table:table-cell table:style-name="ce13" table:formula="of:=VLOOKUP((([.$B49]+[.J$3])*([.J$1]/100))+[.J$2];[$Sheet2.$A$1:$Sheet2.$C$51];3;1)" office:value-type="float" office:value="0" calcext:value-type="float">
            <text:p/>
          </table:table-cell>
          <table:table-cell table:style-name="ce15"/>
          <table:table-cell table:style-name="ce1" table:formula="of:=COM.MICROSOFT.TEXTJOIN(&quot;-&quot;;0;[.A49];[.B49])" office:value-type="string" office:string-value="83-86" calcext:value-type="string">
            <text:p>83-86</text:p>
          </table:table-cell>
          <table:table-cell table:style-name="ce33" table:formula="of:=COM.MICROSOFT.TEXTJOIN(&quot;&quot;;0;[.C49];[.D49])" office:value-type="string" office:string-value="2" calcext:value-type="string">
            <text:p>2</text:p>
          </table:table-cell>
          <table:table-cell table:style-name="ce33" table:formula="of:=COM.MICROSOFT.TEXTJOIN(&quot;&quot;;0;TRUNC([.E49]);[.F49])" office:value-type="string" office:string-value="1" calcext:value-type="string">
            <text:p>1</text:p>
          </table:table-cell>
          <table:table-cell table:style-name="ce1" table:formula="of:=COM.MICROSOFT.TEXTJOIN(&quot;&quot;;0;TRUNC([.G49]);[.H49])" office:value-type="string" office:string-value="0" calcext:value-type="string">
            <text:p>0</text:p>
          </table:table-cell>
          <table:table-cell table:style-name="ce1" table:formula="of:=COM.MICROSOFT.TEXTJOIN(&quot;&quot;;0;TRUNC([.I49]);[.J49])" office:value-type="string" office:string-value="0" calcext:value-type="string">
            <text:p>0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82" calcext:value-type="float">
            <text:p>82</text:p>
          </table:table-cell>
          <table:table-cell table:style-name="ce4" table:formula="of:=TRUNC([.$B$2]*(VLOOKUP((([.$A50]+[.C$3])*([.C$1]/100))+[.C$2];[$Sheet2.$A$1:$Sheet2.$C$51];2;1)+VLOOKUP((([.$B50]+[.C$3])*([.C$1]/100))+[.C$2];[$Sheet2.$A$1:$Sheet2.$C$51];2;1))/200;0)" office:value-type="float" office:value="1" calcext:value-type="float">
            <text:p>1</text:p>
          </table:table-cell>
          <table:table-cell table:style-name="ce13" table:formula="of:=VLOOKUP((([.$B50]+[.D$3])*([.D$1]/100))+[.D$2];[$Sheet2.$A$1:$Sheet2.$C$51];3;1)" office:value-type="float" office:value="0" calcext:value-type="float">
            <text:p/>
          </table:table-cell>
          <table:table-cell table:style-name="ce4" table:formula="of:=TRUNC([.$B$2]*(VLOOKUP((([.$A50]+[.E$3])*([.E$1]/100))+[.E$2];[$Sheet2.$A$1:$Sheet2.$C$51];2;1)+VLOOKUP((([.$B50]+[.E$3])*([.E$1]/100))+[.E$2];[$Sheet2.$A$1:$Sheet2.$C$51];2;1))/200;0)" office:value-type="float" office:value="0" calcext:value-type="float">
            <text:p>0</text:p>
          </table:table-cell>
          <table:table-cell table:style-name="ce13" table:formula="of:=VLOOKUP((([.$B50]+[.F$3])*([.F$1]/100))+[.F$2];[$Sheet2.$A$1:$Sheet2.$C$51];3;1)" office:value-type="float" office:value="0" calcext:value-type="float">
            <text:p/>
          </table:table-cell>
          <table:table-cell table:style-name="ce4" table:formula="of:=TRUNC([.$B$2]*(VLOOKUP((([.$A50]+[.G$3])*([.G$1]/100))+[.G$2];[$Sheet2.$A$1:$Sheet2.$C$51];2;1)+VLOOKUP((([.$B50]+[.G$3])*([.G$1]/100))+[.G$2];[$Sheet2.$A$1:$Sheet2.$C$51];2;1))/200;0)" office:value-type="float" office:value="0" calcext:value-type="float">
            <text:p>0</text:p>
          </table:table-cell>
          <table:table-cell table:style-name="ce13" table:formula="of:=VLOOKUP((([.$B50]+[.H$3])*([.H$1]/100))+[.H$2];[$Sheet2.$A$1:$Sheet2.$C$51];3;1)" office:value-type="float" office:value="0" calcext:value-type="float">
            <text:p/>
          </table:table-cell>
          <table:table-cell table:style-name="ce4" table:formula="of:=TRUNC([.$B$2]*(VLOOKUP((([.$A50]+[.I$3])*([.I$1]/100))+[.I$2];[$Sheet2.$A$1:$Sheet2.$C$51];2;1)+VLOOKUP((([.$B50]+[.I$3])*([.I$1]/100))+[.I$2];[$Sheet2.$A$1:$Sheet2.$C$51];2;1))/200;0)" office:value-type="float" office:value="0" calcext:value-type="float">
            <text:p>0</text:p>
          </table:table-cell>
          <table:table-cell table:style-name="ce13" table:formula="of:=VLOOKUP((([.$B50]+[.J$3])*([.J$1]/100))+[.J$2];[$Sheet2.$A$1:$Sheet2.$C$51];3;1)" office:value-type="float" office:value="0" calcext:value-type="float">
            <text:p/>
          </table:table-cell>
          <table:table-cell table:style-name="ce15"/>
          <table:table-cell table:style-name="ce1" table:formula="of:=COM.MICROSOFT.TEXTJOIN(&quot;-&quot;;0;[.A50];[.B50])" office:value-type="string" office:string-value="79-82" calcext:value-type="string">
            <text:p>79-82</text:p>
          </table:table-cell>
          <table:table-cell table:style-name="ce33" table:formula="of:=COM.MICROSOFT.TEXTJOIN(&quot;&quot;;0;[.C50];[.D50])" office:value-type="string" office:string-value="1" calcext:value-type="string">
            <text:p>1</text:p>
          </table:table-cell>
          <table:table-cell table:style-name="ce33" table:formula="of:=COM.MICROSOFT.TEXTJOIN(&quot;&quot;;0;TRUNC([.E50]);[.F50])" office:value-type="string" office:string-value="0" calcext:value-type="string">
            <text:p>0</text:p>
          </table:table-cell>
          <table:table-cell table:style-name="ce1" table:formula="of:=COM.MICROSOFT.TEXTJOIN(&quot;&quot;;0;TRUNC([.G50]);[.H50])" office:value-type="string" office:string-value="0" calcext:value-type="string">
            <text:p>0</text:p>
          </table:table-cell>
          <table:table-cell table:style-name="ce1" table:formula="of:=COM.MICROSOFT.TEXTJOIN(&quot;&quot;;0;TRUNC([.I50]);[.J50])" office:value-type="string" office:string-value="0" calcext:value-type="string">
            <text:p>0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78" calcext:value-type="float">
            <text:p>78</text:p>
          </table:table-cell>
          <table:table-cell table:style-name="ce4" table:formula="of:=TRUNC([.$B$2]*(VLOOKUP((([.$A51]+[.C$3])*([.C$1]/100))+[.C$2];[$Sheet2.$A$1:$Sheet2.$C$51];2;1)+VLOOKUP((([.$B51]+[.C$3])*([.C$1]/100))+[.C$2];[$Sheet2.$A$1:$Sheet2.$C$51];2;1))/200;0)" office:value-type="float" office:value="0" calcext:value-type="float">
            <text:p>0</text:p>
          </table:table-cell>
          <table:table-cell table:style-name="ce13" table:formula="of:=VLOOKUP((([.$B51]+[.D$3])*([.D$1]/100))+[.D$2];[$Sheet2.$A$1:$Sheet2.$C$51];3;1)" office:value-type="float" office:value="0" calcext:value-type="float">
            <text:p/>
          </table:table-cell>
          <table:table-cell table:style-name="ce4" table:formula="of:=TRUNC([.$B$2]*(VLOOKUP((([.$A51]+[.E$3])*([.E$1]/100))+[.E$2];[$Sheet2.$A$1:$Sheet2.$C$51];2;1)+VLOOKUP((([.$B51]+[.E$3])*([.E$1]/100))+[.E$2];[$Sheet2.$A$1:$Sheet2.$C$51];2;1))/200;0)" office:value-type="float" office:value="0" calcext:value-type="float">
            <text:p>0</text:p>
          </table:table-cell>
          <table:table-cell table:style-name="ce13" table:formula="of:=VLOOKUP((([.$B51]+[.F$3])*([.F$1]/100))+[.F$2];[$Sheet2.$A$1:$Sheet2.$C$51];3;1)" office:value-type="float" office:value="0" calcext:value-type="float">
            <text:p/>
          </table:table-cell>
          <table:table-cell table:style-name="ce4" table:formula="of:=TRUNC([.$B$2]*(VLOOKUP((([.$A51]+[.G$3])*([.G$1]/100))+[.G$2];[$Sheet2.$A$1:$Sheet2.$C$51];2;1)+VLOOKUP((([.$B51]+[.G$3])*([.G$1]/100))+[.G$2];[$Sheet2.$A$1:$Sheet2.$C$51];2;1))/200;0)" office:value-type="float" office:value="0" calcext:value-type="float">
            <text:p>0</text:p>
          </table:table-cell>
          <table:table-cell table:style-name="ce13" table:formula="of:=VLOOKUP((([.$B51]+[.H$3])*([.H$1]/100))+[.H$2];[$Sheet2.$A$1:$Sheet2.$C$51];3;1)" office:value-type="float" office:value="0" calcext:value-type="float">
            <text:p/>
          </table:table-cell>
          <table:table-cell table:style-name="ce4" table:formula="of:=TRUNC([.$B$2]*(VLOOKUP((([.$A51]+[.I$3])*([.I$1]/100))+[.I$2];[$Sheet2.$A$1:$Sheet2.$C$51];2;1)+VLOOKUP((([.$B51]+[.I$3])*([.I$1]/100))+[.I$2];[$Sheet2.$A$1:$Sheet2.$C$51];2;1))/200;0)" office:value-type="float" office:value="0" calcext:value-type="float">
            <text:p>0</text:p>
          </table:table-cell>
          <table:table-cell table:style-name="ce13" table:formula="of:=VLOOKUP((([.$B51]+[.J$3])*([.J$1]/100))+[.J$2];[$Sheet2.$A$1:$Sheet2.$C$51];3;1)" office:value-type="float" office:value="0" calcext:value-type="float">
            <text:p/>
          </table:table-cell>
          <table:table-cell table:style-name="ce15"/>
          <table:table-cell table:style-name="ce1" table:formula="of:=COM.MICROSOFT.TEXTJOIN(&quot;-&quot;;0;[.A51];[.B51])" office:value-type="string" office:string-value="75-78" calcext:value-type="string">
            <text:p>75-78</text:p>
          </table:table-cell>
          <table:table-cell table:style-name="ce33" table:formula="of:=COM.MICROSOFT.TEXTJOIN(&quot;&quot;;0;[.C51];[.D51])" office:value-type="string" office:string-value="0" calcext:value-type="string">
            <text:p>0</text:p>
          </table:table-cell>
          <table:table-cell table:style-name="ce33" table:formula="of:=COM.MICROSOFT.TEXTJOIN(&quot;&quot;;0;TRUNC([.E51]);[.F51])" office:value-type="string" office:string-value="0" calcext:value-type="string">
            <text:p>0</text:p>
          </table:table-cell>
          <table:table-cell table:style-name="ce1" table:formula="of:=COM.MICROSOFT.TEXTJOIN(&quot;&quot;;0;TRUNC([.G51]);[.H51])" office:value-type="string" office:string-value="0" calcext:value-type="string">
            <text:p>0</text:p>
          </table:table-cell>
          <table:table-cell table:style-name="ce1" table:formula="of:=COM.MICROSOFT.TEXTJOIN(&quot;&quot;;0;TRUNC([.I51]);[.J51])" office:value-type="string" office:string-value="0" calcext:value-type="string">
            <text:p>0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4" table:formula="of:=TRUNC([.$B$2]*(VLOOKUP((([.$A52]+[.C$3])*([.C$1]/100))+[.C$2];[$Sheet2.$A$1:$Sheet2.$C$51];2;1)+VLOOKUP((([.$B52]+[.C$3])*([.C$1]/100))+[.C$2];[$Sheet2.$A$1:$Sheet2.$C$51];2;1))/200;0)" office:value-type="float" office:value="0" calcext:value-type="float">
            <text:p>0</text:p>
          </table:table-cell>
          <table:table-cell table:style-name="ce13" table:formula="of:=VLOOKUP((([.$B52]+[.D$3])*([.D$1]/100))+[.D$2];[$Sheet2.$A$1:$Sheet2.$C$51];3;1)" office:value-type="float" office:value="0" calcext:value-type="float">
            <text:p/>
          </table:table-cell>
          <table:table-cell table:style-name="ce4" table:formula="of:=TRUNC([.$B$2]*(VLOOKUP((([.$A52]+[.E$3])*([.E$1]/100))+[.E$2];[$Sheet2.$A$1:$Sheet2.$C$51];2;1)+VLOOKUP((([.$B52]+[.E$3])*([.E$1]/100))+[.E$2];[$Sheet2.$A$1:$Sheet2.$C$51];2;1))/200;0)" office:value-type="float" office:value="0" calcext:value-type="float">
            <text:p>0</text:p>
          </table:table-cell>
          <table:table-cell table:style-name="ce13" table:formula="of:=VLOOKUP((([.$B52]+[.F$3])*([.F$1]/100))+[.F$2];[$Sheet2.$A$1:$Sheet2.$C$51];3;1)" office:value-type="float" office:value="0" calcext:value-type="float">
            <text:p/>
          </table:table-cell>
          <table:table-cell table:style-name="ce4" table:formula="of:=TRUNC([.$B$2]*(VLOOKUP((([.$A52]+[.G$3])*([.G$1]/100))+[.G$2];[$Sheet2.$A$1:$Sheet2.$C$51];2;1)+VLOOKUP((([.$B52]+[.G$3])*([.G$1]/100))+[.G$2];[$Sheet2.$A$1:$Sheet2.$C$51];2;1))/200;0)" office:value-type="float" office:value="0" calcext:value-type="float">
            <text:p>0</text:p>
          </table:table-cell>
          <table:table-cell table:style-name="ce13" table:formula="of:=VLOOKUP((([.$B52]+[.H$3])*([.H$1]/100))+[.H$2];[$Sheet2.$A$1:$Sheet2.$C$51];3;1)" office:value-type="float" office:value="0" calcext:value-type="float">
            <text:p/>
          </table:table-cell>
          <table:table-cell table:style-name="ce4" table:formula="of:=TRUNC([.$B$2]*(VLOOKUP((([.$A52]+[.I$3])*([.I$1]/100))+[.I$2];[$Sheet2.$A$1:$Sheet2.$C$51];2;1)+VLOOKUP((([.$B52]+[.I$3])*([.I$1]/100))+[.I$2];[$Sheet2.$A$1:$Sheet2.$C$51];2;1))/200;0)" office:value-type="float" office:value="0" calcext:value-type="float">
            <text:p>0</text:p>
          </table:table-cell>
          <table:table-cell table:style-name="ce13" table:formula="of:=VLOOKUP((([.$B52]+[.J$3])*([.J$1]/100))+[.J$2];[$Sheet2.$A$1:$Sheet2.$C$51];3;1)" office:value-type="float" office:value="0" calcext:value-type="float">
            <text:p/>
          </table:table-cell>
          <table:table-cell table:style-name="ce15"/>
          <table:table-cell table:style-name="ce1" table:formula="of:=COM.MICROSOFT.TEXTJOIN(&quot;-&quot;;0;[.A52];[.B52])" office:value-type="string" office:string-value="71-74" calcext:value-type="string">
            <text:p>71-74</text:p>
          </table:table-cell>
          <table:table-cell table:style-name="ce33" table:formula="of:=COM.MICROSOFT.TEXTJOIN(&quot;&quot;;0;[.C52];[.D52])" office:value-type="string" office:string-value="0" calcext:value-type="string">
            <text:p>0</text:p>
          </table:table-cell>
          <table:table-cell table:style-name="ce33" table:formula="of:=COM.MICROSOFT.TEXTJOIN(&quot;&quot;;0;TRUNC([.E52]);[.F52])" office:value-type="string" office:string-value="0" calcext:value-type="string">
            <text:p>0</text:p>
          </table:table-cell>
          <table:table-cell table:style-name="ce1" table:formula="of:=COM.MICROSOFT.TEXTJOIN(&quot;&quot;;0;TRUNC([.G52]);[.H52])" office:value-type="string" office:string-value="0" calcext:value-type="string">
            <text:p>0</text:p>
          </table:table-cell>
          <table:table-cell table:style-name="ce1" table:formula="of:=COM.MICROSOFT.TEXTJOIN(&quot;&quot;;0;TRUNC([.I52]);[.J52])" office:value-type="string" office:string-value="0" calcext:value-type="string">
            <text:p>0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22" office:value-type="string" calcext:value-type="string" table:number-columns-spanned="10" table:number-rows-spanned="1">
            <text:p><text:span text:style-name="T2">Maximum Result for Attacker Size </text:span>Fine</text:p>
          </table:table-cell>
          <table:covered-table-cell table:style-name="ce1"/>
          <table:covered-table-cell table:style-name="ce4"/>
          <table:covered-table-cell table:style-name="ce14"/>
          <table:covered-table-cell table:style-name="ce4"/>
          <table:covered-table-cell table:style-name="ce14"/>
          <table:covered-table-cell table:style-name="ce4"/>
          <table:covered-table-cell table:style-name="ce14"/>
          <table:covered-table-cell table:style-name="ce4"/>
          <table:covered-table-cell table:style-name="ce14"/>
          <table:table-cell table:style-name="ce15"/>
          <table:table-cell table:style-name="ce22" table:formula="of:=[.A53]" office:value-type="string" office:string-value="Maximum Result for Attacker Size Fine" calcext:value-type="string" table:number-columns-spanned="5" table:number-rows-spanned="1">
            <text:p>Maximum Result for Attacker Size Fine</text:p>
          </table:table-cell>
          <table:covered-table-cell table:number-columns-repeated="2" table:style-name="ce33"/>
          <table:covered-table-cell table:number-columns-repeated="2" table:style-name="ce1"/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70" calcext:value-type="float">
            <text:p>70</text:p>
          </table:table-cell>
          <table:table-cell table:style-name="ce4" table:formula="of:=TRUNC([.$B$2]*(VLOOKUP((([.$A54]+[.C$3])*([.C$1]/100))+[.C$2];[$Sheet2.$A$1:$Sheet2.$C$51];2;1)+VLOOKUP((([.$B54]+[.C$3])*([.C$1]/100))+[.C$2];[$Sheet2.$A$1:$Sheet2.$C$51];2;1))/200;0)" office:value-type="float" office:value="0" calcext:value-type="float">
            <text:p>0</text:p>
          </table:table-cell>
          <table:table-cell table:style-name="ce13" table:formula="of:=VLOOKUP((([.$B54]+[.D$3])*([.D$1]/100))+[.D$2];[$Sheet2.$A$1:$Sheet2.$C$51];3;1)" office:value-type="float" office:value="0" calcext:value-type="float">
            <text:p/>
          </table:table-cell>
          <table:table-cell table:style-name="ce4" table:formula="of:=TRUNC([.$B$2]*(VLOOKUP((([.$A54]+[.E$3])*([.E$1]/100))+[.E$2];[$Sheet2.$A$1:$Sheet2.$C$51];2;1)+VLOOKUP((([.$B54]+[.E$3])*([.E$1]/100))+[.E$2];[$Sheet2.$A$1:$Sheet2.$C$51];2;1))/200;0)" office:value-type="float" office:value="0" calcext:value-type="float">
            <text:p>0</text:p>
          </table:table-cell>
          <table:table-cell table:style-name="ce13" table:formula="of:=VLOOKUP((([.$B54]+[.F$3])*([.F$1]/100))+[.F$2];[$Sheet2.$A$1:$Sheet2.$C$51];3;1)" office:value-type="float" office:value="0" calcext:value-type="float">
            <text:p/>
          </table:table-cell>
          <table:table-cell table:style-name="ce4" table:formula="of:=TRUNC([.$B$2]*(VLOOKUP((([.$A54]+[.G$3])*([.G$1]/100))+[.G$2];[$Sheet2.$A$1:$Sheet2.$C$51];2;1)+VLOOKUP((([.$B54]+[.G$3])*([.G$1]/100))+[.G$2];[$Sheet2.$A$1:$Sheet2.$C$51];2;1))/200;0)" office:value-type="float" office:value="0" calcext:value-type="float">
            <text:p>0</text:p>
          </table:table-cell>
          <table:table-cell table:style-name="ce13" table:formula="of:=VLOOKUP((([.$B54]+[.H$3])*([.H$1]/100))+[.H$2];[$Sheet2.$A$1:$Sheet2.$C$51];3;1)" office:value-type="float" office:value="0" calcext:value-type="float">
            <text:p/>
          </table:table-cell>
          <table:table-cell table:style-name="ce4" table:formula="of:=TRUNC([.$B$2]*(VLOOKUP((([.$A54]+[.I$3])*([.I$1]/100))+[.I$2];[$Sheet2.$A$1:$Sheet2.$C$51];2;1)+VLOOKUP((([.$B54]+[.I$3])*([.I$1]/100))+[.I$2];[$Sheet2.$A$1:$Sheet2.$C$51];2;1))/200;0)" office:value-type="float" office:value="0" calcext:value-type="float">
            <text:p>0</text:p>
          </table:table-cell>
          <table:table-cell table:style-name="ce13" table:formula="of:=VLOOKUP((([.$B54]+[.J$3])*([.J$1]/100))+[.J$2];[$Sheet2.$A$1:$Sheet2.$C$51];3;1)" office:value-type="float" office:value="0" calcext:value-type="float">
            <text:p/>
          </table:table-cell>
          <table:table-cell table:style-name="ce15"/>
          <table:table-cell table:style-name="ce1" table:formula="of:=COM.MICROSOFT.TEXTJOIN(&quot;-&quot;;0;[.A54];[.B54])" office:value-type="string" office:string-value="67-70" calcext:value-type="string">
            <text:p>67-70</text:p>
          </table:table-cell>
          <table:table-cell table:style-name="ce33" table:formula="of:=COM.MICROSOFT.TEXTJOIN(&quot;&quot;;0;[.C54];[.D54])" office:value-type="string" office:string-value="0" calcext:value-type="string">
            <text:p>0</text:p>
          </table:table-cell>
          <table:table-cell table:style-name="ce33" table:formula="of:=COM.MICROSOFT.TEXTJOIN(&quot;&quot;;0;TRUNC([.E54]);[.F54])" office:value-type="string" office:string-value="0" calcext:value-type="string">
            <text:p>0</text:p>
          </table:table-cell>
          <table:table-cell table:style-name="ce1" table:formula="of:=COM.MICROSOFT.TEXTJOIN(&quot;&quot;;0;TRUNC([.G54]);[.H54])" office:value-type="string" office:string-value="0" calcext:value-type="string">
            <text:p>0</text:p>
          </table:table-cell>
          <table:table-cell table:style-name="ce1" table:formula="of:=COM.MICROSOFT.TEXTJOIN(&quot;&quot;;0;TRUNC([.I54]);[.J54])" office:value-type="string" office:string-value="0" calcext:value-type="string">
            <text:p>0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66" calcext:value-type="float">
            <text:p>66</text:p>
          </table:table-cell>
          <table:table-cell table:style-name="ce4" table:formula="of:=TRUNC([.$B$2]*(VLOOKUP((([.$A55]+[.C$3])*([.C$1]/100))+[.C$2];[$Sheet2.$A$1:$Sheet2.$C$51];2;1)+VLOOKUP((([.$B55]+[.C$3])*([.C$1]/100))+[.C$2];[$Sheet2.$A$1:$Sheet2.$C$51];2;1))/200;0)" office:value-type="float" office:value="0" calcext:value-type="float">
            <text:p>0</text:p>
          </table:table-cell>
          <table:table-cell table:style-name="ce13" table:formula="of:=VLOOKUP((([.$B55]+[.D$3])*([.D$1]/100))+[.D$2];[$Sheet2.$A$1:$Sheet2.$C$51];3;1)" office:value-type="float" office:value="0" calcext:value-type="float">
            <text:p/>
          </table:table-cell>
          <table:table-cell table:style-name="ce4" table:formula="of:=TRUNC([.$B$2]*(VLOOKUP((([.$A55]+[.E$3])*([.E$1]/100))+[.E$2];[$Sheet2.$A$1:$Sheet2.$C$51];2;1)+VLOOKUP((([.$B55]+[.E$3])*([.E$1]/100))+[.E$2];[$Sheet2.$A$1:$Sheet2.$C$51];2;1))/200;0)" office:value-type="float" office:value="0" calcext:value-type="float">
            <text:p>0</text:p>
          </table:table-cell>
          <table:table-cell table:style-name="ce13" table:formula="of:=VLOOKUP((([.$B55]+[.F$3])*([.F$1]/100))+[.F$2];[$Sheet2.$A$1:$Sheet2.$C$51];3;1)" office:value-type="float" office:value="0" calcext:value-type="float">
            <text:p/>
          </table:table-cell>
          <table:table-cell table:style-name="ce4" table:formula="of:=TRUNC([.$B$2]*(VLOOKUP((([.$A55]+[.G$3])*([.G$1]/100))+[.G$2];[$Sheet2.$A$1:$Sheet2.$C$51];2;1)+VLOOKUP((([.$B55]+[.G$3])*([.G$1]/100))+[.G$2];[$Sheet2.$A$1:$Sheet2.$C$51];2;1))/200;0)" office:value-type="float" office:value="0" calcext:value-type="float">
            <text:p>0</text:p>
          </table:table-cell>
          <table:table-cell table:style-name="ce13" table:formula="of:=VLOOKUP((([.$B55]+[.H$3])*([.H$1]/100))+[.H$2];[$Sheet2.$A$1:$Sheet2.$C$51];3;1)" office:value-type="float" office:value="0" calcext:value-type="float">
            <text:p/>
          </table:table-cell>
          <table:table-cell table:style-name="ce4" table:formula="of:=TRUNC([.$B$2]*(VLOOKUP((([.$A55]+[.I$3])*([.I$1]/100))+[.I$2];[$Sheet2.$A$1:$Sheet2.$C$51];2;1)+VLOOKUP((([.$B55]+[.I$3])*([.I$1]/100))+[.I$2];[$Sheet2.$A$1:$Sheet2.$C$51];2;1))/200;0)" office:value-type="float" office:value="0" calcext:value-type="float">
            <text:p>0</text:p>
          </table:table-cell>
          <table:table-cell table:style-name="ce13" table:formula="of:=VLOOKUP((([.$B55]+[.J$3])*([.J$1]/100))+[.J$2];[$Sheet2.$A$1:$Sheet2.$C$51];3;1)" office:value-type="float" office:value="0" calcext:value-type="float">
            <text:p/>
          </table:table-cell>
          <table:table-cell table:style-name="ce15"/>
          <table:table-cell table:style-name="ce1" table:formula="of:=COM.MICROSOFT.TEXTJOIN(&quot;-&quot;;0;[.A55];[.B55])" office:value-type="string" office:string-value="63-66" calcext:value-type="string">
            <text:p>63-66</text:p>
          </table:table-cell>
          <table:table-cell table:style-name="ce33" table:formula="of:=COM.MICROSOFT.TEXTJOIN(&quot;&quot;;0;[.C55];[.D55])" office:value-type="string" office:string-value="0" calcext:value-type="string">
            <text:p>0</text:p>
          </table:table-cell>
          <table:table-cell table:style-name="ce33" table:formula="of:=COM.MICROSOFT.TEXTJOIN(&quot;&quot;;0;TRUNC([.E55]);[.F55])" office:value-type="string" office:string-value="0" calcext:value-type="string">
            <text:p>0</text:p>
          </table:table-cell>
          <table:table-cell table:style-name="ce1" table:formula="of:=COM.MICROSOFT.TEXTJOIN(&quot;&quot;;0;TRUNC([.G55]);[.H55])" office:value-type="string" office:string-value="0" calcext:value-type="string">
            <text:p>0</text:p>
          </table:table-cell>
          <table:table-cell table:style-name="ce1" table:formula="of:=COM.MICROSOFT.TEXTJOIN(&quot;&quot;;0;TRUNC([.I55]);[.J55])" office:value-type="string" office:string-value="0" calcext:value-type="string">
            <text:p>0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style-name="ce4" table:formula="of:=TRUNC([.$B$2]*(VLOOKUP((([.$A56]+[.C$3])*([.C$1]/100))+[.C$2];[$Sheet2.$A$1:$Sheet2.$C$51];2;1)+VLOOKUP((([.$B56]+[.C$3])*([.C$1]/100))+[.C$2];[$Sheet2.$A$1:$Sheet2.$C$51];2;1))/200;0)" office:value-type="float" office:value="0" calcext:value-type="float">
            <text:p>0</text:p>
          </table:table-cell>
          <table:table-cell table:style-name="ce13" table:formula="of:=VLOOKUP((([.$B56]+[.D$3])*([.D$1]/100))+[.D$2];[$Sheet2.$A$1:$Sheet2.$C$51];3;1)" office:value-type="float" office:value="0" calcext:value-type="float">
            <text:p/>
          </table:table-cell>
          <table:table-cell table:style-name="ce4" table:formula="of:=TRUNC([.$B$2]*(VLOOKUP((([.$A56]+[.E$3])*([.E$1]/100))+[.E$2];[$Sheet2.$A$1:$Sheet2.$C$51];2;1)+VLOOKUP((([.$B56]+[.E$3])*([.E$1]/100))+[.E$2];[$Sheet2.$A$1:$Sheet2.$C$51];2;1))/200;0)" office:value-type="float" office:value="0" calcext:value-type="float">
            <text:p>0</text:p>
          </table:table-cell>
          <table:table-cell table:style-name="ce13" table:formula="of:=VLOOKUP((([.$B56]+[.F$3])*([.F$1]/100))+[.F$2];[$Sheet2.$A$1:$Sheet2.$C$51];3;1)" office:value-type="float" office:value="0" calcext:value-type="float">
            <text:p/>
          </table:table-cell>
          <table:table-cell table:style-name="ce4" table:formula="of:=TRUNC([.$B$2]*(VLOOKUP((([.$A56]+[.G$3])*([.G$1]/100))+[.G$2];[$Sheet2.$A$1:$Sheet2.$C$51];2;1)+VLOOKUP((([.$B56]+[.G$3])*([.G$1]/100))+[.G$2];[$Sheet2.$A$1:$Sheet2.$C$51];2;1))/200;0)" office:value-type="float" office:value="0" calcext:value-type="float">
            <text:p>0</text:p>
          </table:table-cell>
          <table:table-cell table:style-name="ce13" table:formula="of:=VLOOKUP((([.$B56]+[.H$3])*([.H$1]/100))+[.H$2];[$Sheet2.$A$1:$Sheet2.$C$51];3;1)" office:value-type="float" office:value="0" calcext:value-type="float">
            <text:p/>
          </table:table-cell>
          <table:table-cell table:style-name="ce4" table:formula="of:=TRUNC([.$B$2]*(VLOOKUP((([.$A56]+[.I$3])*([.I$1]/100))+[.I$2];[$Sheet2.$A$1:$Sheet2.$C$51];2;1)+VLOOKUP((([.$B56]+[.I$3])*([.I$1]/100))+[.I$2];[$Sheet2.$A$1:$Sheet2.$C$51];2;1))/200;0)" office:value-type="float" office:value="0" calcext:value-type="float">
            <text:p>0</text:p>
          </table:table-cell>
          <table:table-cell table:style-name="ce13" table:formula="of:=VLOOKUP((([.$B56]+[.J$3])*([.J$1]/100))+[.J$2];[$Sheet2.$A$1:$Sheet2.$C$51];3;1)" office:value-type="float" office:value="0" calcext:value-type="float">
            <text:p/>
          </table:table-cell>
          <table:table-cell table:style-name="ce15"/>
          <table:table-cell table:style-name="ce1" table:formula="of:=COM.MICROSOFT.TEXTJOIN(&quot;-&quot;;0;[.A56];[.B56])" office:value-type="string" office:string-value="59-62" calcext:value-type="string">
            <text:p>59-62</text:p>
          </table:table-cell>
          <table:table-cell table:style-name="ce33" table:formula="of:=COM.MICROSOFT.TEXTJOIN(&quot;&quot;;0;[.C56];[.D56])" office:value-type="string" office:string-value="0" calcext:value-type="string">
            <text:p>0</text:p>
          </table:table-cell>
          <table:table-cell table:style-name="ce33" table:formula="of:=COM.MICROSOFT.TEXTJOIN(&quot;&quot;;0;TRUNC([.E56]);[.F56])" office:value-type="string" office:string-value="0" calcext:value-type="string">
            <text:p>0</text:p>
          </table:table-cell>
          <table:table-cell table:style-name="ce1" table:formula="of:=COM.MICROSOFT.TEXTJOIN(&quot;&quot;;0;TRUNC([.G56]);[.H56])" office:value-type="string" office:string-value="0" calcext:value-type="string">
            <text:p>0</text:p>
          </table:table-cell>
          <table:table-cell table:style-name="ce1" table:formula="of:=COM.MICROSOFT.TEXTJOIN(&quot;&quot;;0;TRUNC([.I56]);[.J56])" office:value-type="string" office:string-value="0" calcext:value-type="string">
            <text:p>0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58" calcext:value-type="float">
            <text:p>58</text:p>
          </table:table-cell>
          <table:table-cell table:style-name="ce4" table:formula="of:=TRUNC([.$B$2]*(VLOOKUP((([.$A57]+[.C$3])*([.C$1]/100))+[.C$2];[$Sheet2.$A$1:$Sheet2.$C$51];2;1)+VLOOKUP((([.$B57]+[.C$3])*([.C$1]/100))+[.C$2];[$Sheet2.$A$1:$Sheet2.$C$51];2;1))/200;0)" office:value-type="float" office:value="0" calcext:value-type="float">
            <text:p>0</text:p>
          </table:table-cell>
          <table:table-cell table:style-name="ce13" table:formula="of:=VLOOKUP((([.$B57]+[.D$3])*([.D$1]/100))+[.D$2];[$Sheet2.$A$1:$Sheet2.$C$51];3;1)" office:value-type="float" office:value="0" calcext:value-type="float">
            <text:p/>
          </table:table-cell>
          <table:table-cell table:style-name="ce4" table:formula="of:=TRUNC([.$B$2]*(VLOOKUP((([.$A57]+[.E$3])*([.E$1]/100))+[.E$2];[$Sheet2.$A$1:$Sheet2.$C$51];2;1)+VLOOKUP((([.$B57]+[.E$3])*([.E$1]/100))+[.E$2];[$Sheet2.$A$1:$Sheet2.$C$51];2;1))/200;0)" office:value-type="float" office:value="0" calcext:value-type="float">
            <text:p>0</text:p>
          </table:table-cell>
          <table:table-cell table:style-name="ce13" table:formula="of:=VLOOKUP((([.$B57]+[.F$3])*([.F$1]/100))+[.F$2];[$Sheet2.$A$1:$Sheet2.$C$51];3;1)" office:value-type="float" office:value="0" calcext:value-type="float">
            <text:p/>
          </table:table-cell>
          <table:table-cell table:style-name="ce4" table:formula="of:=TRUNC([.$B$2]*(VLOOKUP((([.$A57]+[.G$3])*([.G$1]/100))+[.G$2];[$Sheet2.$A$1:$Sheet2.$C$51];2;1)+VLOOKUP((([.$B57]+[.G$3])*([.G$1]/100))+[.G$2];[$Sheet2.$A$1:$Sheet2.$C$51];2;1))/200;0)" office:value-type="float" office:value="0" calcext:value-type="float">
            <text:p>0</text:p>
          </table:table-cell>
          <table:table-cell table:style-name="ce13" table:formula="of:=VLOOKUP((([.$B57]+[.H$3])*([.H$1]/100))+[.H$2];[$Sheet2.$A$1:$Sheet2.$C$51];3;1)" office:value-type="float" office:value="0" calcext:value-type="float">
            <text:p/>
          </table:table-cell>
          <table:table-cell table:style-name="ce4" table:formula="of:=TRUNC([.$B$2]*(VLOOKUP((([.$A57]+[.I$3])*([.I$1]/100))+[.I$2];[$Sheet2.$A$1:$Sheet2.$C$51];2;1)+VLOOKUP((([.$B57]+[.I$3])*([.I$1]/100))+[.I$2];[$Sheet2.$A$1:$Sheet2.$C$51];2;1))/200;0)" office:value-type="float" office:value="0" calcext:value-type="float">
            <text:p>0</text:p>
          </table:table-cell>
          <table:table-cell table:style-name="ce13" table:formula="of:=VLOOKUP((([.$B57]+[.J$3])*([.J$1]/100))+[.J$2];[$Sheet2.$A$1:$Sheet2.$C$51];3;1)" office:value-type="float" office:value="0" calcext:value-type="float">
            <text:p/>
          </table:table-cell>
          <table:table-cell table:style-name="ce15"/>
          <table:table-cell table:style-name="ce1" table:formula="of:=COM.MICROSOFT.TEXTJOIN(&quot;-&quot;;0;[.A57];[.B57])" office:value-type="string" office:string-value="55-58" calcext:value-type="string">
            <text:p>55-58</text:p>
          </table:table-cell>
          <table:table-cell table:style-name="ce33" table:formula="of:=COM.MICROSOFT.TEXTJOIN(&quot;&quot;;0;[.C57];[.D57])" office:value-type="string" office:string-value="0" calcext:value-type="string">
            <text:p>0</text:p>
          </table:table-cell>
          <table:table-cell table:style-name="ce33" table:formula="of:=COM.MICROSOFT.TEXTJOIN(&quot;&quot;;0;TRUNC([.E57]);[.F57])" office:value-type="string" office:string-value="0" calcext:value-type="string">
            <text:p>0</text:p>
          </table:table-cell>
          <table:table-cell table:style-name="ce1" table:formula="of:=COM.MICROSOFT.TEXTJOIN(&quot;&quot;;0;TRUNC([.G57]);[.H57])" office:value-type="string" office:string-value="0" calcext:value-type="string">
            <text:p>0</text:p>
          </table:table-cell>
          <table:table-cell table:style-name="ce1" table:formula="of:=COM.MICROSOFT.TEXTJOIN(&quot;&quot;;0;TRUNC([.I57]);[.J57])" office:value-type="string" office:string-value="0" calcext:value-type="string">
            <text:p>0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4" table:formula="of:=TRUNC([.$B$2]*(VLOOKUP((([.$A58]+[.C$3])*([.C$1]/100))+[.C$2];[$Sheet2.$A$1:$Sheet2.$C$51];2;1)+VLOOKUP((([.$B58]+[.C$3])*([.C$1]/100))+[.C$2];[$Sheet2.$A$1:$Sheet2.$C$51];2;1))/200;0)" office:value-type="float" office:value="0" calcext:value-type="float">
            <text:p>0</text:p>
          </table:table-cell>
          <table:table-cell table:style-name="ce13" table:formula="of:=VLOOKUP((([.$B58]+[.D$3])*([.D$1]/100))+[.D$2];[$Sheet2.$A$1:$Sheet2.$C$51];3;1)" office:value-type="float" office:value="0" calcext:value-type="float">
            <text:p/>
          </table:table-cell>
          <table:table-cell table:style-name="ce4" table:formula="of:=TRUNC([.$B$2]*(VLOOKUP((([.$A58]+[.E$3])*([.E$1]/100))+[.E$2];[$Sheet2.$A$1:$Sheet2.$C$51];2;1)+VLOOKUP((([.$B58]+[.E$3])*([.E$1]/100))+[.E$2];[$Sheet2.$A$1:$Sheet2.$C$51];2;1))/200;0)" office:value-type="float" office:value="0" calcext:value-type="float">
            <text:p>0</text:p>
          </table:table-cell>
          <table:table-cell table:style-name="ce13" table:formula="of:=VLOOKUP((([.$B58]+[.F$3])*([.F$1]/100))+[.F$2];[$Sheet2.$A$1:$Sheet2.$C$51];3;1)" office:value-type="float" office:value="0" calcext:value-type="float">
            <text:p/>
          </table:table-cell>
          <table:table-cell table:style-name="ce4" table:formula="of:=TRUNC([.$B$2]*(VLOOKUP((([.$A58]+[.G$3])*([.G$1]/100))+[.G$2];[$Sheet2.$A$1:$Sheet2.$C$51];2;1)+VLOOKUP((([.$B58]+[.G$3])*([.G$1]/100))+[.G$2];[$Sheet2.$A$1:$Sheet2.$C$51];2;1))/200;0)" office:value-type="float" office:value="0" calcext:value-type="float">
            <text:p>0</text:p>
          </table:table-cell>
          <table:table-cell table:style-name="ce13" table:formula="of:=VLOOKUP((([.$B58]+[.H$3])*([.H$1]/100))+[.H$2];[$Sheet2.$A$1:$Sheet2.$C$51];3;1)" office:value-type="float" office:value="0" calcext:value-type="float">
            <text:p/>
          </table:table-cell>
          <table:table-cell table:style-name="ce4" table:formula="of:=TRUNC([.$B$2]*(VLOOKUP((([.$A58]+[.I$3])*([.I$1]/100))+[.I$2];[$Sheet2.$A$1:$Sheet2.$C$51];2;1)+VLOOKUP((([.$B58]+[.I$3])*([.I$1]/100))+[.I$2];[$Sheet2.$A$1:$Sheet2.$C$51];2;1))/200;0)" office:value-type="float" office:value="0" calcext:value-type="float">
            <text:p>0</text:p>
          </table:table-cell>
          <table:table-cell table:style-name="ce13" table:formula="of:=VLOOKUP((([.$B58]+[.J$3])*([.J$1]/100))+[.J$2];[$Sheet2.$A$1:$Sheet2.$C$51];3;1)" office:value-type="float" office:value="0" calcext:value-type="float">
            <text:p/>
          </table:table-cell>
          <table:table-cell table:style-name="ce15"/>
          <table:table-cell table:style-name="ce1" table:formula="of:=COM.MICROSOFT.TEXTJOIN(&quot;-&quot;;0;[.A58];[.B58])" office:value-type="string" office:string-value="51-54" calcext:value-type="string">
            <text:p>51-54</text:p>
          </table:table-cell>
          <table:table-cell table:style-name="ce33" table:formula="of:=COM.MICROSOFT.TEXTJOIN(&quot;&quot;;0;[.C58];[.D58])" office:value-type="string" office:string-value="0" calcext:value-type="string">
            <text:p>0</text:p>
          </table:table-cell>
          <table:table-cell table:style-name="ce33" table:formula="of:=COM.MICROSOFT.TEXTJOIN(&quot;&quot;;0;TRUNC([.E58]);[.F58])" office:value-type="string" office:string-value="0" calcext:value-type="string">
            <text:p>0</text:p>
          </table:table-cell>
          <table:table-cell table:style-name="ce1" table:formula="of:=COM.MICROSOFT.TEXTJOIN(&quot;&quot;;0;TRUNC([.G58]);[.H58])" office:value-type="string" office:string-value="0" calcext:value-type="string">
            <text:p>0</text:p>
          </table:table-cell>
          <table:table-cell table:style-name="ce1" table:formula="of:=COM.MICROSOFT.TEXTJOIN(&quot;&quot;;0;TRUNC([.I58]);[.J58])" office:value-type="string" office:string-value="0" calcext:value-type="string">
            <text:p>0</text:p>
          </table:table-cell>
          <table:table-cell table:style-name="ce15" table:number-columns-repeated="50"/>
          <table:table-cell table:number-columns-repeated="95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50" calcext:value-type="float">
            <text:p>50</text:p>
          </table:table-cell>
          <table:table-cell table:style-name="ce4" table:formula="of:=TRUNC([.$B$2]*(VLOOKUP((([.$A59]+[.C$3])*([.C$1]/100))+[.C$2];[$Sheet2.$A$1:$Sheet2.$C$51];2;1)+VLOOKUP((([.$B59]+[.C$3])*([.C$1]/100))+[.C$2];[$Sheet2.$A$1:$Sheet2.$C$51];2;1))/200;0)" office:value-type="float" office:value="0" calcext:value-type="float">
            <text:p>0</text:p>
          </table:table-cell>
          <table:table-cell table:style-name="ce13" table:formula="of:=VLOOKUP((([.$B59]+[.D$3])*([.D$1]/100))+[.D$2];[$Sheet2.$A$1:$Sheet2.$C$51];3;1)" office:value-type="float" office:value="0" calcext:value-type="float">
            <text:p/>
          </table:table-cell>
          <table:table-cell table:style-name="ce4" table:formula="of:=TRUNC([.$B$2]*(VLOOKUP((([.$A59]+[.E$3])*([.E$1]/100))+[.E$2];[$Sheet2.$A$1:$Sheet2.$C$51];2;1)+VLOOKUP((([.$B59]+[.E$3])*([.E$1]/100))+[.E$2];[$Sheet2.$A$1:$Sheet2.$C$51];2;1))/200;0)" office:value-type="float" office:value="0" calcext:value-type="float">
            <text:p>0</text:p>
          </table:table-cell>
          <table:table-cell table:style-name="ce13" table:formula="of:=VLOOKUP((([.$B59]+[.F$3])*([.F$1]/100))+[.F$2];[$Sheet2.$A$1:$Sheet2.$C$51];3;1)" office:value-type="float" office:value="0" calcext:value-type="float">
            <text:p/>
          </table:table-cell>
          <table:table-cell table:style-name="ce4" table:formula="of:=TRUNC([.$B$2]*(VLOOKUP((([.$A59]+[.G$3])*([.G$1]/100))+[.G$2];[$Sheet2.$A$1:$Sheet2.$C$51];2;1)+VLOOKUP((([.$B59]+[.G$3])*([.G$1]/100))+[.G$2];[$Sheet2.$A$1:$Sheet2.$C$51];2;1))/200;0)" office:value-type="float" office:value="0" calcext:value-type="float">
            <text:p>0</text:p>
          </table:table-cell>
          <table:table-cell table:style-name="ce13" table:formula="of:=VLOOKUP((([.$B59]+[.H$3])*([.H$1]/100))+[.H$2];[$Sheet2.$A$1:$Sheet2.$C$51];3;1)" office:value-type="float" office:value="0" calcext:value-type="float">
            <text:p/>
          </table:table-cell>
          <table:table-cell table:style-name="ce4" table:formula="of:=TRUNC([.$B$2]*(VLOOKUP((([.$A59]+[.I$3])*([.I$1]/100))+[.I$2];[$Sheet2.$A$1:$Sheet2.$C$51];2;1)+VLOOKUP((([.$B59]+[.I$3])*([.I$1]/100))+[.I$2];[$Sheet2.$A$1:$Sheet2.$C$51];2;1))/200;0)" office:value-type="float" office:value="0" calcext:value-type="float">
            <text:p>0</text:p>
          </table:table-cell>
          <table:table-cell table:style-name="ce13" table:formula="of:=VLOOKUP((([.$B59]+[.J$3])*([.J$1]/100))+[.J$2];[$Sheet2.$A$1:$Sheet2.$C$51];3;1)" office:value-type="float" office:value="0" calcext:value-type="float">
            <text:p/>
          </table:table-cell>
          <table:table-cell table:style-name="ce15"/>
          <table:table-cell table:style-name="ce1" table:formula="of:=COM.MICROSOFT.TEXTJOIN(&quot;-&quot;;0;[.A59];[.B59])" office:value-type="string" office:string-value="47-50" calcext:value-type="string">
            <text:p>47-50</text:p>
          </table:table-cell>
          <table:table-cell table:style-name="ce33" table:formula="of:=COM.MICROSOFT.TEXTJOIN(&quot;&quot;;0;[.C59];[.D59])" office:value-type="string" office:string-value="0" calcext:value-type="string">
            <text:p>0</text:p>
          </table:table-cell>
          <table:table-cell table:style-name="ce33" table:formula="of:=COM.MICROSOFT.TEXTJOIN(&quot;&quot;;0;TRUNC([.E59]);[.F59])" office:value-type="string" office:string-value="0" calcext:value-type="string">
            <text:p>0</text:p>
          </table:table-cell>
          <table:table-cell table:style-name="ce1" table:formula="of:=COM.MICROSOFT.TEXTJOIN(&quot;&quot;;0;TRUNC([.G59]);[.H59])" office:value-type="string" office:string-value="0" calcext:value-type="string">
            <text:p>0</text:p>
          </table:table-cell>
          <table:table-cell table:style-name="ce1" table:formula="of:=COM.MICROSOFT.TEXTJOIN(&quot;&quot;;0;TRUNC([.I59]);[.J59])" office:value-type="string" office:string-value="0" calcext:value-type="string">
            <text:p>0</text:p>
          </table:table-cell>
          <table:table-cell table:style-name="ce15" table:number-columns-repeated="50"/>
          <table:table-cell table:number-columns-repeated="958"/>
        </table:table-row>
        <table:table-row table:style-name="ro1" table:number-rows-repeated="87">
          <table:table-cell table:style-name="ce1" table:number-columns-repeated="2"/>
          <table:table-cell table:style-name="ce4" table:number-columns-repeated="8"/>
          <table:table-cell table:style-name="ce15"/>
          <table:table-cell table:style-name="ce1" table:number-columns-repeated="5"/>
          <table:table-cell table:style-name="ce15" table:number-columns-repeated="50"/>
          <table:table-cell table:number-columns-repeated="958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J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.00.0000</text:date>, <text:time style:data-style-name="N2" text:time-value="22:09:02.186176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3.2$Linux_X86_64 LibreOffice_project/747b5d0ebf89f41c860ec2a39efd7cb15b54f2d8</meta:generator>
    <meta:initial-creator/>
    <meta:creation-date/>
    <meta:editing-cycles>5</meta:editing-cycles>
    <meta:editing-duration>PT1H50M35S</meta:editing-duration>
    <dc:date>2020-05-10T22:59:49.707741490</dc:date>
    <dc:creator>Alfred Reibenschuh</dc:creator>
    <meta:document-statistic meta:table-count="3" meta:cell-count="1315" meta:object-count="0"/>
  </office:meta>
</office:document-meta>
</file>